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417in"/>
    </style:style>
    <style:style style:name="co2" style:family="table-column">
      <style:table-column-properties fo:break-before="auto" style:column-width="0.672in"/>
    </style:style>
    <style:style style:name="co3" style:family="table-column">
      <style:table-column-properties fo:break-before="auto" style:column-width="1.2189in"/>
    </style:style>
    <style:style style:name="co4" style:family="table-column">
      <style:table-column-properties fo:break-before="auto" style:column-width="0.7091in"/>
    </style:style>
    <style:style style:name="co5" style:family="table-column">
      <style:table-column-properties fo:break-before="auto" style:column-width="2.0165in"/>
    </style:style>
    <style:style style:name="co6" style:family="table-column">
      <style:table-column-properties fo:break-before="auto" style:column-width="1.5071in"/>
    </style:style>
    <style:style style:name="co7" style:family="table-column">
      <style:table-column-properties fo:break-before="auto" style:column-width="3.7453in"/>
    </style:style>
    <style:style style:name="ro1" style:family="table-row">
      <style:table-row-properties style:row-height="0.9791in" fo:break-before="auto" style:use-optimal-row-height="false"/>
    </style:style>
    <style:style style:name="ro2" style:family="table-row">
      <style:table-row-properties style:row-height="0.2134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1953in" fo:break-before="auto" style:use-optimal-row-height="true"/>
    </style:style>
    <style:style style:name="ta1" style:family="table" style:master-page-name="PageStyle_5f_Sheet1">
      <style:table-properties table:display="true" style:writing-mode="lr-tb"/>
    </style:style>
    <number:number-style style:name="N8061" number:language="en" number:country="US">
      <number:scientific-number number:decimal-places="2" number:min-integer-digits="1" number:min-exponent-digits="2"/>
    </number:number-style>
    <style:style style:name="ce1" style:family="table-cell" style:parent-style-name="Excel_20_Built-in_20_Normal">
      <style:table-cell-properties fo:border-bottom="0.0346in solid #000000" style:diagonal-bl-tr="none" style:diagonal-tl-br="none" style:text-align-source="fix" style:repeat-content="false" fo:wrap-option="no-wrap" fo:border-left="0.0346in solid #cccccc" style:direction="ltr" fo:border-right="0.0346in solid #cccccc" style:rotation-angle="0" style:rotation-align="none" style:shrink-to-fit="false" fo:border-top="0.0346in solid #000000" style:vertical-align="bottom"/>
      <style:paragraph-properties fo:text-align="start" fo:margin-left="0in" style:writing-mode="lr-tb"/>
      <style:text-properties fo:color="#000000" style:text-outline="false" style:text-line-through-style="none" style:font-name="Calibri" fo:font-size="12.1000003814697pt" fo:font-style="normal" fo:text-shadow="none" style:text-underline-style="none" fo:font-weight="normal" style:font-size-asian="12.1000003814697pt" style:font-style-asian="normal" style:font-weight-asian="normal" style:font-size-complex="12.1000003814697pt" style:font-style-complex="normal" style:font-weight-complex="normal"/>
    </style:style>
    <style:style style:name="ce2" style:family="table-cell" style:parent-style-name="Excel_20_Built-in_20_Normal">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cccccc" style:rotation-angle="0" style:rotation-align="none" style:shrink-to-fit="false" fo:border-top="0.0346in solid #000000" style:vertical-align="bottom"/>
      <style:paragraph-properties fo:text-align="start" fo:margin-left="0in" style:writing-mode="lr-tb"/>
      <style:text-properties fo:color="#000000" style:text-outline="false" style:text-line-through-style="none" style:font-name="Calibri" fo:font-size="12.1000003814697pt" fo:font-style="normal" fo:text-shadow="none" style:text-underline-style="none" fo:font-weight="normal" style:font-size-asian="12.1000003814697pt" style:font-style-asian="normal" style:font-weight-asian="normal" style:font-size-complex="12.1000003814697pt" style:font-style-complex="normal" style:font-weight-complex="normal"/>
    </style:style>
    <style:style style:name="ce4" style:family="table-cell" style:parent-style-name="Excel_20_Built-in_20_Normal">
      <style:table-cell-properties fo:border-bottom="0.0346in solid #cccccc" style:diagonal-bl-tr="none" style:diagonal-tl-br="none" fo:border-left="none" fo:border-right="0.0346in solid #cccccc" style:rotation-align="none" fo:border-top="none"/>
      <style:text-properties fo:color="#000000" style:text-outline="false" style:text-line-through-style="none" style:font-name="Calibri" fo:font-size="12.1000003814697pt" fo:font-style="normal" fo:text-shadow="none" style:text-underline-style="none" fo:font-weight="normal" style:font-size-asian="12.1000003814697pt" style:font-style-asian="normal" style:font-weight-asian="normal" style:font-size-complex="12.1000003814697pt" style:font-style-complex="normal" style:font-weight-complex="normal"/>
    </style:style>
    <style:style style:name="ce5" style:family="table-cell" style:parent-style-name="Excel_20_Built-in_20_Normal" style:data-style-name="N8061">
      <style:table-cell-properties fo:border-bottom="0.0346in solid #cccccc" style:diagonal-bl-tr="none" style:diagonal-tl-br="none" fo:border-left="none" fo:border-right="0.0346in solid #cccccc" style:rotation-align="none" fo:border-top="none"/>
      <style:text-properties fo:color="#000000" style:text-outline="false" style:text-line-through-style="none" style:font-name="Calibri" fo:font-size="12.1000003814697pt" fo:font-style="normal" fo:text-shadow="none" style:text-underline-style="none" fo:font-weight="normal" style:font-size-asian="12.1000003814697pt" style:font-style-asian="normal" style:font-weight-asian="normal" style:font-size-complex="12.1000003814697pt" style:font-style-complex="normal" style:font-weight-complex="normal"/>
    </style:style>
    <style:style style:name="ce6" style:family="table-cell" style:parent-style-name="Excel_20_Built-in_20_Normal">
      <style:table-cell-properties fo:border-bottom="0.0346in solid #cccccc"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in" style:writing-mode="lr-tb"/>
      <style:text-properties fo:color="#000000" style:text-outline="false" style:text-line-through-style="none" style:font-name="Arial" fo:font-size="8.80000019073486pt" fo:font-style="normal" fo:text-shadow="none" style:text-underline-style="none" fo:font-weight="normal" style:font-size-asian="8.80000019073486pt" style:font-style-asian="normal" style:font-weight-asian="normal" style:font-name-complex="Arial" style:font-size-complex="8.80000019073486pt" style:font-style-complex="normal" style:font-weight-complex="normal"/>
    </style:style>
    <style:style style:name="ce7" style:family="table-cell" style:parent-style-name="Excel_20_Built-in_20_Normal">
      <style:table-cell-properties fo:border-bottom="0.0346in solid #000000" style:diagonal-bl-tr="none" style:diagonal-tl-br="none" style:text-align-source="fix" style:repeat-content="false" fo:wrap-option="no-wrap" fo:border-left="0.0346in solid #cccccc" style:direction="ltr" fo:border-right="0.0346in solid #cccccc" style:rotation-angle="0" style:rotation-align="none" style:shrink-to-fit="false" fo:border-top="0.0346in solid #000000" style:vertical-align="bottom"/>
      <style:paragraph-properties fo:text-align="start" fo:margin-left="0in" style:writing-mode="lr-tb"/>
      <style:text-properties fo:color="#000000" style:text-outline="false" style:text-line-through-style="none" style:font-name="Arial" fo:font-size="8.80000019073486pt" fo:font-style="normal" fo:text-shadow="none" style:text-underline-style="none" fo:font-weight="normal" style:font-size-asian="8.80000019073486pt" style:font-style-asian="normal" style:font-weight-asian="normal" style:font-name-complex="Arial" style:font-size-complex="8.80000019073486pt" style:font-style-complex="normal" style:font-weight-complex="normal"/>
    </style:style>
    <style:style style:name="ce8"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lr-tb"/>
      <style:text-properties fo:color="#000000" style:text-outline="false" style:text-line-through-style="none" style:font-name="Calibri" fo:font-size="12.1000003814697pt" fo:font-style="normal" fo:text-shadow="none" style:text-underline-style="none" fo:font-weight="normal" style:font-size-asian="12.1000003814697pt" style:font-style-asian="normal" style:font-weight-asian="normal" style:font-size-complex="12.1000003814697pt" style:font-style-complex="normal" style:font-weight-complex="normal"/>
    </style:style>
    <style:style style:name="ce9" style:family="table-cell" style:parent-style-name="Excel_20_Built-in_20_Normal" style:data-style-name="N117">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lr-tb"/>
      <style:text-properties fo:color="#000000" style:text-outline="false" style:text-line-through-style="none" style:font-name="Calibri" fo:font-size="12.1000003814697pt" fo:font-style="normal" fo:text-shadow="none" style:text-underline-style="none" fo:font-weight="normal" style:font-size-asian="12.1000003814697pt" style:font-style-asian="normal" style:font-weight-asian="normal" style:font-size-complex="12.1000003814697pt" style:font-style-complex="normal" style:font-weight-complex="normal"/>
    </style:style>
    <style:style style:name="ce1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lr-tb"/>
    </style:style>
    <style:style style:name="ce11"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cccccc" style:rotation-angle="0" style:rotation-align="none" style:shrink-to-fit="false" fo:border-top="0.0346in solid #000000" style:vertical-align="bottom"/>
      <style:paragraph-properties fo:text-align="start" fo:margin-left="0in" style:writing-mode="lr-tb"/>
      <style:text-properties fo:color="#000000" style:text-outline="false" style:text-line-through-style="none" style:font-name="Arial" fo:font-size="8.80000019073486pt" fo:font-style="normal" fo:text-shadow="none" style:text-underline-style="none" fo:font-weight="normal" style:font-size-asian="8.80000019073486pt" style:font-style-asian="normal" style:font-weight-asian="normal" style:font-name-complex="Arial" style:font-size-complex="8.80000019073486pt" style:font-style-complex="normal" style:font-weight-complex="normal"/>
    </style:style>
    <style:style style:name="ce12" style:family="table-cell" style:parent-style-name="Excel_20_Built-in_20_Normal">
      <style:table-cell-properties fo:border-bottom="0.0346in solid #cccccc" style:diagonal-bl-tr="none" style:diagonal-tl-br="none" style:text-align-source="fix" style:repeat-content="false" fo:wrap-option="no-wrap" fo:border-left="none" style:direction="ltr" fo:border-right="0.0346in solid #cccccc" style:rotation-angle="0" style:rotation-align="none" style:shrink-to-fit="false" fo:border-top="none" style:vertical-align="bottom"/>
      <style:paragraph-properties fo:text-align="start" fo:margin-left="0in" style:writing-mode="lr-tb"/>
      <style:text-properties fo:color="#000000" style:text-outline="false" style:text-line-through-style="none" style:font-name="Calibri" fo:font-size="12.1000003814697pt" fo:font-style="normal" fo:text-shadow="none" style:text-underline-style="none" fo:font-weight="normal" style:font-size-asian="12.1000003814697pt" style:font-style-asian="normal" style:font-weight-asian="normal" style:font-size-complex="12.1000003814697pt" style:font-style-complex="normal" style:font-weight-complex="normal"/>
    </style:style>
    <style:style style:name="ce13" style:family="table-cell" style:parent-style-name="Excel_20_Built-in_20_Normal">
      <style:table-cell-properties fo:border-bottom="none" style:diagonal-bl-tr="none" style:diagonal-tl-br="none" style:text-align-source="fix" style:repeat-content="false" fo:background-color="transparent" fo:wrap-option="no-wrap" fo:border-left="none" style:direction="ltr" fo:border-right="0.0346in solid #cccccc" style:rotation-angle="0" style:rotation-align="none" style:shrink-to-fit="false" fo:border-top="none" style:vertical-align="bottom"/>
      <style:paragraph-properties fo:text-align="start" fo:margin-left="0in" style:writing-mode="lr-tb"/>
      <style:text-properties fo:color="#000000" style:text-outline="false" style:text-line-through-style="none" style:font-name="Calibri" fo:font-size="12.1000003814697pt" fo:font-style="normal" fo:text-shadow="none" style:text-underline-style="none" fo:font-weight="normal" style:font-size-asian="12.1000003814697pt" style:font-style-asian="normal" style:font-weight-asian="normal" style:font-size-complex="12.1000003814697pt" style:font-style-complex="normal" style:font-weight-complex="normal"/>
    </style:style>
    <style:style style:name="ce14" style:family="table-cell" style:parent-style-name="Excel_20_Built-in_20_Normal">
      <style:table-cell-properties fo:border-bottom="none" style:diagonal-bl-tr="none" style:diagonal-tl-br="none" fo:background-color="transparent" fo:border-left="none" fo:border-right="0.0346in solid #cccccc" style:rotation-align="none" fo:border-top="none"/>
      <style:text-properties fo:color="#000000" style:text-outline="false" style:text-line-through-style="none" style:font-name="Calibri" fo:font-size="12.1000003814697pt" fo:font-style="normal" fo:text-shadow="none" style:text-underline-style="none" fo:font-weight="normal" style:font-size-asian="12.1000003814697pt" style:font-style-asian="normal" style:font-weight-asian="normal" style:font-size-complex="12.1000003814697pt" style:font-style-complex="normal" style:font-weight-complex="normal"/>
    </style:style>
    <style:style style:name="ce15" style:family="table-cell" style:parent-style-name="Excel_20_Built-in_20_Normal">
      <style:table-cell-properties fo:border-bottom="0.0346in solid #cccccc" style:diagonal-bl-tr="none" style:diagonal-tl-br="none" style:text-align-source="fix" style:repeat-content="false" fo:wrap-option="no-wrap" fo:border-left="none" style:direction="ltr" fo:border-right="0.0346in solid #cccccc" style:rotation-angle="0" style:rotation-align="none" style:shrink-to-fit="false" fo:border-top="none" style:vertical-align="bottom"/>
      <style:paragraph-properties fo:text-align="end" fo:margin-left="0in" style:writing-mode="page"/>
      <style:text-properties fo:color="#000000" style:text-outline="false" style:text-line-through-style="none" style:font-name="Calibri" fo:font-size="12.1000003814697pt" fo:font-style="normal" fo:text-shadow="none" style:text-underline-style="none" fo:font-weight="normal" style:font-size-asian="12.1000003814697pt" style:font-style-asian="normal" style:font-weight-asian="normal" style:font-size-complex="12.1000003814697pt" style:font-style-complex="normal" style:font-weight-complex="normal"/>
    </style:style>
    <style:style style:name="ce16" style:family="table-cell" style:parent-style-name="Excel_20_Built-in_20_Normal">
      <style:table-cell-properties fo:border-bottom="none" style:diagonal-bl-tr="none" style:diagonal-tl-br="none" style:text-align-source="fix" style:repeat-content="false" fo:background-color="transparent" fo:wrap-option="no-wrap" fo:border-left="none" style:direction="ltr" fo:border-right="0.0346in solid #cccccc" style:rotation-angle="0" style:rotation-align="none" style:shrink-to-fit="false" fo:border-top="none" style:vertical-align="bottom"/>
      <style:paragraph-properties fo:text-align="end" fo:margin-left="0in" style:writing-mode="page"/>
      <style:text-properties fo:color="#000000" style:text-outline="false" style:text-line-through-style="none" style:font-name="Calibri" fo:font-size="12.1000003814697pt" fo:font-style="normal" fo:text-shadow="none" style:text-underline-style="none" fo:font-weight="normal" style:font-size-asian="12.1000003814697pt" style:font-style-asian="normal" style:font-weight-asian="normal" style:font-size-complex="12.1000003814697pt" style:font-style-complex="normal" style:font-weight-complex="normal"/>
    </style:style>
    <style:style style:name="ce17" style:family="table-cell" style:parent-style-name="Excel_20_Built-in_20_Normal">
      <style:table-cell-properties fo:border-bottom="0.0346in solid #cccccc"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in" style:writing-mode="lr-tb"/>
      <style:text-properties fo:color="#000000" style:text-outline="false" style:text-line-through-style="none" style:font-name="Calibri" fo:font-size="12.1000003814697pt" fo:font-style="normal" fo:text-shadow="none" style:text-underline-style="none" fo:font-weight="normal" style:font-size-asian="12.1000003814697pt" style:font-style-asian="normal" style:font-weight-asian="normal" style:font-size-complex="12.1000003814697pt" style:font-style-complex="normal" style:font-weight-complex="normal"/>
    </style:style>
    <style:style style:name="ce18"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lr-tb"/>
      <style:text-properties fo:color="#000000" style:text-outline="false" style:text-line-through-style="none" style:font-name="Calibri" fo:font-size="12.1000003814697pt" fo:font-style="normal" fo:text-shadow="none" style:text-underline-style="none" fo:font-weight="normal" style:font-size-asian="12.1000003814697pt" style:font-style-asian="normal" style:font-weight-asian="normal" style:font-size-complex="12.1000003814697pt" style:font-style-complex="normal" style:font-weight-complex="normal"/>
    </style:style>
    <style:style style:name="ce19" style:family="table-cell" style:parent-style-name="Excel_20_Built-in_20_Normal">
      <style:table-cell-properties fo:border-bottom="none" style:diagonal-bl-tr="none" style:diagonal-tl-br="none" style:text-align-source="fix" style:repeat-content="false" fo:background-color="transparent" fo:wrap-option="no-wrap" fo:border-left="none" style:direction="ltr" fo:border-right="0.0346in solid #cccccc" style:rotation-angle="0" style:rotation-align="none" style:shrink-to-fit="false" fo:border-top="none" style:vertical-align="bottom"/>
      <style:paragraph-properties fo:text-align="start" fo:margin-left="0in" style:writing-mode="lr-tb"/>
      <style:text-properties fo:color="#000000" style:text-outline="false" style:text-line-through-style="none" style:font-name="Arial" fo:font-size="8.80000019073486pt" fo:font-style="normal" fo:text-shadow="none" style:text-underline-style="none" fo:font-weight="normal" style:font-size-asian="8.80000019073486pt" style:font-style-asian="normal" style:font-weight-asian="normal" style:font-name-complex="Arial" style:font-size-complex="8.80000019073486pt" style:font-style-complex="normal" style:font-weight-complex="normal"/>
    </style:style>
    <style:style style:name="ce20" style:family="table-cell" style:parent-style-name="Excel_20_Built-in_20_Normal">
      <style:table-cell-properties fo:border-bottom="none" style:diagonal-bl-tr="none" style:diagonal-tl-br="none" style:text-align-source="fix" style:repeat-content="false" fo:background-color="transparent" fo:wrap-option="no-wrap" fo:border-left="0.0346in solid #cccccc" style:direction="ltr" fo:border-right="0.0346in solid #cccccc" style:rotation-angle="0" style:rotation-align="none" style:shrink-to-fit="false" fo:border-top="none" style:vertical-align="bottom"/>
      <style:paragraph-properties fo:text-align="start" fo:margin-left="0in" style:writing-mode="lr-tb"/>
      <style:text-properties fo:color="#000000" style:text-outline="false" style:text-line-through-style="none" style:font-name="Arial" fo:font-size="8.80000019073486pt" fo:font-style="normal" fo:text-shadow="none" style:text-underline-style="none" fo:font-weight="normal" style:font-size-asian="8.80000019073486pt" style:font-style-asian="normal" style:font-weight-asian="normal" style:font-name-complex="Arial" style:font-size-complex="8.80000019073486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2" table:default-cell-style-name="Excel_20_Built-in_20_Normal"/>
        <table:table-column table:style-name="co4" table:default-cell-style-name="ce10"/>
        <table:table-column table:style-name="co5" table:default-cell-style-name="Excel_20_Built-in_20_Normal"/>
        <table:table-column table:style-name="co2" table:number-columns-repeated="4" table:default-cell-style-name="Excel_20_Built-in_20_Normal"/>
        <table:table-column table:style-name="co6" table:default-cell-style-name="Excel_20_Built-in_20_Normal"/>
        <table:table-column table:style-name="co2" table:number-columns-repeated="13" table:default-cell-style-name="Excel_20_Built-in_20_Normal"/>
        <table:table-column table:style-name="co7" table:default-cell-style-name="Excel_20_Built-in_20_Normal"/>
        <table:table-column table:style-name="co2" table:number-columns-repeated="999" table:default-cell-style-name="Excel_20_Built-in_20_Normal"/>
        <table:table-row table:style-name="ro1">
          <table:table-cell table:style-name="ce1" office:value-type="string">
            <text:p>main xml</text:p>
          </table:table-cell>
          <table:table-cell table:style-name="ce3" office:value-type="string">
            <text:p>GUIDs</text:p>
          </table:table-cell>
          <table:table-cell table:style-name="ce1" office:value-type="string">
            <text:p>IMG</text:p>
          </table:table-cell>
          <table:table-cell table:style-name="ce7" office:value-type="string">
            <text:p>Set</text:p>
          </table:table-cell>
          <table:table-cell table:style-name="ce7" office:value-type="string">
            <text:p>Card #</text:p>
          </table:table-cell>
          <table:table-cell table:style-name="ce11" office:value-type="string">
            <text:p>Name</text:p>
          </table:table-cell>
          <table:table-cell table:style-name="ce7" office:value-type="string">
            <text:p>Rarity</text:p>
          </table:table-cell>
          <table:table-cell table:style-name="ce7" office:value-type="string">
            <text:p>Difficulty</text:p>
          </table:table-cell>
          <table:table-cell table:style-name="ce7" office:value-type="string">
            <text:p>Control</text:p>
          </table:table-cell>
          <table:table-cell table:style-name="ce7" office:value-type="string">
            <text:p>Card Type</text:p>
          </table:table-cell>
          <table:table-cell table:style-name="ce7" office:value-type="string">
            <text:p>Resources</text:p>
          </table:table-cell>
          <table:table-cell table:style-name="ce11" office:value-type="string">
            <text:p>Keywords</text:p>
          </table:table-cell>
          <table:table-cell table:style-name="ce7" office:value-type="string">
            <text:p>CardText</text:p>
          </table:table-cell>
          <table:table-cell table:style-name="ce7" office:value-type="string">
            <text:p>Block Mod</text:p>
          </table:table-cell>
          <table:table-cell table:style-name="ce7" office:value-type="string">
            <text:p>Block Location</text:p>
          </table:table-cell>
          <table:table-cell table:style-name="ce7" office:value-type="string">
            <text:p>Attack Speed</text:p>
          </table:table-cell>
          <table:table-cell table:style-name="ce7" office:value-type="string">
            <text:p>Attack Zone</text:p>
          </table:table-cell>
          <table:table-cell table:style-name="ce7" office:value-type="string">
            <text:p>Damage</text:p>
          </table:table-cell>
          <table:table-cell table:style-name="ce7" office:value-type="string">
            <text:p>Split Difficulty</text:p>
          </table:table-cell>
          <table:table-cell table:style-name="ce7" office:value-type="string">
            <text:p>Split Text</text:p>
          </table:table-cell>
          <table:table-cell table:style-name="ce7" office:value-type="string">
            <text:p>Split Keywords</text:p>
          </table:table-cell>
          <table:table-cell table:style-name="ce7" office:value-type="string">
            <text:p>Hand Size</text:p>
          </table:table-cell>
          <table:table-cell table:style-name="ce7" office:value-type="string">
            <text:p>Vitality</text:p>
          </table:table-cell>
          <table:table-cell table:style-name="ce19" office:value-type="string">
            <text:p>Format</text:p>
          </table:table-cell>
          <table:table-cell table:style-name="ce20" office:value-type="string">
            <text:p>Test</text:p>
          </table:table-cell>
          <table:table-cell table:number-columns-repeated="999"/>
        </table:table-row>
        <table:table-row table:style-name="ro2">
          <table:table-cell table:style-name="ce2" table:formula="of:=CONCATENATE(&quot;&lt;card id=~&quot;;[.B2];&quot;~ name=~&quot;;[.F2];&quot;~&gt;&lt;property name=~Difficulty~ value=~&quot;;[.H2];&quot;~ /&gt;&lt;property name=~Rarity~ value=~&quot;;[.G2];&quot;~ /&gt;&lt;property name=~Control~ value=~&quot;;[.I2];&quot;~ /&gt;&lt;property name=~Type~ value=~&quot;;[.J2];&quot;~ /&gt;&lt;property name=~CardText~ value=~&quot;;[.M2];&quot;~ /&gt;&lt;property name=~Resources~ value=~&quot;;[.K2];&quot;~ /&gt;&lt;property name=~Block Modifier~ value=~&quot;;[.N2];&quot;~ /&gt;&lt;property name=~Block Zone~ value=~&quot;;[.O2];&quot;~ /&gt;&lt;property name=~Speed~ value=~&quot;;[.P2];&quot;~ /&gt;&lt;property name=~Attack Zone~ value=~&quot;;[.Q2];&quot;~ /&gt;&lt;property name=~Damage~ value=~&quot;;[.R2];&quot;~ /&gt;&lt;property name=~Hand Size~ value=~&quot;;[.V2];&quot;~ /&gt;&lt;property name=~Vitality~ value=~&quot;;[.W2];&quot;~ /&gt;&lt;property name=~Keywords~ value=~&quot;;[.L2];&quot;~ /&gt;&lt;property name=~Split Difficulty~ value=~&quot;;[.S2];&quot;~ /&gt;&lt;property name=~Split Rules~ value=~&quot;;[.T2];&quot;~ /&gt;&lt;property name=~Split Keywords~ value=~&quot;;[.U2];&quot;~ /&gt;&lt;property name=~Format~ value=~&quot;;[.X2];&quot;~ /&gt;&lt;/card&gt;&quot;)" office:value-type="string" office:string-value="&lt;card id=~dba1dfa2-84df-41f9-8dec-efb6fee550e4~ name=~Basilio San Juan~&gt;&lt;property name=~Difficulty~ value=~6~ /&gt;&lt;property name=~Rarity~ value=~P~ /&gt;&lt;property name=~Control~ value=~6~ /&gt;&lt;property name=~Type~ value=~Character~ /&gt;&lt;property name=~CardText~ value=~First F: Draw 2 cards and discard 3 cards. You may attempt to play 1 attack from your discard pile. If you do, it gets +2 speed.  R[Once per turn]: After your attack deals damage, choose 1 of your opponent's foundations. That card does not ready during their next Ready Step.~ /&gt;&lt;property name=~Resources~ value=~Death Life Water~ /&gt;&lt;property name=~Block Modifier~ value=~0~ /&gt;&lt;property name=~Block Zone~ value=~Mid~ /&gt;&lt;property name=~Speed~ value=~~ /&gt;&lt;property name=~Attack Zone~ value=~~ /&gt;&lt;property name=~Damage~ value=~~ /&gt;&lt;property name=~Hand Size~ value=~5~ /&gt;&lt;property name=~Vitality~ value=~32~ /&gt;&lt;property name=~Keywords~ value=~~ /&gt;&lt;property name=~Split Difficulty~ value=~~ /&gt;&lt;property name=~Split Rules~ value=~~ /&gt;&lt;property name=~Split Keywords~ value=~~ /&gt;&lt;property name=~Format~ value=~Legacy - Extended - Standard~ /&gt;&lt;/card&gt;">
            <text:p>&lt;card id=~dba1dfa2-84df-41f9-8dec-efb6fee550e4~ name=~Basilio San Juan~&gt;&lt;property name=~Difficulty~ value=~6~ /&gt;&lt;property name=~Rarity~ value=~P~ /&gt;&lt;property name=~Control~ value=~6~ /&gt;&lt;property name=~Type~ value=~Character~ /&gt;&lt;property name=~CardText~ value=~First F: Draw 2 cards and discard 3 cards. You may attempt to play 1 attack from your discard pile. If you do, it gets +2 speed. <text:s/>R[Once per turn]: After your attack deals damage, choose 1 of your opponent's foundations. That card does not ready during their next Ready Step.~ /&gt;&lt;property name=~Resources~ value=~Death Life Water~ /&gt;&lt;property name=~Block Modifier~ value=~0~ /&gt;&lt;property name=~Block Zone~ value=~Mid~ /&gt;&lt;property name=~Speed~ value=~~ /&gt;&lt;property name=~Attack Zone~ value=~~ /&gt;&lt;property name=~Damage~ value=~~ /&gt;&lt;property name=~Hand Size~ value=~5~ /&gt;&lt;property name=~Vitality~ value=~32~ /&gt;&lt;property name=~Keywords~ value=~~ /&gt;&lt;property name=~Split Difficulty~ value=~~ /&gt;&lt;property name=~Split Rules~ value=~~ /&gt;&lt;property name=~Split Keywords~ value=~~ /&gt;&lt;property name=~Format~ value=~Legacy - Extended - Standard~ /&gt;&lt;/card&gt;</text:p>
          </table:table-cell>
          <table:table-cell table:style-name="ce4" office:value-type="string">
            <text:p>dba1dfa2-84df-41f9-8dec-efb6fee550e4</text:p>
          </table:table-cell>
          <table:table-cell table:style-name="ce6" table:formula="of:=[.B2]&amp;&quot;.jpg&quot;" office:value-type="string" office:string-value="dba1dfa2-84df-41f9-8dec-efb6fee550e4.jpg">
            <text:p>dba1dfa2-84df-41f9-8dec-efb6fee550e4.jpg</text:p>
          </table:table-cell>
          <table:table-cell table:style-name="ce8" office:value-type="string">
            <text:p>2015P</text:p>
          </table:table-cell>
          <table:table-cell table:style-name="ce9" office:value-type="float" office:value="1">
            <text:p>001</text:p>
          </table:table-cell>
          <table:table-cell table:style-name="ce12" office:value-type="string">
            <text:p>Basilio San Juan</text:p>
          </table:table-cell>
          <table:table-cell table:style-name="ce4" office:value-type="string">
            <text:p>P</text:p>
          </table:table-cell>
          <table:table-cell table:number-columns-repeated="2" table:style-name="ce15" office:value-type="float" office:value="6">
            <text:p>6</text:p>
          </table:table-cell>
          <table:table-cell table:style-name="ce17" office:value-type="string">
            <text:p>Character</text:p>
          </table:table-cell>
          <table:table-cell table:style-name="ce8" office:value-type="string">
            <text:p>Death Life Water</text:p>
          </table:table-cell>
          <table:table-cell table:style-name="ce4"/>
          <table:table-cell table:style-name="ce4" office:value-type="string">
            <text:p>First F: Draw 2 cards and discard 3 cards. You may attempt to play 1 attack from your discard pile. If you do, it gets +2 speed. <text:s/>R[Once per turn]: After your attack deals damage, choose 1 of your opponent's foundations. That card does not ready during their next Ready Step.</text:p>
          </table:table-cell>
          <table:table-cell table:style-name="ce15" office:value-type="float" office:value="0">
            <text:p>0</text:p>
          </table:table-cell>
          <table:table-cell table:style-name="ce12" office:value-type="string">
            <text:p>Mid</text:p>
          </table:table-cell>
          <table:table-cell table:number-columns-repeated="6" table:style-name="ce4"/>
          <table:table-cell table:style-name="ce15" office:value-type="float" office:value="5">
            <text:p>5</text:p>
          </table:table-cell>
          <table:table-cell table:style-name="ce15" office:value-type="float" office:value="32">
            <text:p>32</text:p>
          </table:table-cell>
          <table:table-cell office:value-type="string">
            <text:p>Legacy - Extended - Standard</text:p>
          </table:table-cell>
          <table:table-cell table:formula="of:=[.E2]&amp;&quot;.jpg|&quot;&amp;[.C2]" office:value-type="string" office:string-value="1.jpg|dba1dfa2-84df-41f9-8dec-efb6fee550e4.jpg">
            <text:p>1.jpg|dba1dfa2-84df-41f9-8dec-efb6fee550e4.jpg</text:p>
          </table:table-cell>
          <table:table-cell table:number-columns-repeated="999"/>
        </table:table-row>
        <table:table-row table:style-name="ro2">
          <table:table-cell table:style-name="ce2" table:formula="of:=CONCATENATE(&quot;&lt;card id=~&quot;;[.B3];&quot;~ name=~&quot;;[.F3];&quot;~&gt;&lt;property name=~Difficulty~ value=~&quot;;[.H3];&quot;~ /&gt;&lt;property name=~Rarity~ value=~&quot;;[.G3];&quot;~ /&gt;&lt;property name=~Control~ value=~&quot;;[.I3];&quot;~ /&gt;&lt;property name=~Type~ value=~&quot;;[.J3];&quot;~ /&gt;&lt;property name=~CardText~ value=~&quot;;[.M3];&quot;~ /&gt;&lt;property name=~Resources~ value=~&quot;;[.K3];&quot;~ /&gt;&lt;property name=~Block Modifier~ value=~&quot;;[.N3];&quot;~ /&gt;&lt;property name=~Block Zone~ value=~&quot;;[.O3];&quot;~ /&gt;&lt;property name=~Speed~ value=~&quot;;[.P3];&quot;~ /&gt;&lt;property name=~Attack Zone~ value=~&quot;;[.Q3];&quot;~ /&gt;&lt;property name=~Damage~ value=~&quot;;[.R3];&quot;~ /&gt;&lt;property name=~Hand Size~ value=~&quot;;[.V3];&quot;~ /&gt;&lt;property name=~Vitality~ value=~&quot;;[.W3];&quot;~ /&gt;&lt;property name=~Keywords~ value=~&quot;;[.L3];&quot;~ /&gt;&lt;property name=~Split Difficulty~ value=~&quot;;[.S3];&quot;~ /&gt;&lt;property name=~Split Rules~ value=~&quot;;[.T3];&quot;~ /&gt;&lt;property name=~Split Keywords~ value=~&quot;;[.U3];&quot;~ /&gt;&lt;property name=~Format~ value=~&quot;;[.X3];&quot;~ /&gt;&lt;/card&gt;&quot;)" office:value-type="string" office:string-value="&lt;card id=~e559dbdd-f82f-41f2-9dde-053543295ec7~ name=~Jeremy Ray~&gt;&lt;property name=~Difficulty~ value=~6~ /&gt;&lt;property name=~Rarity~ value=~P~ /&gt;&lt;property name=~Control~ value=~6~ /&gt;&lt;property name=~Type~ value=~Character~ /&gt;&lt;property name=~CardText~ value=~First F: Reveal the top card of your deck. You may add it to the bottom of your deck. If you do not, and it is an asset or foundation, you may play it.  R [Once per turn] Commit 1 foundation: After an attack deals damage, add 1 non-action card from your card pool to your hand.~ /&gt;&lt;property name=~Resources~ value=~All Good Order~ /&gt;&lt;property name=~Block Modifier~ value=~0~ /&gt;&lt;property name=~Block Zone~ value=~Mid~ /&gt;&lt;property name=~Speed~ value=~~ /&gt;&lt;property name=~Attack Zone~ value=~~ /&gt;&lt;property name=~Damage~ value=~~ /&gt;&lt;property name=~Hand Size~ value=~5~ /&gt;&lt;property name=~Vitality~ value=~33~ /&gt;&lt;property name=~Keywords~ value=~~ /&gt;&lt;property name=~Split Difficulty~ value=~~ /&gt;&lt;property name=~Split Rules~ value=~~ /&gt;&lt;property name=~Split Keywords~ value=~~ /&gt;&lt;property name=~Format~ value=~Legacy - Extended - Standard~ /&gt;&lt;/card&gt;">
            <text:p>&lt;card id=~e559dbdd-f82f-41f2-9dde-053543295ec7~ name=~Jeremy Ray~&gt;&lt;property name=~Difficulty~ value=~6~ /&gt;&lt;property name=~Rarity~ value=~P~ /&gt;&lt;property name=~Control~ value=~6~ /&gt;&lt;property name=~Type~ value=~Character~ /&gt;&lt;property name=~CardText~ value=~First F: Reveal the top card of your deck. You may add it to the bottom of your deck. If you do not, and it is an asset or foundation, you may play it. <text:s/>R [Once per turn] Commit 1 foundation: After an attack deals damage, add 1 non-action card from your card pool to your hand.~ /&gt;&lt;property name=~Resources~ value=~All Good Order~ /&gt;&lt;property name=~Block Modifier~ value=~0~ /&gt;&lt;property name=~Block Zone~ value=~Mid~ /&gt;&lt;property name=~Speed~ value=~~ /&gt;&lt;property name=~Attack Zone~ value=~~ /&gt;&lt;property name=~Damage~ value=~~ /&gt;&lt;property name=~Hand Size~ value=~5~ /&gt;&lt;property name=~Vitality~ value=~33~ /&gt;&lt;property name=~Keywords~ value=~~ /&gt;&lt;property name=~Split Difficulty~ value=~~ /&gt;&lt;property name=~Split Rules~ value=~~ /&gt;&lt;property name=~Split Keywords~ value=~~ /&gt;&lt;property name=~Format~ value=~Legacy - Extended - Standard~ /&gt;&lt;/card&gt;</text:p>
          </table:table-cell>
          <table:table-cell table:style-name="ce4" office:value-type="string">
            <text:p>e559dbdd-f82f-41f2-9dde-053543295ec7</text:p>
          </table:table-cell>
          <table:table-cell table:style-name="ce6" table:formula="of:=[.B3]&amp;&quot;.jpg&quot;" office:value-type="string" office:string-value="e559dbdd-f82f-41f2-9dde-053543295ec7.jpg">
            <text:p>e559dbdd-f82f-41f2-9dde-053543295ec7.jpg</text:p>
          </table:table-cell>
          <table:table-cell table:style-name="ce8" office:value-type="string">
            <text:p>2015P</text:p>
          </table:table-cell>
          <table:table-cell table:style-name="ce9" office:value-type="float" office:value="2">
            <text:p>002</text:p>
          </table:table-cell>
          <table:table-cell table:style-name="ce12" office:value-type="string">
            <text:p>Jeremy Ray</text:p>
          </table:table-cell>
          <table:table-cell table:style-name="ce4" office:value-type="string">
            <text:p>P</text:p>
          </table:table-cell>
          <table:table-cell table:number-columns-repeated="2" table:style-name="ce15" office:value-type="float" office:value="6">
            <text:p>6</text:p>
          </table:table-cell>
          <table:table-cell table:style-name="ce17" office:value-type="string">
            <text:p>Character</text:p>
          </table:table-cell>
          <table:table-cell table:style-name="ce8" office:value-type="string">
            <text:p>All Good Order</text:p>
          </table:table-cell>
          <table:table-cell table:style-name="ce4"/>
          <table:table-cell table:style-name="ce4" office:value-type="string">
            <text:p>First F: Reveal the top card of your deck. You may add it to the bottom of your deck. If you do not, and it is an asset or foundation, you may play it. <text:s/>R [Once per turn] Commit 1 foundation: After an attack deals damage, add 1 non-action card from your card pool to your hand.</text:p>
          </table:table-cell>
          <table:table-cell table:style-name="ce15" office:value-type="float" office:value="0">
            <text:p>0</text:p>
          </table:table-cell>
          <table:table-cell table:style-name="ce12" office:value-type="string">
            <text:p>Mid</text:p>
          </table:table-cell>
          <table:table-cell table:number-columns-repeated="6" table:style-name="ce4"/>
          <table:table-cell table:style-name="ce4" office:value-type="float" office:value="5">
            <text:p>5</text:p>
          </table:table-cell>
          <table:table-cell table:style-name="ce4" office:value-type="float" office:value="33">
            <text:p>33</text:p>
          </table:table-cell>
          <table:table-cell office:value-type="string">
            <text:p>Legacy - Extended - Standard</text:p>
          </table:table-cell>
          <table:table-cell table:formula="of:=[.E3]&amp;&quot;.jpg|&quot;&amp;[.C3]" office:value-type="string" office:string-value="2.jpg|e559dbdd-f82f-41f2-9dde-053543295ec7.jpg">
            <text:p>2.jpg|e559dbdd-f82f-41f2-9dde-053543295ec7.jpg</text:p>
          </table:table-cell>
          <table:table-cell table:number-columns-repeated="999"/>
        </table:table-row>
        <table:table-row table:style-name="ro2">
          <table:table-cell table:style-name="ce2" table:formula="of:=CONCATENATE(&quot;&lt;card id=~&quot;;[.B4];&quot;~ name=~&quot;;[.F4];&quot;~&gt;&lt;property name=~Difficulty~ value=~&quot;;[.H4];&quot;~ /&gt;&lt;property name=~Rarity~ value=~&quot;;[.G4];&quot;~ /&gt;&lt;property name=~Control~ value=~&quot;;[.I4];&quot;~ /&gt;&lt;property name=~Type~ value=~&quot;;[.J4];&quot;~ /&gt;&lt;property name=~CardText~ value=~&quot;;[.M4];&quot;~ /&gt;&lt;property name=~Resources~ value=~&quot;;[.K4];&quot;~ /&gt;&lt;property name=~Block Modifier~ value=~&quot;;[.N4];&quot;~ /&gt;&lt;property name=~Block Zone~ value=~&quot;;[.O4];&quot;~ /&gt;&lt;property name=~Speed~ value=~&quot;;[.P4];&quot;~ /&gt;&lt;property name=~Attack Zone~ value=~&quot;;[.Q4];&quot;~ /&gt;&lt;property name=~Damage~ value=~&quot;;[.R4];&quot;~ /&gt;&lt;property name=~Hand Size~ value=~&quot;;[.V4];&quot;~ /&gt;&lt;property name=~Vitality~ value=~&quot;;[.W4];&quot;~ /&gt;&lt;property name=~Keywords~ value=~&quot;;[.L4];&quot;~ /&gt;&lt;property name=~Split Difficulty~ value=~&quot;;[.S4];&quot;~ /&gt;&lt;property name=~Split Rules~ value=~&quot;;[.T4];&quot;~ /&gt;&lt;property name=~Split Keywords~ value=~&quot;;[.U4];&quot;~ /&gt;&lt;property name=~Format~ value=~&quot;;[.X4];&quot;~ /&gt;&lt;/card&gt;&quot;)" office:value-type="string" office:string-value="&lt;card id=~9e0fcf80-da36-44ea-9558-670af0a3e2e9~ name=~The Golden Ticket~&gt;&lt;property name=~Difficulty~ value=~3~ /&gt;&lt;property name=~Rarity~ value=~P~ /&gt;&lt;property name=~Control~ value=~5~ /&gt;&lt;property name=~Type~ value=~Asset~ /&gt;&lt;property name=~CardText~ value=~F Commit: If the next card you attempt to play this turn is an attack, your checks get +1 for the rest of this turn.  F [Once per turn] Discard 1 momentum: For the rest of this turn, whenever 1 of your attacks deals damage, your opponent commits 1 foundation.~ /&gt;&lt;property name=~Resources~ value=~All Chaos Evil Order~ /&gt;&lt;property name=~Block Modifier~ value=~2~ /&gt;&lt;property name=~Block Zone~ value=~Low~ /&gt;&lt;property name=~Speed~ value=~~ /&gt;&lt;property name=~Attack Zone~ value=~~ /&gt;&lt;property name=~Damage~ value=~~ /&gt;&lt;property name=~Hand Size~ value=~~ /&gt;&lt;property name=~Vitality~ value=~~ /&gt;&lt;property name=~Keywords~ value=~Unique~ /&gt;&lt;property name=~Split Difficulty~ value=~~ /&gt;&lt;property name=~Split Rules~ value=~~ /&gt;&lt;property name=~Split Keywords~ value=~~ /&gt;&lt;property name=~Format~ value=~Legacy - Extended - Standard~ /&gt;&lt;/card&gt;">
            <text:p>&lt;card id=~9e0fcf80-da36-44ea-9558-670af0a3e2e9~ name=~The Golden Ticket~&gt;&lt;property name=~Difficulty~ value=~3~ /&gt;&lt;property name=~Rarity~ value=~P~ /&gt;&lt;property name=~Control~ value=~5~ /&gt;&lt;property name=~Type~ value=~Asset~ /&gt;&lt;property name=~CardText~ value=~F Commit: If the next card you attempt to play this turn is an attack, your checks get +1 for the rest of this turn. <text:s/>F [Once per turn] Discard 1 momentum: For the rest of this turn, whenever 1 of your attacks deals damage, your opponent commits 1 foundation.~ /&gt;&lt;property name=~Resources~ value=~All Chaos Evil Order~ /&gt;&lt;property name=~Block Modifier~ value=~2~ /&gt;&lt;property name=~Block Zone~ value=~Low~ /&gt;&lt;property name=~Speed~ value=~~ /&gt;&lt;property name=~Attack Zone~ value=~~ /&gt;&lt;property name=~Damage~ value=~~ /&gt;&lt;property name=~Hand Size~ value=~~ /&gt;&lt;property name=~Vitality~ value=~~ /&gt;&lt;property name=~Keywords~ value=~Unique~ /&gt;&lt;property name=~Split Difficulty~ value=~~ /&gt;&lt;property name=~Split Rules~ value=~~ /&gt;&lt;property name=~Split Keywords~ value=~~ /&gt;&lt;property name=~Format~ value=~Legacy - Extended - Standard~ /&gt;&lt;/card&gt;</text:p>
          </table:table-cell>
          <table:table-cell table:style-name="ce4" office:value-type="string">
            <text:p>9e0fcf80-da36-44ea-9558-670af0a3e2e9</text:p>
          </table:table-cell>
          <table:table-cell table:style-name="ce6" table:formula="of:=[.B4]&amp;&quot;.jpg&quot;" office:value-type="string" office:string-value="9e0fcf80-da36-44ea-9558-670af0a3e2e9.jpg">
            <text:p>9e0fcf80-da36-44ea-9558-670af0a3e2e9.jpg</text:p>
          </table:table-cell>
          <table:table-cell table:style-name="ce8" office:value-type="string">
            <text:p>2015P</text:p>
          </table:table-cell>
          <table:table-cell table:style-name="ce9" office:value-type="float" office:value="3">
            <text:p>003</text:p>
          </table:table-cell>
          <table:table-cell table:style-name="ce12" office:value-type="string">
            <text:p>The Golden Ticket</text:p>
          </table:table-cell>
          <table:table-cell table:style-name="ce4" office:value-type="string">
            <text:p>P</text:p>
          </table:table-cell>
          <table:table-cell table:style-name="ce15" office:value-type="float" office:value="3">
            <text:p>3</text:p>
          </table:table-cell>
          <table:table-cell table:style-name="ce15" office:value-type="float" office:value="5">
            <text:p>5</text:p>
          </table:table-cell>
          <table:table-cell table:style-name="ce17" office:value-type="string">
            <text:p>Asset</text:p>
          </table:table-cell>
          <table:table-cell table:style-name="ce8" office:value-type="string">
            <text:p>All Chaos Evil Order</text:p>
          </table:table-cell>
          <table:table-cell table:style-name="ce4" office:value-type="string">
            <text:p>Unique</text:p>
          </table:table-cell>
          <table:table-cell table:style-name="ce4" office:value-type="string">
            <text:p>F Commit: If the next card you attempt to play this turn is an attack, your checks get +1 for the rest of this turn. <text:s/>F [Once per turn] Discard 1 momentum: For the rest of this turn, whenever 1 of your attacks deals damage, your opponent commits 1 foundation.</text:p>
          </table:table-cell>
          <table:table-cell table:style-name="ce15" office:value-type="float" office:value="2">
            <text:p>2</text:p>
          </table:table-cell>
          <table:table-cell table:style-name="ce12" office:value-type="string">
            <text:p>Low</text:p>
          </table:table-cell>
          <table:table-cell table:style-name="ce15"/>
          <table:table-cell table:style-name="ce12"/>
          <table:table-cell table:style-name="ce15"/>
          <table:table-cell table:number-columns-repeated="5" table:style-name="ce4"/>
          <table:table-cell office:value-type="string">
            <text:p>Legacy - Extended - Standard</text:p>
          </table:table-cell>
          <table:table-cell table:formula="of:=[.E4]&amp;&quot;.jpg|&quot;&amp;[.C4]" office:value-type="string" office:string-value="3.jpg|9e0fcf80-da36-44ea-9558-670af0a3e2e9.jpg">
            <text:p>3.jpg|9e0fcf80-da36-44ea-9558-670af0a3e2e9.jpg</text:p>
          </table:table-cell>
          <table:table-cell table:number-columns-repeated="999"/>
        </table:table-row>
        <table:table-row table:style-name="ro2">
          <table:table-cell table:style-name="ce2" table:formula="of:=CONCATENATE(&quot;&lt;card id=~&quot;;[.B5];&quot;~ name=~&quot;;[.F5];&quot;~&gt;&lt;property name=~Difficulty~ value=~&quot;;[.H5];&quot;~ /&gt;&lt;property name=~Rarity~ value=~&quot;;[.G5];&quot;~ /&gt;&lt;property name=~Control~ value=~&quot;;[.I5];&quot;~ /&gt;&lt;property name=~Type~ value=~&quot;;[.J5];&quot;~ /&gt;&lt;property name=~CardText~ value=~&quot;;[.M5];&quot;~ /&gt;&lt;property name=~Resources~ value=~&quot;;[.K5];&quot;~ /&gt;&lt;property name=~Block Modifier~ value=~&quot;;[.N5];&quot;~ /&gt;&lt;property name=~Block Zone~ value=~&quot;;[.O5];&quot;~ /&gt;&lt;property name=~Speed~ value=~&quot;;[.P5];&quot;~ /&gt;&lt;property name=~Attack Zone~ value=~&quot;;[.Q5];&quot;~ /&gt;&lt;property name=~Damage~ value=~&quot;;[.R5];&quot;~ /&gt;&lt;property name=~Hand Size~ value=~&quot;;[.V5];&quot;~ /&gt;&lt;property name=~Vitality~ value=~&quot;;[.W5];&quot;~ /&gt;&lt;property name=~Keywords~ value=~&quot;;[.L5];&quot;~ /&gt;&lt;property name=~Split Difficulty~ value=~&quot;;[.S5];&quot;~ /&gt;&lt;property name=~Split Rules~ value=~&quot;;[.T5];&quot;~ /&gt;&lt;property name=~Split Keywords~ value=~&quot;;[.U5];&quot;~ /&gt;&lt;property name=~Format~ value=~&quot;;[.X5];&quot;~ /&gt;&lt;/card&gt;&quot;)" office:value-type="string" office:string-value="&lt;card id=~8bdc36fb-06a1-4785-b110-9dbf9d41aa6d~ name=~Sweet Baby Challenge~&gt;&lt;property name=~Difficulty~ value=~2~ /&gt;&lt;property name=~Rarity~ value=~P~ /&gt;&lt;property name=~Control~ value=~5~ /&gt;&lt;property name=~Type~ value=~Asset~ /&gt;&lt;property name=~CardText~ value=~After this card is destroyed, add it to your momentum.  R Destroy: After you check a non-attack, non-action card, add it to your hand.~ /&gt;&lt;property name=~Resources~ value=~Air Chaos Good Life~ /&gt;&lt;property name=~Block Modifier~ value=~2~ /&gt;&lt;property name=~Block Zone~ value=~Mid~ /&gt;&lt;property name=~Speed~ value=~~ /&gt;&lt;property name=~Attack Zone~ value=~~ /&gt;&lt;property name=~Damage~ value=~~ /&gt;&lt;property name=~Hand Size~ value=~~ /&gt;&lt;property name=~Vitality~ value=~~ /&gt;&lt;property name=~Keywords~ value=~Breaker: 1 – Unique~ /&gt;&lt;property name=~Split Difficulty~ value=~~ /&gt;&lt;property name=~Split Rules~ value=~~ /&gt;&lt;property name=~Split Keywords~ value=~~ /&gt;&lt;property name=~Format~ value=~Legacy - Extended - Standard~ /&gt;&lt;/card&gt;">
            <text:p>&lt;card id=~8bdc36fb-06a1-4785-b110-9dbf9d41aa6d~ name=~Sweet Baby Challenge~&gt;&lt;property name=~Difficulty~ value=~2~ /&gt;&lt;property name=~Rarity~ value=~P~ /&gt;&lt;property name=~Control~ value=~5~ /&gt;&lt;property name=~Type~ value=~Asset~ /&gt;&lt;property name=~CardText~ value=~After this card is destroyed, add it to your momentum. <text:s/>R Destroy: After you check a non-attack, non-action card, add it to your hand.~ /&gt;&lt;property name=~Resources~ value=~Air Chaos Good Life~ /&gt;&lt;property name=~Block Modifier~ value=~2~ /&gt;&lt;property name=~Block Zone~ value=~Mid~ /&gt;&lt;property name=~Speed~ value=~~ /&gt;&lt;property name=~Attack Zone~ value=~~ /&gt;&lt;property name=~Damage~ value=~~ /&gt;&lt;property name=~Hand Size~ value=~~ /&gt;&lt;property name=~Vitality~ value=~~ /&gt;&lt;property name=~Keywords~ value=~Breaker: 1 – Unique~ /&gt;&lt;property name=~Split Difficulty~ value=~~ /&gt;&lt;property name=~Split Rules~ value=~~ /&gt;&lt;property name=~Split Keywords~ value=~~ /&gt;&lt;property name=~Format~ value=~Legacy - Extended - Standard~ /&gt;&lt;/card&gt;</text:p>
          </table:table-cell>
          <table:table-cell table:style-name="ce4" office:value-type="string">
            <text:p>8bdc36fb-06a1-4785-b110-9dbf9d41aa6d</text:p>
          </table:table-cell>
          <table:table-cell table:style-name="ce6" table:formula="of:=[.B5]&amp;&quot;.jpg&quot;" office:value-type="string" office:string-value="8bdc36fb-06a1-4785-b110-9dbf9d41aa6d.jpg">
            <text:p>8bdc36fb-06a1-4785-b110-9dbf9d41aa6d.jpg</text:p>
          </table:table-cell>
          <table:table-cell table:style-name="ce8" office:value-type="string">
            <text:p>2015P</text:p>
          </table:table-cell>
          <table:table-cell table:style-name="ce9" office:value-type="float" office:value="4">
            <text:p>004</text:p>
          </table:table-cell>
          <table:table-cell table:style-name="ce12" office:value-type="string">
            <text:p>Sweet Baby Challenge</text:p>
          </table:table-cell>
          <table:table-cell table:style-name="ce4" office:value-type="string">
            <text:p>P</text:p>
          </table:table-cell>
          <table:table-cell table:style-name="ce15" office:value-type="float" office:value="2">
            <text:p>2</text:p>
          </table:table-cell>
          <table:table-cell table:style-name="ce15" office:value-type="float" office:value="5">
            <text:p>5</text:p>
          </table:table-cell>
          <table:table-cell table:style-name="ce17" office:value-type="string">
            <text:p>Asset</text:p>
          </table:table-cell>
          <table:table-cell table:style-name="ce8" office:value-type="string">
            <text:p>Air Chaos Good Life</text:p>
          </table:table-cell>
          <table:table-cell table:style-name="ce12" office:value-type="string">
            <text:p>Breaker: 1 – Unique</text:p>
          </table:table-cell>
          <table:table-cell table:style-name="ce4" office:value-type="string">
            <text:p>After this card is destroyed, add it to your momentum. <text:s/>R Destroy: After you check a non-attack, non-action card, add it to your hand.</text:p>
          </table:table-cell>
          <table:table-cell table:style-name="ce4" office:value-type="float" office:value="2">
            <text:p>2</text:p>
          </table:table-cell>
          <table:table-cell table:style-name="ce4" office:value-type="string">
            <text:p>Mid</text:p>
          </table:table-cell>
          <table:table-cell table:style-name="ce15"/>
          <table:table-cell table:style-name="ce12"/>
          <table:table-cell table:style-name="ce15"/>
          <table:table-cell table:number-columns-repeated="5" table:style-name="ce4"/>
          <table:table-cell office:value-type="string">
            <text:p>Legacy - Extended - Standard</text:p>
          </table:table-cell>
          <table:table-cell table:formula="of:=[.E5]&amp;&quot;.jpg|&quot;&amp;[.C5]" office:value-type="string" office:string-value="4.jpg|8bdc36fb-06a1-4785-b110-9dbf9d41aa6d.jpg">
            <text:p>4.jpg|8bdc36fb-06a1-4785-b110-9dbf9d41aa6d.jpg</text:p>
          </table:table-cell>
          <table:table-cell table:number-columns-repeated="999"/>
        </table:table-row>
        <table:table-row table:style-name="ro2">
          <table:table-cell table:style-name="ce2" table:formula="of:=CONCATENATE(&quot;&lt;card id=~&quot;;[.B6];&quot;~ name=~&quot;;[.F6];&quot;~&gt;&lt;property name=~Difficulty~ value=~&quot;;[.H6];&quot;~ /&gt;&lt;property name=~Rarity~ value=~&quot;;[.G6];&quot;~ /&gt;&lt;property name=~Control~ value=~&quot;;[.I6];&quot;~ /&gt;&lt;property name=~Type~ value=~&quot;;[.J6];&quot;~ /&gt;&lt;property name=~CardText~ value=~&quot;;[.M6];&quot;~ /&gt;&lt;property name=~Resources~ value=~&quot;;[.K6];&quot;~ /&gt;&lt;property name=~Block Modifier~ value=~&quot;;[.N6];&quot;~ /&gt;&lt;property name=~Block Zone~ value=~&quot;;[.O6];&quot;~ /&gt;&lt;property name=~Speed~ value=~&quot;;[.P6];&quot;~ /&gt;&lt;property name=~Attack Zone~ value=~&quot;;[.Q6];&quot;~ /&gt;&lt;property name=~Damage~ value=~&quot;;[.R6];&quot;~ /&gt;&lt;property name=~Hand Size~ value=~&quot;;[.V6];&quot;~ /&gt;&lt;property name=~Vitality~ value=~&quot;;[.W6];&quot;~ /&gt;&lt;property name=~Keywords~ value=~&quot;;[.L6];&quot;~ /&gt;&lt;property name=~Split Difficulty~ value=~&quot;;[.S6];&quot;~ /&gt;&lt;property name=~Split Rules~ value=~&quot;;[.T6];&quot;~ /&gt;&lt;property name=~Split Keywords~ value=~&quot;;[.U6];&quot;~ /&gt;&lt;property name=~Format~ value=~&quot;;[.X6];&quot;~ /&gt;&lt;/card&gt;&quot;)" office:value-type="string" office:string-value="&lt;card id=~563ff235-bb75-43f4-acd1-b56ec25922ae~ name=~..I'm Alone with My Joker and You~&gt;&lt;property name=~Difficulty~ value=~2~ /&gt;&lt;property name=~Rarity~ value=~P~ /&gt;&lt;property name=~Control~ value=~5~ /&gt;&lt;property name=~Type~ value=~Foundation~ /&gt;&lt;property name=~CardText~ value=~First F: After your opponent's next Ready Phase, draw 1 card. Playable by either player. Playable while committed.  R Commit: After your opponent's Ready Phase, reveal 1 non-throw card in your hand. Until the end of your next turn, checks to play copies of the named card get +1.~ /&gt;&lt;property name=~Resources~ value=~All Chaos Life~ /&gt;&lt;property name=~Block Modifier~ value=~3~ /&gt;&lt;property name=~Block Zone~ value=~Low~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
            <text:p>&lt;card id=~563ff235-bb75-43f4-acd1-b56ec25922ae~ name=~..I'm Alone with My Joker and You~&gt;&lt;property name=~Difficulty~ value=~2~ /&gt;&lt;property name=~Rarity~ value=~P~ /&gt;&lt;property name=~Control~ value=~5~ /&gt;&lt;property name=~Type~ value=~Foundation~ /&gt;&lt;property name=~CardText~ value=~First F: After your opponent's next Ready Phase, draw 1 card. Playable by either player. Playable while committed. <text:s/>R Commit: After your opponent's Ready Phase, reveal 1 non-throw card in your hand. Until the end of your next turn, checks to play copies of the named card get +1.~ /&gt;&lt;property name=~Resources~ value=~All Chaos Life~ /&gt;&lt;property name=~Block Modifier~ value=~3~ /&gt;&lt;property name=~Block Zone~ value=~Low~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text:p>
          </table:table-cell>
          <table:table-cell table:style-name="ce5" office:value-type="string">
            <text:p>563ff235-bb75-43f4-acd1-b56ec25922ae</text:p>
          </table:table-cell>
          <table:table-cell table:style-name="ce6" table:formula="of:=[.B6]&amp;&quot;.jpg&quot;" office:value-type="string" office:string-value="563ff235-bb75-43f4-acd1-b56ec25922ae.jpg">
            <text:p>563ff235-bb75-43f4-acd1-b56ec25922ae.jpg</text:p>
          </table:table-cell>
          <table:table-cell table:style-name="ce8" office:value-type="string">
            <text:p>2015P</text:p>
          </table:table-cell>
          <table:table-cell table:style-name="ce9" office:value-type="float" office:value="5">
            <text:p>005</text:p>
          </table:table-cell>
          <table:table-cell table:style-name="ce12" office:value-type="string">
            <text:p>..I'm Alone with My Joker and You</text:p>
          </table:table-cell>
          <table:table-cell table:style-name="ce4" office:value-type="string">
            <text:p>P</text:p>
          </table:table-cell>
          <table:table-cell table:style-name="ce15" office:value-type="float" office:value="2">
            <text:p>2</text:p>
          </table:table-cell>
          <table:table-cell table:style-name="ce15" office:value-type="float" office:value="5">
            <text:p>5</text:p>
          </table:table-cell>
          <table:table-cell table:style-name="ce17" office:value-type="string">
            <text:p>Foundation</text:p>
          </table:table-cell>
          <table:table-cell table:style-name="ce8" office:value-type="string">
            <text:p>All Chaos Life</text:p>
          </table:table-cell>
          <table:table-cell table:style-name="ce12"/>
          <table:table-cell table:style-name="ce4" office:value-type="string">
            <text:p>First F: After your opponent's next Ready Phase, draw 1 card. Playable by either player. Playable while committed. <text:s/>R Commit: After your opponent's Ready Phase, reveal 1 non-throw card in your hand. Until the end of your next turn, checks to play copies of the named card get +1.</text:p>
          </table:table-cell>
          <table:table-cell table:style-name="ce15" office:value-type="float" office:value="3">
            <text:p>3</text:p>
          </table:table-cell>
          <table:table-cell table:style-name="ce12" office:value-type="string">
            <text:p>Low</text:p>
          </table:table-cell>
          <table:table-cell table:style-name="ce15"/>
          <table:table-cell table:style-name="ce12"/>
          <table:table-cell table:style-name="ce15"/>
          <table:table-cell table:number-columns-repeated="5" table:style-name="ce4"/>
          <table:table-cell office:value-type="string">
            <text:p>Legacy - Extended - Standard</text:p>
          </table:table-cell>
          <table:table-cell table:formula="of:=[.E6]&amp;&quot;.jpg|&quot;&amp;[.C6]" office:value-type="string" office:string-value="5.jpg|563ff235-bb75-43f4-acd1-b56ec25922ae.jpg">
            <text:p>5.jpg|563ff235-bb75-43f4-acd1-b56ec25922ae.jpg</text:p>
          </table:table-cell>
          <table:table-cell table:number-columns-repeated="999"/>
        </table:table-row>
        <table:table-row table:style-name="ro2">
          <table:table-cell table:style-name="ce2" table:formula="of:=CONCATENATE(&quot;&lt;card id=~&quot;;[.B7];&quot;~ name=~&quot;;[.F7];&quot;~&gt;&lt;property name=~Difficulty~ value=~&quot;;[.H7];&quot;~ /&gt;&lt;property name=~Rarity~ value=~&quot;;[.G7];&quot;~ /&gt;&lt;property name=~Control~ value=~&quot;;[.I7];&quot;~ /&gt;&lt;property name=~Type~ value=~&quot;;[.J7];&quot;~ /&gt;&lt;property name=~CardText~ value=~&quot;;[.M7];&quot;~ /&gt;&lt;property name=~Resources~ value=~&quot;;[.K7];&quot;~ /&gt;&lt;property name=~Block Modifier~ value=~&quot;;[.N7];&quot;~ /&gt;&lt;property name=~Block Zone~ value=~&quot;;[.O7];&quot;~ /&gt;&lt;property name=~Speed~ value=~&quot;;[.P7];&quot;~ /&gt;&lt;property name=~Attack Zone~ value=~&quot;;[.Q7];&quot;~ /&gt;&lt;property name=~Damage~ value=~&quot;;[.R7];&quot;~ /&gt;&lt;property name=~Hand Size~ value=~&quot;;[.V7];&quot;~ /&gt;&lt;property name=~Vitality~ value=~&quot;;[.W7];&quot;~ /&gt;&lt;property name=~Keywords~ value=~&quot;;[.L7];&quot;~ /&gt;&lt;property name=~Split Difficulty~ value=~&quot;;[.S7];&quot;~ /&gt;&lt;property name=~Split Rules~ value=~&quot;;[.T7];&quot;~ /&gt;&lt;property name=~Split Keywords~ value=~&quot;;[.U7];&quot;~ /&gt;&lt;property name=~Format~ value=~&quot;;[.X7];&quot;~ /&gt;&lt;/card&gt;&quot;)" office:value-type="string" office:string-value="&lt;card id=~20c4291c-f6d7-4a08-9a06-2d1d9864c6e8~ name=~Met~&gt;&lt;property name=~Difficulty~ value=~2~ /&gt;&lt;property name=~Rarity~ value=~P~ /&gt;&lt;property name=~Control~ value=~5~ /&gt;&lt;property name=~Type~ value=~Asset~ /&gt;&lt;property name=~CardText~ value=~E Discard 1 card: Change the zone of your mid attack to high.  R Flip: After your high attack deals damage, your next ranged attack this turn gets -2 difficulty.  F Add this card to your card pool face down: Your opponent's next attack this turn deals no damage.~ /&gt;&lt;property name=~Resources~ value=~Good Earth Life~ /&gt;&lt;property name=~Block Modifier~ value=~2~ /&gt;&lt;property name=~Block Zone~ value=~Low~ /&gt;&lt;property name=~Speed~ value=~~ /&gt;&lt;property name=~Attack Zone~ value=~~ /&gt;&lt;property name=~Damage~ value=~~ /&gt;&lt;property name=~Hand Size~ value=~~ /&gt;&lt;property name=~Vitality~ value=~~ /&gt;&lt;property name=~Keywords~ value=~Ally – Unique~ /&gt;&lt;property name=~Split Difficulty~ value=~~ /&gt;&lt;property name=~Split Rules~ value=~~ /&gt;&lt;property name=~Split Keywords~ value=~~ /&gt;&lt;property name=~Format~ value=~Legacy - Extended - Standard~ /&gt;&lt;/card&gt;">
            <text:p>&lt;card id=~20c4291c-f6d7-4a08-9a06-2d1d9864c6e8~ name=~Met~&gt;&lt;property name=~Difficulty~ value=~2~ /&gt;&lt;property name=~Rarity~ value=~P~ /&gt;&lt;property name=~Control~ value=~5~ /&gt;&lt;property name=~Type~ value=~Asset~ /&gt;&lt;property name=~CardText~ value=~E Discard 1 card: Change the zone of your mid attack to high. <text:s/>R Flip: After your high attack deals damage, your next ranged attack this turn gets -2 difficulty. <text:s/>F Add this card to your card pool face down: Your opponent's next attack this turn deals no damage.~ /&gt;&lt;property name=~Resources~ value=~Good Earth Life~ /&gt;&lt;property name=~Block Modifier~ value=~2~ /&gt;&lt;property name=~Block Zone~ value=~Low~ /&gt;&lt;property name=~Speed~ value=~~ /&gt;&lt;property name=~Attack Zone~ value=~~ /&gt;&lt;property name=~Damage~ value=~~ /&gt;&lt;property name=~Hand Size~ value=~~ /&gt;&lt;property name=~Vitality~ value=~~ /&gt;&lt;property name=~Keywords~ value=~Ally – Unique~ /&gt;&lt;property name=~Split Difficulty~ value=~~ /&gt;&lt;property name=~Split Rules~ value=~~ /&gt;&lt;property name=~Split Keywords~ value=~~ /&gt;&lt;property name=~Format~ value=~Legacy - Extended - Standard~ /&gt;&lt;/card&gt;</text:p>
          </table:table-cell>
          <table:table-cell table:style-name="ce4" office:value-type="string">
            <text:p>20c4291c-f6d7-4a08-9a06-2d1d9864c6e8</text:p>
          </table:table-cell>
          <table:table-cell table:style-name="ce6" table:formula="of:=[.B7]&amp;&quot;.jpg&quot;" office:value-type="string" office:string-value="20c4291c-f6d7-4a08-9a06-2d1d9864c6e8.jpg">
            <text:p>20c4291c-f6d7-4a08-9a06-2d1d9864c6e8.jpg</text:p>
          </table:table-cell>
          <table:table-cell table:style-name="ce8" office:value-type="string">
            <text:p>BP02P</text:p>
          </table:table-cell>
          <table:table-cell table:style-name="ce9" office:value-type="float" office:value="6">
            <text:p>006</text:p>
          </table:table-cell>
          <table:table-cell table:style-name="ce12" office:value-type="string">
            <text:p>Met</text:p>
          </table:table-cell>
          <table:table-cell table:style-name="ce4" office:value-type="string">
            <text:p>P</text:p>
          </table:table-cell>
          <table:table-cell table:style-name="ce15" office:value-type="float" office:value="2">
            <text:p>2</text:p>
          </table:table-cell>
          <table:table-cell table:style-name="ce15" office:value-type="float" office:value="5">
            <text:p>5</text:p>
          </table:table-cell>
          <table:table-cell table:style-name="ce17" office:value-type="string">
            <text:p>Asset</text:p>
          </table:table-cell>
          <table:table-cell table:style-name="ce8" office:value-type="string">
            <text:p>Good Earth Life</text:p>
          </table:table-cell>
          <table:table-cell table:style-name="ce4" office:value-type="string">
            <text:p>Ally – Unique</text:p>
          </table:table-cell>
          <table:table-cell table:style-name="ce4" office:value-type="string">
            <text:p>E Discard 1 card: Change the zone of your mid attack to high. <text:s/>R Flip: After your high attack deals damage, your next ranged attack this turn gets -2 difficulty. <text:s/>F Add this card to your card pool face down: Your opponent's next attack this turn deals no damage.</text:p>
          </table:table-cell>
          <table:table-cell table:style-name="ce4" office:value-type="float" office:value="2">
            <text:p>2</text:p>
          </table:table-cell>
          <table:table-cell table:style-name="ce4" office:value-type="string">
            <text:p>Low</text:p>
          </table:table-cell>
          <table:table-cell table:number-columns-repeated="8" table:style-name="ce4"/>
          <table:table-cell office:value-type="string">
            <text:p>Legacy - Extended - Standard</text:p>
          </table:table-cell>
          <table:table-cell table:formula="of:=[.E7]&amp;&quot;.jpg|&quot;&amp;[.C7]" office:value-type="string" office:string-value="6.jpg|20c4291c-f6d7-4a08-9a06-2d1d9864c6e8.jpg">
            <text:p>6.jpg|20c4291c-f6d7-4a08-9a06-2d1d9864c6e8.jpg</text:p>
          </table:table-cell>
          <table:table-cell table:number-columns-repeated="999"/>
        </table:table-row>
        <table:table-row table:style-name="ro2">
          <table:table-cell table:style-name="ce2" table:formula="of:=CONCATENATE(&quot;&lt;card id=~&quot;;[.B8];&quot;~ name=~&quot;;[.F8];&quot;~&gt;&lt;property name=~Difficulty~ value=~&quot;;[.H8];&quot;~ /&gt;&lt;property name=~Rarity~ value=~&quot;;[.G8];&quot;~ /&gt;&lt;property name=~Control~ value=~&quot;;[.I8];&quot;~ /&gt;&lt;property name=~Type~ value=~&quot;;[.J8];&quot;~ /&gt;&lt;property name=~CardText~ value=~&quot;;[.M8];&quot;~ /&gt;&lt;property name=~Resources~ value=~&quot;;[.K8];&quot;~ /&gt;&lt;property name=~Block Modifier~ value=~&quot;;[.N8];&quot;~ /&gt;&lt;property name=~Block Zone~ value=~&quot;;[.O8];&quot;~ /&gt;&lt;property name=~Speed~ value=~&quot;;[.P8];&quot;~ /&gt;&lt;property name=~Attack Zone~ value=~&quot;;[.Q8];&quot;~ /&gt;&lt;property name=~Damage~ value=~&quot;;[.R8];&quot;~ /&gt;&lt;property name=~Hand Size~ value=~&quot;;[.V8];&quot;~ /&gt;&lt;property name=~Vitality~ value=~&quot;;[.W8];&quot;~ /&gt;&lt;property name=~Keywords~ value=~&quot;;[.L8];&quot;~ /&gt;&lt;property name=~Split Difficulty~ value=~&quot;;[.S8];&quot;~ /&gt;&lt;property name=~Split Rules~ value=~&quot;;[.T8];&quot;~ /&gt;&lt;property name=~Split Keywords~ value=~&quot;;[.U8];&quot;~ /&gt;&lt;property name=~Format~ value=~&quot;;[.X8];&quot;~ /&gt;&lt;/card&gt;&quot;)" office:value-type="string" office:string-value="&lt;card id=~b352f9df-fa19-4b6b-b1b1-a725b307a118~ name=~Sniper Joe~&gt;&lt;property name=~Difficulty~ value=~6~ /&gt;&lt;property name=~Rarity~ value=~P~ /&gt;&lt;property name=~Control~ value=~6~ /&gt;&lt;property name=~Type~ value=~Character~ /&gt;&lt;property name=~CardText~ value=~After you are dealt damage, ready this character.  All block modifiers get +2.  E Commit: If you attempt to block this attack, your block's modifier gets -5.~ /&gt;&lt;property name=~Resources~ value=~Earth Good Order~ /&gt;&lt;property name=~Block Modifier~ value=~0~ /&gt;&lt;property name=~Block Zone~ value=~Mid~ /&gt;&lt;property name=~Speed~ value=~~ /&gt;&lt;property name=~Attack Zone~ value=~~ /&gt;&lt;property name=~Damage~ value=~~ /&gt;&lt;property name=~Hand Size~ value=~7~ /&gt;&lt;property name=~Vitality~ value=~19~ /&gt;&lt;property name=~Keywords~ value=~~ /&gt;&lt;property name=~Split Difficulty~ value=~~ /&gt;&lt;property name=~Split Rules~ value=~~ /&gt;&lt;property name=~Split Keywords~ value=~~ /&gt;&lt;property name=~Format~ value=~Legacy - Extended - Standard~ /&gt;&lt;/card&gt;">
            <text:p>&lt;card id=~b352f9df-fa19-4b6b-b1b1-a725b307a118~ name=~Sniper Joe~&gt;&lt;property name=~Difficulty~ value=~6~ /&gt;&lt;property name=~Rarity~ value=~P~ /&gt;&lt;property name=~Control~ value=~6~ /&gt;&lt;property name=~Type~ value=~Character~ /&gt;&lt;property name=~CardText~ value=~After you are dealt damage, ready this character. <text:s/>All block modifiers get +2. <text:s/>E Commit: If you attempt to block this attack, your block's modifier gets -5.~ /&gt;&lt;property name=~Resources~ value=~Earth Good Order~ /&gt;&lt;property name=~Block Modifier~ value=~0~ /&gt;&lt;property name=~Block Zone~ value=~Mid~ /&gt;&lt;property name=~Speed~ value=~~ /&gt;&lt;property name=~Attack Zone~ value=~~ /&gt;&lt;property name=~Damage~ value=~~ /&gt;&lt;property name=~Hand Size~ value=~7~ /&gt;&lt;property name=~Vitality~ value=~19~ /&gt;&lt;property name=~Keywords~ value=~~ /&gt;&lt;property name=~Split Difficulty~ value=~~ /&gt;&lt;property name=~Split Rules~ value=~~ /&gt;&lt;property name=~Split Keywords~ value=~~ /&gt;&lt;property name=~Format~ value=~Legacy - Extended - Standard~ /&gt;&lt;/card&gt;</text:p>
          </table:table-cell>
          <table:table-cell table:style-name="ce4" office:value-type="string">
            <text:p>b352f9df-fa19-4b6b-b1b1-a725b307a118</text:p>
          </table:table-cell>
          <table:table-cell table:style-name="ce6" table:formula="of:=[.B8]&amp;&quot;.jpg&quot;" office:value-type="string" office:string-value="b352f9df-fa19-4b6b-b1b1-a725b307a118.jpg">
            <text:p>b352f9df-fa19-4b6b-b1b1-a725b307a118.jpg</text:p>
          </table:table-cell>
          <table:table-cell table:style-name="ce8" office:value-type="string">
            <text:p>DS02P</text:p>
          </table:table-cell>
          <table:table-cell table:style-name="ce9" office:value-type="float" office:value="7">
            <text:p>007</text:p>
          </table:table-cell>
          <table:table-cell table:style-name="ce12" office:value-type="string">
            <text:p>Sniper Joe</text:p>
          </table:table-cell>
          <table:table-cell table:style-name="ce4" office:value-type="string">
            <text:p>P</text:p>
          </table:table-cell>
          <table:table-cell table:number-columns-repeated="2" table:style-name="ce15" office:value-type="float" office:value="6">
            <text:p>6</text:p>
          </table:table-cell>
          <table:table-cell table:style-name="ce17" office:value-type="string">
            <text:p>Character</text:p>
          </table:table-cell>
          <table:table-cell table:style-name="ce8" office:value-type="string">
            <text:p>Earth Good Order</text:p>
          </table:table-cell>
          <table:table-cell table:style-name="ce4"/>
          <table:table-cell table:style-name="ce4" office:value-type="string">
            <text:p>After you are dealt damage, ready this character. <text:s/>All block modifiers get +2. <text:s/>E Commit: If you attempt to block this attack, your block's modifier gets -5.</text:p>
          </table:table-cell>
          <table:table-cell table:style-name="ce4" office:value-type="float" office:value="0">
            <text:p>0</text:p>
          </table:table-cell>
          <table:table-cell table:style-name="ce4" office:value-type="string">
            <text:p>Mid</text:p>
          </table:table-cell>
          <table:table-cell table:number-columns-repeated="6" table:style-name="ce4"/>
          <table:table-cell table:style-name="ce4" office:value-type="float" office:value="7">
            <text:p>7</text:p>
          </table:table-cell>
          <table:table-cell table:style-name="ce4" office:value-type="float" office:value="19">
            <text:p>19</text:p>
          </table:table-cell>
          <table:table-cell office:value-type="string">
            <text:p>Legacy - Extended - Standard</text:p>
          </table:table-cell>
          <table:table-cell table:formula="of:=[.E8]&amp;&quot;.jpg|&quot;&amp;[.C8]" office:value-type="string" office:string-value="7.jpg|b352f9df-fa19-4b6b-b1b1-a725b307a118.jpg">
            <text:p>7.jpg|b352f9df-fa19-4b6b-b1b1-a725b307a118.jpg</text:p>
          </table:table-cell>
          <table:table-cell table:number-columns-repeated="999"/>
        </table:table-row>
        <table:table-row table:style-name="ro2">
          <table:table-cell table:style-name="ce2" table:formula="of:=CONCATENATE(&quot;&lt;card id=~&quot;;[.B9];&quot;~ name=~&quot;;[.F9];&quot;~&gt;&lt;property name=~Difficulty~ value=~&quot;;[.H9];&quot;~ /&gt;&lt;property name=~Rarity~ value=~&quot;;[.G9];&quot;~ /&gt;&lt;property name=~Control~ value=~&quot;;[.I9];&quot;~ /&gt;&lt;property name=~Type~ value=~&quot;;[.J9];&quot;~ /&gt;&lt;property name=~CardText~ value=~&quot;;[.M9];&quot;~ /&gt;&lt;property name=~Resources~ value=~&quot;;[.K9];&quot;~ /&gt;&lt;property name=~Block Modifier~ value=~&quot;;[.N9];&quot;~ /&gt;&lt;property name=~Block Zone~ value=~&quot;;[.O9];&quot;~ /&gt;&lt;property name=~Speed~ value=~&quot;;[.P9];&quot;~ /&gt;&lt;property name=~Attack Zone~ value=~&quot;;[.Q9];&quot;~ /&gt;&lt;property name=~Damage~ value=~&quot;;[.R9];&quot;~ /&gt;&lt;property name=~Hand Size~ value=~&quot;;[.V9];&quot;~ /&gt;&lt;property name=~Vitality~ value=~&quot;;[.W9];&quot;~ /&gt;&lt;property name=~Keywords~ value=~&quot;;[.L9];&quot;~ /&gt;&lt;property name=~Split Difficulty~ value=~&quot;;[.S9];&quot;~ /&gt;&lt;property name=~Split Rules~ value=~&quot;;[.T9];&quot;~ /&gt;&lt;property name=~Split Keywords~ value=~&quot;;[.U9];&quot;~ /&gt;&lt;property name=~Format~ value=~&quot;;[.X9];&quot;~ /&gt;&lt;/card&gt;&quot;)" office:value-type="string" office:string-value="&lt;card id=~48f16da6-2c9b-4689-9024-32d2ca62de40~ name=~Yellow Devil~&gt;&lt;property name=~Difficulty~ value=~6~ /&gt;&lt;property name=~Rarity~ value=~P~ /&gt;&lt;property name=~Control~ value=~6~ /&gt;&lt;property name=~Type~ value=~Character~ /&gt;&lt;property name=~CardText~ value=~R Commit: After you commit 1 or more foundations to pass the check to play an attack, ready them.  E (4+): Your attack gets +2 damage and Stun: X. X equals the number of foundations in your card pool. Playable while committed.~ /&gt;&lt;property name=~Resources~ value=~All Chaos Life~ /&gt;&lt;property name=~Block Modifier~ value=~0~ /&gt;&lt;property name=~Block Zone~ value=~Mid~ /&gt;&lt;property name=~Speed~ value=~~ /&gt;&lt;property name=~Attack Zone~ value=~~ /&gt;&lt;property name=~Damage~ value=~~ /&gt;&lt;property name=~Hand Size~ value=~6~ /&gt;&lt;property name=~Vitality~ value=~27~ /&gt;&lt;property name=~Keywords~ value=~~ /&gt;&lt;property name=~Split Difficulty~ value=~~ /&gt;&lt;property name=~Split Rules~ value=~~ /&gt;&lt;property name=~Split Keywords~ value=~~ /&gt;&lt;property name=~Format~ value=~Legacy - Extended - Standard~ /&gt;&lt;/card&gt;">
            <text:p>&lt;card id=~48f16da6-2c9b-4689-9024-32d2ca62de40~ name=~Yellow Devil~&gt;&lt;property name=~Difficulty~ value=~6~ /&gt;&lt;property name=~Rarity~ value=~P~ /&gt;&lt;property name=~Control~ value=~6~ /&gt;&lt;property name=~Type~ value=~Character~ /&gt;&lt;property name=~CardText~ value=~R Commit: After you commit 1 or more foundations to pass the check to play an attack, ready them. <text:s/>E (4+): Your attack gets +2 damage and Stun: X. X equals the number of foundations in your card pool. Playable while committed.~ /&gt;&lt;property name=~Resources~ value=~All Chaos Life~ /&gt;&lt;property name=~Block Modifier~ value=~0~ /&gt;&lt;property name=~Block Zone~ value=~Mid~ /&gt;&lt;property name=~Speed~ value=~~ /&gt;&lt;property name=~Attack Zone~ value=~~ /&gt;&lt;property name=~Damage~ value=~~ /&gt;&lt;property name=~Hand Size~ value=~6~ /&gt;&lt;property name=~Vitality~ value=~27~ /&gt;&lt;property name=~Keywords~ value=~~ /&gt;&lt;property name=~Split Difficulty~ value=~~ /&gt;&lt;property name=~Split Rules~ value=~~ /&gt;&lt;property name=~Split Keywords~ value=~~ /&gt;&lt;property name=~Format~ value=~Legacy - Extended - Standard~ /&gt;&lt;/card&gt;</text:p>
          </table:table-cell>
          <table:table-cell table:style-name="ce4" office:value-type="string">
            <text:p>48f16da6-2c9b-4689-9024-32d2ca62de40</text:p>
          </table:table-cell>
          <table:table-cell table:style-name="ce6" table:formula="of:=[.B9]&amp;&quot;.jpg&quot;" office:value-type="string" office:string-value="48f16da6-2c9b-4689-9024-32d2ca62de40.jpg">
            <text:p>48f16da6-2c9b-4689-9024-32d2ca62de40.jpg</text:p>
          </table:table-cell>
          <table:table-cell table:style-name="ce8" office:value-type="string">
            <text:p>BP02P</text:p>
          </table:table-cell>
          <table:table-cell table:style-name="ce9" office:value-type="float" office:value="8">
            <text:p>008</text:p>
          </table:table-cell>
          <table:table-cell table:style-name="ce12" office:value-type="string">
            <text:p>Yellow Devil</text:p>
          </table:table-cell>
          <table:table-cell table:style-name="ce4" office:value-type="string">
            <text:p>P</text:p>
          </table:table-cell>
          <table:table-cell table:number-columns-repeated="2" table:style-name="ce15" office:value-type="float" office:value="6">
            <text:p>6</text:p>
          </table:table-cell>
          <table:table-cell table:style-name="ce17" office:value-type="string">
            <text:p>Character</text:p>
          </table:table-cell>
          <table:table-cell table:style-name="ce8" office:value-type="string">
            <text:p>All Chaos Life</text:p>
          </table:table-cell>
          <table:table-cell table:style-name="ce4"/>
          <table:table-cell table:style-name="ce4" office:value-type="string">
            <text:p>R Commit: After you commit 1 or more foundations to pass the check to play an attack, ready them. <text:s/>E (4+): Your attack gets +2 damage and Stun: X. X equals the number of foundations in your card pool. Playable while committed.</text:p>
          </table:table-cell>
          <table:table-cell table:style-name="ce15" office:value-type="float" office:value="0">
            <text:p>0</text:p>
          </table:table-cell>
          <table:table-cell table:style-name="ce12" office:value-type="string">
            <text:p>Mid</text:p>
          </table:table-cell>
          <table:table-cell table:number-columns-repeated="6" table:style-name="ce4"/>
          <table:table-cell table:style-name="ce4" office:value-type="float" office:value="6">
            <text:p>6</text:p>
          </table:table-cell>
          <table:table-cell table:style-name="ce4" office:value-type="float" office:value="27">
            <text:p>27</text:p>
          </table:table-cell>
          <table:table-cell office:value-type="string">
            <text:p>Legacy - Extended - Standard</text:p>
          </table:table-cell>
          <table:table-cell table:formula="of:=[.E9]&amp;&quot;.jpg|&quot;&amp;[.C9]" office:value-type="string" office:string-value="8.jpg|48f16da6-2c9b-4689-9024-32d2ca62de40.jpg">
            <text:p>8.jpg|48f16da6-2c9b-4689-9024-32d2ca62de40.jpg</text:p>
          </table:table-cell>
          <table:table-cell table:number-columns-repeated="999"/>
        </table:table-row>
        <table:table-row table:style-name="ro2">
          <table:table-cell table:style-name="ce2" table:formula="of:=CONCATENATE(&quot;&lt;card id=~&quot;;[.B10];&quot;~ name=~&quot;;[.F10];&quot;~&gt;&lt;property name=~Difficulty~ value=~&quot;;[.H10];&quot;~ /&gt;&lt;property name=~Rarity~ value=~&quot;;[.G10];&quot;~ /&gt;&lt;property name=~Control~ value=~&quot;;[.I10];&quot;~ /&gt;&lt;property name=~Type~ value=~&quot;;[.J10];&quot;~ /&gt;&lt;property name=~CardText~ value=~&quot;;[.M10];&quot;~ /&gt;&lt;property name=~Resources~ value=~&quot;;[.K10];&quot;~ /&gt;&lt;property name=~Block Modifier~ value=~&quot;;[.N10];&quot;~ /&gt;&lt;property name=~Block Zone~ value=~&quot;;[.O10];&quot;~ /&gt;&lt;property name=~Speed~ value=~&quot;;[.P10];&quot;~ /&gt;&lt;property name=~Attack Zone~ value=~&quot;;[.Q10];&quot;~ /&gt;&lt;property name=~Damage~ value=~&quot;;[.R10];&quot;~ /&gt;&lt;property name=~Hand Size~ value=~&quot;;[.V10];&quot;~ /&gt;&lt;property name=~Vitality~ value=~&quot;;[.W10];&quot;~ /&gt;&lt;property name=~Keywords~ value=~&quot;;[.L10];&quot;~ /&gt;&lt;property name=~Split Difficulty~ value=~&quot;;[.S10];&quot;~ /&gt;&lt;property name=~Split Rules~ value=~&quot;;[.T10];&quot;~ /&gt;&lt;property name=~Split Keywords~ value=~&quot;;[.U10];&quot;~ /&gt;&lt;property name=~Format~ value=~&quot;;[.X10];&quot;~ /&gt;&lt;/card&gt;&quot;)" office:value-type="string" office:string-value="&lt;card id=~55021b18-4ee4-4e3a-a387-5cab8d582273~ name=~Breaking Bread~&gt;&lt;property name=~Difficulty~ value=~3~ /&gt;&lt;property name=~Rarity~ value=~P~ /&gt;&lt;property name=~Control~ value=~5~ /&gt;&lt;property name=~Type~ value=~Foundation~ /&gt;&lt;property name=~CardText~ value=~R: After this card is added to your staging area, add 1 attack from your card pool to your momentum.  E Remove, discard 1 momentum: Add 1 non-unique foundation from your discard pile to your hand.~ /&gt;&lt;property name=~Resources~ value=~Chaos Good Void~ /&gt;&lt;property name=~Block Modifier~ value=~~ /&gt;&lt;property name=~Block Zone~ value=~~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
            <text:p>&lt;card id=~55021b18-4ee4-4e3a-a387-5cab8d582273~ name=~Breaking Bread~&gt;&lt;property name=~Difficulty~ value=~3~ /&gt;&lt;property name=~Rarity~ value=~P~ /&gt;&lt;property name=~Control~ value=~5~ /&gt;&lt;property name=~Type~ value=~Foundation~ /&gt;&lt;property name=~CardText~ value=~R: After this card is added to your staging area, add 1 attack from your card pool to your momentum. <text:s/>E Remove, discard 1 momentum: Add 1 non-unique foundation from your discard pile to your hand.~ /&gt;&lt;property name=~Resources~ value=~Chaos Good Void~ /&gt;&lt;property name=~Block Modifier~ value=~~ /&gt;&lt;property name=~Block Zone~ value=~~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text:p>
          </table:table-cell>
          <table:table-cell table:style-name="ce4" office:value-type="string">
            <text:p>55021b18-4ee4-4e3a-a387-5cab8d582273</text:p>
          </table:table-cell>
          <table:table-cell table:style-name="ce6" table:formula="of:=[.B10]&amp;&quot;.jpg&quot;" office:value-type="string" office:string-value="55021b18-4ee4-4e3a-a387-5cab8d582273.jpg">
            <text:p>55021b18-4ee4-4e3a-a387-5cab8d582273.jpg</text:p>
          </table:table-cell>
          <table:table-cell table:style-name="ce8"/>
          <table:table-cell table:style-name="ce9" office:value-type="float" office:value="9">
            <text:p>009</text:p>
          </table:table-cell>
          <table:table-cell table:style-name="ce13" office:value-type="string">
            <text:p>Breaking Bread</text:p>
          </table:table-cell>
          <table:table-cell table:style-name="ce14" office:value-type="string">
            <text:p>P</text:p>
          </table:table-cell>
          <table:table-cell table:style-name="ce16" office:value-type="float" office:value="3">
            <text:p>3</text:p>
          </table:table-cell>
          <table:table-cell table:style-name="ce16" office:value-type="float" office:value="5">
            <text:p>5</text:p>
          </table:table-cell>
          <table:table-cell table:style-name="ce18" office:value-type="string">
            <text:p>Foundation</text:p>
          </table:table-cell>
          <table:table-cell table:style-name="ce18" office:value-type="string">
            <text:p>Chaos Good Void</text:p>
          </table:table-cell>
          <table:table-cell/>
          <table:table-cell table:style-name="ce14" office:value-type="string">
            <text:p>R: After this card is added to your staging area, add 1 attack from your card pool to your momentum. <text:s/>E Remove, discard 1 momentum: Add 1 non-unique foundation from your discard pile to your hand.</text:p>
          </table:table-cell>
          <table:table-cell table:number-columns-repeated="2" table:style-name="ce14"/>
          <table:table-cell table:number-columns-repeated="8"/>
          <table:table-cell office:value-type="string">
            <text:p>Legacy - Extended - Standard</text:p>
          </table:table-cell>
          <table:table-cell table:formula="of:=[.E10]&amp;&quot;.jpg|&quot;&amp;[.C10]" office:value-type="string" office:string-value="9.jpg|55021b18-4ee4-4e3a-a387-5cab8d582273.jpg">
            <text:p>9.jpg|55021b18-4ee4-4e3a-a387-5cab8d582273.jpg</text:p>
          </table:table-cell>
          <table:table-cell table:number-columns-repeated="999"/>
        </table:table-row>
        <table:table-row table:style-name="ro2">
          <table:table-cell table:style-name="ce2" table:formula="of:=CONCATENATE(&quot;&lt;card id=~&quot;;[.B11];&quot;~ name=~&quot;;[.F11];&quot;~&gt;&lt;property name=~Difficulty~ value=~&quot;;[.H11];&quot;~ /&gt;&lt;property name=~Rarity~ value=~&quot;;[.G11];&quot;~ /&gt;&lt;property name=~Control~ value=~&quot;;[.I11];&quot;~ /&gt;&lt;property name=~Type~ value=~&quot;;[.J11];&quot;~ /&gt;&lt;property name=~CardText~ value=~&quot;;[.M11];&quot;~ /&gt;&lt;property name=~Resources~ value=~&quot;;[.K11];&quot;~ /&gt;&lt;property name=~Block Modifier~ value=~&quot;;[.N11];&quot;~ /&gt;&lt;property name=~Block Zone~ value=~&quot;;[.O11];&quot;~ /&gt;&lt;property name=~Speed~ value=~&quot;;[.P11];&quot;~ /&gt;&lt;property name=~Attack Zone~ value=~&quot;;[.Q11];&quot;~ /&gt;&lt;property name=~Damage~ value=~&quot;;[.R11];&quot;~ /&gt;&lt;property name=~Hand Size~ value=~&quot;;[.V11];&quot;~ /&gt;&lt;property name=~Vitality~ value=~&quot;;[.W11];&quot;~ /&gt;&lt;property name=~Keywords~ value=~&quot;;[.L11];&quot;~ /&gt;&lt;property name=~Split Difficulty~ value=~&quot;;[.S11];&quot;~ /&gt;&lt;property name=~Split Rules~ value=~&quot;;[.T11];&quot;~ /&gt;&lt;property name=~Split Keywords~ value=~&quot;;[.U11];&quot;~ /&gt;&lt;property name=~Format~ value=~&quot;;[.X11];&quot;~ /&gt;&lt;/card&gt;&quot;)" office:value-type="string" office:string-value="&lt;card id=~8b786c62-0fcb-4c45-8dcd-9ca3e1d0045e~ name=~Celestial Being~&gt;&lt;property name=~Difficulty~ value=~2~ /&gt;&lt;property name=~Rarity~ value=~P~ /&gt;&lt;property name=~Control~ value=~4~ /&gt;&lt;property name=~Type~ value=~Foundation~ /&gt;&lt;property name=~CardText~ value=~E Discard 2 momentum: Your reversal attack gets +3 speed and +3 damage.  R Flip: After your opponent plays an ability that would commit 1 or more cards in your staging area, cancel its effects.~ /&gt;&lt;property name=~Resources~ value=~Death Fire Water~ /&gt;&lt;property name=~Block Modifier~ value=~3~ /&gt;&lt;property name=~Block Zone~ value=~Mid~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
            <text:p>&lt;card id=~8b786c62-0fcb-4c45-8dcd-9ca3e1d0045e~ name=~Celestial Being~&gt;&lt;property name=~Difficulty~ value=~2~ /&gt;&lt;property name=~Rarity~ value=~P~ /&gt;&lt;property name=~Control~ value=~4~ /&gt;&lt;property name=~Type~ value=~Foundation~ /&gt;&lt;property name=~CardText~ value=~E Discard 2 momentum: Your reversal attack gets +3 speed and +3 damage. <text:s/>R Flip: After your opponent plays an ability that would commit 1 or more cards in your staging area, cancel its effects.~ /&gt;&lt;property name=~Resources~ value=~Death Fire Water~ /&gt;&lt;property name=~Block Modifier~ value=~3~ /&gt;&lt;property name=~Block Zone~ value=~Mid~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text:p>
          </table:table-cell>
          <table:table-cell table:style-name="ce4" office:value-type="string">
            <text:p>8b786c62-0fcb-4c45-8dcd-9ca3e1d0045e</text:p>
          </table:table-cell>
          <table:table-cell table:style-name="ce6" table:formula="of:=[.B11]&amp;&quot;.jpg&quot;" office:value-type="string" office:string-value="8b786c62-0fcb-4c45-8dcd-9ca3e1d0045e.jpg">
            <text:p>8b786c62-0fcb-4c45-8dcd-9ca3e1d0045e.jpg</text:p>
          </table:table-cell>
          <table:table-cell table:style-name="ce8"/>
          <table:table-cell table:style-name="ce9" office:value-type="float" office:value="10">
            <text:p>010</text:p>
          </table:table-cell>
          <table:table-cell table:style-name="ce12" office:value-type="string">
            <text:p>Celestial Being</text:p>
          </table:table-cell>
          <table:table-cell table:style-name="ce4" office:value-type="string">
            <text:p>P</text:p>
          </table:table-cell>
          <table:table-cell table:style-name="ce15" office:value-type="float" office:value="2">
            <text:p>2</text:p>
          </table:table-cell>
          <table:table-cell table:style-name="ce15" office:value-type="float" office:value="4">
            <text:p>4</text:p>
          </table:table-cell>
          <table:table-cell table:style-name="ce17" office:value-type="string">
            <text:p>Foundation</text:p>
          </table:table-cell>
          <table:table-cell table:style-name="ce8" office:value-type="string">
            <text:p>Death Fire Water</text:p>
          </table:table-cell>
          <table:table-cell table:style-name="ce4"/>
          <table:table-cell table:style-name="ce4" office:value-type="string">
            <text:p>E Discard 2 momentum: Your reversal attack gets +3 speed and +3 damage. <text:s/>R Flip: After your opponent plays an ability that would commit 1 or more cards in your staging area, cancel its effects.</text:p>
          </table:table-cell>
          <table:table-cell table:style-name="ce15" office:value-type="float" office:value="3">
            <text:p>3</text:p>
          </table:table-cell>
          <table:table-cell table:style-name="ce12" office:value-type="string">
            <text:p>Mid</text:p>
          </table:table-cell>
          <table:table-cell table:number-columns-repeated="6" table:style-name="ce4"/>
          <table:table-cell table:number-columns-repeated="2" table:style-name="ce15"/>
          <table:table-cell office:value-type="string">
            <text:p>Legacy - Extended - Standard</text:p>
          </table:table-cell>
          <table:table-cell table:formula="of:=[.E11]&amp;&quot;.jpg|&quot;&amp;[.C11]" office:value-type="string" office:string-value="10.jpg|8b786c62-0fcb-4c45-8dcd-9ca3e1d0045e.jpg">
            <text:p>10.jpg|8b786c62-0fcb-4c45-8dcd-9ca3e1d0045e.jpg</text:p>
          </table:table-cell>
          <table:table-cell table:number-columns-repeated="999"/>
        </table:table-row>
        <table:table-row table:style-name="ro2">
          <table:table-cell table:style-name="ce2" table:formula="of:=CONCATENATE(&quot;&lt;card id=~&quot;;[.B12];&quot;~ name=~&quot;;[.F12];&quot;~&gt;&lt;property name=~Difficulty~ value=~&quot;;[.H12];&quot;~ /&gt;&lt;property name=~Rarity~ value=~&quot;;[.G12];&quot;~ /&gt;&lt;property name=~Control~ value=~&quot;;[.I12];&quot;~ /&gt;&lt;property name=~Type~ value=~&quot;;[.J12];&quot;~ /&gt;&lt;property name=~CardText~ value=~&quot;;[.M12];&quot;~ /&gt;&lt;property name=~Resources~ value=~&quot;;[.K12];&quot;~ /&gt;&lt;property name=~Block Modifier~ value=~&quot;;[.N12];&quot;~ /&gt;&lt;property name=~Block Zone~ value=~&quot;;[.O12];&quot;~ /&gt;&lt;property name=~Speed~ value=~&quot;;[.P12];&quot;~ /&gt;&lt;property name=~Attack Zone~ value=~&quot;;[.Q12];&quot;~ /&gt;&lt;property name=~Damage~ value=~&quot;;[.R12];&quot;~ /&gt;&lt;property name=~Hand Size~ value=~&quot;;[.V12];&quot;~ /&gt;&lt;property name=~Vitality~ value=~&quot;;[.W12];&quot;~ /&gt;&lt;property name=~Keywords~ value=~&quot;;[.L12];&quot;~ /&gt;&lt;property name=~Split Difficulty~ value=~&quot;;[.S12];&quot;~ /&gt;&lt;property name=~Split Rules~ value=~&quot;;[.T12];&quot;~ /&gt;&lt;property name=~Split Keywords~ value=~&quot;;[.U12];&quot;~ /&gt;&lt;property name=~Format~ value=~&quot;;[.X12];&quot;~ /&gt;&lt;/card&gt;&quot;)" office:value-type="string" office:string-value="&lt;card id=~fc852710-5d5f-4df6-b732-7bca3c459e3c~ name=~Coal .45~&gt;&lt;property name=~Difficulty~ value=~5~ /&gt;&lt;property name=~Rarity~ value=~P~ /&gt;&lt;property name=~Control~ value=~3~ /&gt;&lt;property name=~Type~ value=~Attack~ /&gt;&lt;property name=~CardText~ value=~This attack may not be blocked by mid blocks.  After this card is played as an attack, your opponent may draw 1 card. If they do, this attack gets +2 speed.~ /&gt;&lt;property name=~Resources~ value=~Earth Evil Fire~ /&gt;&lt;property name=~Block Modifier~ value=~2~ /&gt;&lt;property name=~Block Zone~ value=~High~ /&gt;&lt;property name=~Speed~ value=~3~ /&gt;&lt;property name=~Attack Zone~ value=~High~ /&gt;&lt;property name=~Damage~ value=~6~ /&gt;&lt;property name=~Hand Size~ value=~~ /&gt;&lt;property name=~Vitality~ value=~~ /&gt;&lt;property name=~Keywords~ value=~Flash – Ranged – Safe~ /&gt;&lt;property name=~Split Difficulty~ value=~~ /&gt;&lt;property name=~Split Rules~ value=~~ /&gt;&lt;property name=~Split Keywords~ value=~~ /&gt;&lt;property name=~Format~ value=~Legacy - Extended - Standard~ /&gt;&lt;/card&gt;">
            <text:p>&lt;card id=~fc852710-5d5f-4df6-b732-7bca3c459e3c~ name=~Coal .45~&gt;&lt;property name=~Difficulty~ value=~5~ /&gt;&lt;property name=~Rarity~ value=~P~ /&gt;&lt;property name=~Control~ value=~3~ /&gt;&lt;property name=~Type~ value=~Attack~ /&gt;&lt;property name=~CardText~ value=~This attack may not be blocked by mid blocks. <text:s/>After this card is played as an attack, your opponent may draw 1 card. If they do, this attack gets +2 speed.~ /&gt;&lt;property name=~Resources~ value=~Earth Evil Fire~ /&gt;&lt;property name=~Block Modifier~ value=~2~ /&gt;&lt;property name=~Block Zone~ value=~High~ /&gt;&lt;property name=~Speed~ value=~3~ /&gt;&lt;property name=~Attack Zone~ value=~High~ /&gt;&lt;property name=~Damage~ value=~6~ /&gt;&lt;property name=~Hand Size~ value=~~ /&gt;&lt;property name=~Vitality~ value=~~ /&gt;&lt;property name=~Keywords~ value=~Flash – Ranged – Safe~ /&gt;&lt;property name=~Split Difficulty~ value=~~ /&gt;&lt;property name=~Split Rules~ value=~~ /&gt;&lt;property name=~Split Keywords~ value=~~ /&gt;&lt;property name=~Format~ value=~Legacy - Extended - Standard~ /&gt;&lt;/card&gt;</text:p>
          </table:table-cell>
          <table:table-cell table:style-name="ce4" office:value-type="string">
            <text:p>fc852710-5d5f-4df6-b732-7bca3c459e3c</text:p>
          </table:table-cell>
          <table:table-cell table:style-name="ce6" table:formula="of:=[.B12]&amp;&quot;.jpg&quot;" office:value-type="string" office:string-value="fc852710-5d5f-4df6-b732-7bca3c459e3c.jpg">
            <text:p>fc852710-5d5f-4df6-b732-7bca3c459e3c.jpg</text:p>
          </table:table-cell>
          <table:table-cell table:style-name="ce8"/>
          <table:table-cell table:style-name="ce9" office:value-type="float" office:value="11">
            <text:p>011</text:p>
          </table:table-cell>
          <table:table-cell table:style-name="ce12" office:value-type="string">
            <text:p>Coal .45</text:p>
          </table:table-cell>
          <table:table-cell table:style-name="ce4" office:value-type="string">
            <text:p>P</text:p>
          </table:table-cell>
          <table:table-cell table:style-name="ce15" office:value-type="float" office:value="5">
            <text:p>5</text:p>
          </table:table-cell>
          <table:table-cell table:style-name="ce15" office:value-type="float" office:value="3">
            <text:p>3</text:p>
          </table:table-cell>
          <table:table-cell table:style-name="ce17" office:value-type="string">
            <text:p>Attack</text:p>
          </table:table-cell>
          <table:table-cell table:style-name="ce8" office:value-type="string">
            <text:p>Earth Evil Fire</text:p>
          </table:table-cell>
          <table:table-cell table:style-name="ce12" office:value-type="string">
            <text:p>Flash – Ranged – Safe</text:p>
          </table:table-cell>
          <table:table-cell table:style-name="ce4" office:value-type="string">
            <text:p>This attack may not be blocked by mid blocks. <text:s/>After this card is played as an attack, your opponent may draw 1 card. If they do, this attack gets +2 speed.</text:p>
          </table:table-cell>
          <table:table-cell table:style-name="ce15" office:value-type="float" office:value="2">
            <text:p>2</text:p>
          </table:table-cell>
          <table:table-cell table:style-name="ce12" office:value-type="string">
            <text:p>High</text:p>
          </table:table-cell>
          <table:table-cell table:style-name="ce4" office:value-type="float" office:value="3">
            <text:p>3</text:p>
          </table:table-cell>
          <table:table-cell table:style-name="ce4" office:value-type="string">
            <text:p>High</text:p>
          </table:table-cell>
          <table:table-cell table:style-name="ce4" office:value-type="float" office:value="6">
            <text:p>6</text:p>
          </table:table-cell>
          <table:table-cell table:number-columns-repeated="5" table:style-name="ce4"/>
          <table:table-cell office:value-type="string">
            <text:p>Legacy - Extended - Standard</text:p>
          </table:table-cell>
          <table:table-cell table:formula="of:=[.E12]&amp;&quot;.jpg|&quot;&amp;[.C12]" office:value-type="string" office:string-value="11.jpg|fc852710-5d5f-4df6-b732-7bca3c459e3c.jpg">
            <text:p>11.jpg|fc852710-5d5f-4df6-b732-7bca3c459e3c.jpg</text:p>
          </table:table-cell>
          <table:table-cell table:number-columns-repeated="999"/>
        </table:table-row>
        <table:table-row table:style-name="ro2">
          <table:table-cell table:style-name="ce2" table:formula="of:=CONCATENATE(&quot;&lt;card id=~&quot;;[.B13];&quot;~ name=~&quot;;[.F13];&quot;~&gt;&lt;property name=~Difficulty~ value=~&quot;;[.H13];&quot;~ /&gt;&lt;property name=~Rarity~ value=~&quot;;[.G13];&quot;~ /&gt;&lt;property name=~Control~ value=~&quot;;[.I13];&quot;~ /&gt;&lt;property name=~Type~ value=~&quot;;[.J13];&quot;~ /&gt;&lt;property name=~CardText~ value=~&quot;;[.M13];&quot;~ /&gt;&lt;property name=~Resources~ value=~&quot;;[.K13];&quot;~ /&gt;&lt;property name=~Block Modifier~ value=~&quot;;[.N13];&quot;~ /&gt;&lt;property name=~Block Zone~ value=~&quot;;[.O13];&quot;~ /&gt;&lt;property name=~Speed~ value=~&quot;;[.P13];&quot;~ /&gt;&lt;property name=~Attack Zone~ value=~&quot;;[.Q13];&quot;~ /&gt;&lt;property name=~Damage~ value=~&quot;;[.R13];&quot;~ /&gt;&lt;property name=~Hand Size~ value=~&quot;;[.V13];&quot;~ /&gt;&lt;property name=~Vitality~ value=~&quot;;[.W13];&quot;~ /&gt;&lt;property name=~Keywords~ value=~&quot;;[.L13];&quot;~ /&gt;&lt;property name=~Split Difficulty~ value=~&quot;;[.S13];&quot;~ /&gt;&lt;property name=~Split Rules~ value=~&quot;;[.T13];&quot;~ /&gt;&lt;property name=~Split Keywords~ value=~&quot;;[.U13];&quot;~ /&gt;&lt;property name=~Format~ value=~&quot;;[.X13];&quot;~ /&gt;&lt;/card&gt;&quot;)" office:value-type="string" office:string-value="&lt;card id=~36ab2cb6-d407-40c2-a3a0-29a5e73b17b8~ name=~Concussion Blast~&gt;&lt;property name=~Difficulty~ value=~5~ /&gt;&lt;property name=~Rarity~ value=~P~ /&gt;&lt;property name=~Control~ value=~2~ /&gt;&lt;property name=~Type~ value=~Attack~ /&gt;&lt;property name=~CardText~ value=~If this attack is blocked, discard it from the card pool after it resolves.~ /&gt;&lt;property name=~Resources~ value=~Air Chaos Void~ /&gt;&lt;property name=~Block Modifier~ value=~3~ /&gt;&lt;property name=~Block Zone~ value=~Low~ /&gt;&lt;property name=~Speed~ value=~4~ /&gt;&lt;property name=~Attack Zone~ value=~High~ /&gt;&lt;property name=~Damage~ value=~8~ /&gt;&lt;property name=~Hand Size~ value=~~ /&gt;&lt;property name=~Vitality~ value=~~ /&gt;&lt;property name=~Keywords~ value=~Flash – Ranged~ /&gt;&lt;property name=~Split Difficulty~ value=~~ /&gt;&lt;property name=~Split Rules~ value=~~ /&gt;&lt;property name=~Split Keywords~ value=~~ /&gt;&lt;property name=~Format~ value=~Legacy - Extended - Standard~ /&gt;&lt;/card&gt;">
            <text:p>&lt;card id=~36ab2cb6-d407-40c2-a3a0-29a5e73b17b8~ name=~Concussion Blast~&gt;&lt;property name=~Difficulty~ value=~5~ /&gt;&lt;property name=~Rarity~ value=~P~ /&gt;&lt;property name=~Control~ value=~2~ /&gt;&lt;property name=~Type~ value=~Attack~ /&gt;&lt;property name=~CardText~ value=~If this attack is blocked, discard it from the card pool after it resolves.~ /&gt;&lt;property name=~Resources~ value=~Air Chaos Void~ /&gt;&lt;property name=~Block Modifier~ value=~3~ /&gt;&lt;property name=~Block Zone~ value=~Low~ /&gt;&lt;property name=~Speed~ value=~4~ /&gt;&lt;property name=~Attack Zone~ value=~High~ /&gt;&lt;property name=~Damage~ value=~8~ /&gt;&lt;property name=~Hand Size~ value=~~ /&gt;&lt;property name=~Vitality~ value=~~ /&gt;&lt;property name=~Keywords~ value=~Flash – Ranged~ /&gt;&lt;property name=~Split Difficulty~ value=~~ /&gt;&lt;property name=~Split Rules~ value=~~ /&gt;&lt;property name=~Split Keywords~ value=~~ /&gt;&lt;property name=~Format~ value=~Legacy - Extended - Standard~ /&gt;&lt;/card&gt;</text:p>
          </table:table-cell>
          <table:table-cell table:style-name="ce4" office:value-type="string">
            <text:p>36ab2cb6-d407-40c2-a3a0-29a5e73b17b8</text:p>
          </table:table-cell>
          <table:table-cell table:style-name="ce6" table:formula="of:=[.B13]&amp;&quot;.jpg&quot;" office:value-type="string" office:string-value="36ab2cb6-d407-40c2-a3a0-29a5e73b17b8.jpg">
            <text:p>36ab2cb6-d407-40c2-a3a0-29a5e73b17b8.jpg</text:p>
          </table:table-cell>
          <table:table-cell table:style-name="ce8"/>
          <table:table-cell table:style-name="ce9" office:value-type="float" office:value="12">
            <text:p>012</text:p>
          </table:table-cell>
          <table:table-cell table:style-name="ce12" office:value-type="string">
            <text:p>Concussion Blast</text:p>
          </table:table-cell>
          <table:table-cell table:style-name="ce4" office:value-type="string">
            <text:p>P</text:p>
          </table:table-cell>
          <table:table-cell table:style-name="ce15" office:value-type="float" office:value="5">
            <text:p>5</text:p>
          </table:table-cell>
          <table:table-cell table:style-name="ce15" office:value-type="float" office:value="2">
            <text:p>2</text:p>
          </table:table-cell>
          <table:table-cell table:style-name="ce17" office:value-type="string">
            <text:p>Attack</text:p>
          </table:table-cell>
          <table:table-cell table:style-name="ce8" office:value-type="string">
            <text:p>Air Chaos Void</text:p>
          </table:table-cell>
          <table:table-cell table:style-name="ce12" office:value-type="string">
            <text:p>Flash – Ranged</text:p>
          </table:table-cell>
          <table:table-cell table:style-name="ce4" office:value-type="string">
            <text:p>If this attack is blocked, discard it from the card pool after it resolves.</text:p>
          </table:table-cell>
          <table:table-cell table:style-name="ce15" office:value-type="float" office:value="3">
            <text:p>3</text:p>
          </table:table-cell>
          <table:table-cell table:style-name="ce12" office:value-type="string">
            <text:p>Low</text:p>
          </table:table-cell>
          <table:table-cell table:style-name="ce15" office:value-type="float" office:value="4">
            <text:p>4</text:p>
          </table:table-cell>
          <table:table-cell table:style-name="ce12" office:value-type="string">
            <text:p>High</text:p>
          </table:table-cell>
          <table:table-cell table:style-name="ce15" office:value-type="float" office:value="8">
            <text:p>8</text:p>
          </table:table-cell>
          <table:table-cell table:number-columns-repeated="5" table:style-name="ce4"/>
          <table:table-cell office:value-type="string">
            <text:p>Legacy - Extended - Standard</text:p>
          </table:table-cell>
          <table:table-cell table:formula="of:=[.E13]&amp;&quot;.jpg|&quot;&amp;[.C13]" office:value-type="string" office:string-value="12.jpg|36ab2cb6-d407-40c2-a3a0-29a5e73b17b8.jpg">
            <text:p>12.jpg|36ab2cb6-d407-40c2-a3a0-29a5e73b17b8.jpg</text:p>
          </table:table-cell>
          <table:table-cell table:number-columns-repeated="999"/>
        </table:table-row>
        <table:table-row table:style-name="ro2">
          <table:table-cell table:style-name="ce2" table:formula="of:=CONCATENATE(&quot;&lt;card id=~&quot;;[.B14];&quot;~ name=~&quot;;[.F14];&quot;~&gt;&lt;property name=~Difficulty~ value=~&quot;;[.H14];&quot;~ /&gt;&lt;property name=~Rarity~ value=~&quot;;[.G14];&quot;~ /&gt;&lt;property name=~Control~ value=~&quot;;[.I14];&quot;~ /&gt;&lt;property name=~Type~ value=~&quot;;[.J14];&quot;~ /&gt;&lt;property name=~CardText~ value=~&quot;;[.M14];&quot;~ /&gt;&lt;property name=~Resources~ value=~&quot;;[.K14];&quot;~ /&gt;&lt;property name=~Block Modifier~ value=~&quot;;[.N14];&quot;~ /&gt;&lt;property name=~Block Zone~ value=~&quot;;[.O14];&quot;~ /&gt;&lt;property name=~Speed~ value=~&quot;;[.P14];&quot;~ /&gt;&lt;property name=~Attack Zone~ value=~&quot;;[.Q14];&quot;~ /&gt;&lt;property name=~Damage~ value=~&quot;;[.R14];&quot;~ /&gt;&lt;property name=~Hand Size~ value=~&quot;;[.V14];&quot;~ /&gt;&lt;property name=~Vitality~ value=~&quot;;[.W14];&quot;~ /&gt;&lt;property name=~Keywords~ value=~&quot;;[.L14];&quot;~ /&gt;&lt;property name=~Split Difficulty~ value=~&quot;;[.S14];&quot;~ /&gt;&lt;property name=~Split Rules~ value=~&quot;;[.T14];&quot;~ /&gt;&lt;property name=~Split Keywords~ value=~&quot;;[.U14];&quot;~ /&gt;&lt;property name=~Format~ value=~&quot;;[.X14];&quot;~ /&gt;&lt;/card&gt;&quot;)" office:value-type="string" office:string-value="&lt;card id=~4b46ed21-d561-4865-aac5-22f563883b3d~ name=~Crimson Barrage~&gt;&lt;property name=~Difficulty~ value=~3~ /&gt;&lt;property name=~Rarity~ value=~P~ /&gt;&lt;property name=~Control~ value=~3~ /&gt;&lt;property name=~Type~ value=~Attack~ /&gt;&lt;property name=~CardText~ value=~Combo E: Your next check this turn is a 6 (no control check necessary).~ /&gt;&lt;property name=~Resources~ value=~Evil Fire Good~ /&gt;&lt;property name=~Block Modifier~ value=~2~ /&gt;&lt;property name=~Block Zone~ value=~Mid~ /&gt;&lt;property name=~Speed~ value=~4~ /&gt;&lt;property name=~Attack Zone~ value=~Mid~ /&gt;&lt;property name=~Damage~ value=~3~ /&gt;&lt;property name=~Hand Size~ value=~~ /&gt;&lt;property name=~Vitality~ value=~~ /&gt;&lt;property name=~Keywords~ value=~Breaker: 2 – Ranged – Combo (High attack)~ /&gt;&lt;property name=~Split Difficulty~ value=~~ /&gt;&lt;property name=~Split Rules~ value=~~ /&gt;&lt;property name=~Split Keywords~ value=~~ /&gt;&lt;property name=~Format~ value=~Legacy - Extended - Standard~ /&gt;&lt;/card&gt;">
            <text:p>&lt;card id=~4b46ed21-d561-4865-aac5-22f563883b3d~ name=~Crimson Barrage~&gt;&lt;property name=~Difficulty~ value=~3~ /&gt;&lt;property name=~Rarity~ value=~P~ /&gt;&lt;property name=~Control~ value=~3~ /&gt;&lt;property name=~Type~ value=~Attack~ /&gt;&lt;property name=~CardText~ value=~Combo E: Your next check this turn is a 6 (no control check necessary).~ /&gt;&lt;property name=~Resources~ value=~Evil Fire Good~ /&gt;&lt;property name=~Block Modifier~ value=~2~ /&gt;&lt;property name=~Block Zone~ value=~Mid~ /&gt;&lt;property name=~Speed~ value=~4~ /&gt;&lt;property name=~Attack Zone~ value=~Mid~ /&gt;&lt;property name=~Damage~ value=~3~ /&gt;&lt;property name=~Hand Size~ value=~~ /&gt;&lt;property name=~Vitality~ value=~~ /&gt;&lt;property name=~Keywords~ value=~Breaker: 2 – Ranged – Combo (High attack)~ /&gt;&lt;property name=~Split Difficulty~ value=~~ /&gt;&lt;property name=~Split Rules~ value=~~ /&gt;&lt;property name=~Split Keywords~ value=~~ /&gt;&lt;property name=~Format~ value=~Legacy - Extended - Standard~ /&gt;&lt;/card&gt;</text:p>
          </table:table-cell>
          <table:table-cell table:style-name="ce4" office:value-type="string">
            <text:p>4b46ed21-d561-4865-aac5-22f563883b3d</text:p>
          </table:table-cell>
          <table:table-cell table:style-name="ce6" table:formula="of:=[.B14]&amp;&quot;.jpg&quot;" office:value-type="string" office:string-value="4b46ed21-d561-4865-aac5-22f563883b3d.jpg">
            <text:p>4b46ed21-d561-4865-aac5-22f563883b3d.jpg</text:p>
          </table:table-cell>
          <table:table-cell table:style-name="ce8"/>
          <table:table-cell table:style-name="ce9" office:value-type="float" office:value="13">
            <text:p>013</text:p>
          </table:table-cell>
          <table:table-cell table:style-name="ce12" office:value-type="string">
            <text:p>Crimson Barrage</text:p>
          </table:table-cell>
          <table:table-cell table:style-name="ce4" office:value-type="string">
            <text:p>P</text:p>
          </table:table-cell>
          <table:table-cell table:number-columns-repeated="2" table:style-name="ce15" office:value-type="float" office:value="3">
            <text:p>3</text:p>
          </table:table-cell>
          <table:table-cell table:style-name="ce17" office:value-type="string">
            <text:p>Attack</text:p>
          </table:table-cell>
          <table:table-cell table:style-name="ce8" office:value-type="string">
            <text:p>Evil Fire Good</text:p>
          </table:table-cell>
          <table:table-cell table:style-name="ce12" office:value-type="string">
            <text:p>Breaker: 2 – Ranged – Combo (High attack)</text:p>
          </table:table-cell>
          <table:table-cell table:style-name="ce4" office:value-type="string">
            <text:p>Combo E: Your next check this turn is a 6 (no control check necessary).</text:p>
          </table:table-cell>
          <table:table-cell table:style-name="ce15" office:value-type="float" office:value="2">
            <text:p>2</text:p>
          </table:table-cell>
          <table:table-cell table:style-name="ce12" office:value-type="string">
            <text:p>Mid</text:p>
          </table:table-cell>
          <table:table-cell table:style-name="ce15" office:value-type="float" office:value="4">
            <text:p>4</text:p>
          </table:table-cell>
          <table:table-cell table:style-name="ce12" office:value-type="string">
            <text:p>Mid</text:p>
          </table:table-cell>
          <table:table-cell table:style-name="ce15" office:value-type="float" office:value="3">
            <text:p>3</text:p>
          </table:table-cell>
          <table:table-cell table:number-columns-repeated="5" table:style-name="ce4"/>
          <table:table-cell office:value-type="string">
            <text:p>Legacy - Extended - Standard</text:p>
          </table:table-cell>
          <table:table-cell table:formula="of:=[.E14]&amp;&quot;.jpg|&quot;&amp;[.C14]" office:value-type="string" office:string-value="13.jpg|4b46ed21-d561-4865-aac5-22f563883b3d.jpg">
            <text:p>13.jpg|4b46ed21-d561-4865-aac5-22f563883b3d.jpg</text:p>
          </table:table-cell>
          <table:table-cell table:number-columns-repeated="999"/>
        </table:table-row>
        <table:table-row table:style-name="ro2">
          <table:table-cell table:style-name="ce2" table:formula="of:=CONCATENATE(&quot;&lt;card id=~&quot;;[.B15];&quot;~ name=~&quot;;[.F15];&quot;~&gt;&lt;property name=~Difficulty~ value=~&quot;;[.H15];&quot;~ /&gt;&lt;property name=~Rarity~ value=~&quot;;[.G15];&quot;~ /&gt;&lt;property name=~Control~ value=~&quot;;[.I15];&quot;~ /&gt;&lt;property name=~Type~ value=~&quot;;[.J15];&quot;~ /&gt;&lt;property name=~CardText~ value=~&quot;;[.M15];&quot;~ /&gt;&lt;property name=~Resources~ value=~&quot;;[.K15];&quot;~ /&gt;&lt;property name=~Block Modifier~ value=~&quot;;[.N15];&quot;~ /&gt;&lt;property name=~Block Zone~ value=~&quot;;[.O15];&quot;~ /&gt;&lt;property name=~Speed~ value=~&quot;;[.P15];&quot;~ /&gt;&lt;property name=~Attack Zone~ value=~&quot;;[.Q15];&quot;~ /&gt;&lt;property name=~Damage~ value=~&quot;;[.R15];&quot;~ /&gt;&lt;property name=~Hand Size~ value=~&quot;;[.V15];&quot;~ /&gt;&lt;property name=~Vitality~ value=~&quot;;[.W15];&quot;~ /&gt;&lt;property name=~Keywords~ value=~&quot;;[.L15];&quot;~ /&gt;&lt;property name=~Split Difficulty~ value=~&quot;;[.S15];&quot;~ /&gt;&lt;property name=~Split Rules~ value=~&quot;;[.T15];&quot;~ /&gt;&lt;property name=~Split Keywords~ value=~&quot;;[.U15];&quot;~ /&gt;&lt;property name=~Format~ value=~&quot;;[.X15];&quot;~ /&gt;&lt;/card&gt;&quot;)" office:value-type="string" office:string-value="&lt;card id=~a3df15f9-0ee5-450f-af1f-7110dc1a9354~ name=~Dragon Goddess~&gt;&lt;property name=~Difficulty~ value=~2~ /&gt;&lt;property name=~Rarity~ value=~P~ /&gt;&lt;property name=~Control~ value=~5~ /&gt;&lt;property name=~Type~ value=~Foundation~ /&gt;&lt;property name=~CardText~ value=~E: Your mid attack gets +1 speed.  E Commit: Your opponent reveals 1 random card from their hand. If it is a mid block, they discard it and draw 1 card.~ /&gt;&lt;property name=~Resources~ value=~Death Void Water~ /&gt;&lt;property name=~Block Modifier~ value=~3~ /&gt;&lt;property name=~Block Zone~ value=~High~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
            <text:p>&lt;card id=~a3df15f9-0ee5-450f-af1f-7110dc1a9354~ name=~Dragon Goddess~&gt;&lt;property name=~Difficulty~ value=~2~ /&gt;&lt;property name=~Rarity~ value=~P~ /&gt;&lt;property name=~Control~ value=~5~ /&gt;&lt;property name=~Type~ value=~Foundation~ /&gt;&lt;property name=~CardText~ value=~E: Your mid attack gets +1 speed. <text:s/>E Commit: Your opponent reveals 1 random card from their hand. If it is a mid block, they discard it and draw 1 card.~ /&gt;&lt;property name=~Resources~ value=~Death Void Water~ /&gt;&lt;property name=~Block Modifier~ value=~3~ /&gt;&lt;property name=~Block Zone~ value=~High~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text:p>
          </table:table-cell>
          <table:table-cell table:style-name="ce4" office:value-type="string">
            <text:p>a3df15f9-0ee5-450f-af1f-7110dc1a9354</text:p>
          </table:table-cell>
          <table:table-cell table:style-name="ce6" table:formula="of:=[.B15]&amp;&quot;.jpg&quot;" office:value-type="string" office:string-value="a3df15f9-0ee5-450f-af1f-7110dc1a9354.jpg">
            <text:p>a3df15f9-0ee5-450f-af1f-7110dc1a9354.jpg</text:p>
          </table:table-cell>
          <table:table-cell table:style-name="ce8"/>
          <table:table-cell table:style-name="ce9" office:value-type="float" office:value="14">
            <text:p>014</text:p>
          </table:table-cell>
          <table:table-cell table:style-name="ce12" office:value-type="string">
            <text:p>Dragon Goddess</text:p>
          </table:table-cell>
          <table:table-cell table:style-name="ce4" office:value-type="string">
            <text:p>P</text:p>
          </table:table-cell>
          <table:table-cell table:style-name="ce15" office:value-type="float" office:value="2">
            <text:p>2</text:p>
          </table:table-cell>
          <table:table-cell table:style-name="ce15" office:value-type="float" office:value="5">
            <text:p>5</text:p>
          </table:table-cell>
          <table:table-cell table:style-name="ce17" office:value-type="string">
            <text:p>Foundation</text:p>
          </table:table-cell>
          <table:table-cell table:style-name="ce8" office:value-type="string">
            <text:p>Death Void Water</text:p>
          </table:table-cell>
          <table:table-cell table:style-name="ce12"/>
          <table:table-cell table:style-name="ce4" office:value-type="string">
            <text:p>E: Your mid attack gets +1 speed. <text:s/>E Commit: Your opponent reveals 1 random card from their hand. If it is a mid block, they discard it and draw 1 card.</text:p>
          </table:table-cell>
          <table:table-cell table:style-name="ce15" office:value-type="float" office:value="3">
            <text:p>3</text:p>
          </table:table-cell>
          <table:table-cell table:style-name="ce12" office:value-type="string">
            <text:p>High</text:p>
          </table:table-cell>
          <table:table-cell table:style-name="ce15"/>
          <table:table-cell table:style-name="ce12"/>
          <table:table-cell table:style-name="ce15"/>
          <table:table-cell table:number-columns-repeated="5" table:style-name="ce4"/>
          <table:table-cell office:value-type="string">
            <text:p>Legacy - Extended - Standard</text:p>
          </table:table-cell>
          <table:table-cell table:formula="of:=[.E15]&amp;&quot;.jpg|&quot;&amp;[.C15]" office:value-type="string" office:string-value="14.jpg|a3df15f9-0ee5-450f-af1f-7110dc1a9354.jpg">
            <text:p>14.jpg|a3df15f9-0ee5-450f-af1f-7110dc1a9354.jpg</text:p>
          </table:table-cell>
          <table:table-cell table:number-columns-repeated="999"/>
        </table:table-row>
        <table:table-row table:style-name="ro2">
          <table:table-cell table:style-name="ce2" table:formula="of:=CONCATENATE(&quot;&lt;card id=~&quot;;[.B16];&quot;~ name=~&quot;;[.F16];&quot;~&gt;&lt;property name=~Difficulty~ value=~&quot;;[.H16];&quot;~ /&gt;&lt;property name=~Rarity~ value=~&quot;;[.G16];&quot;~ /&gt;&lt;property name=~Control~ value=~&quot;;[.I16];&quot;~ /&gt;&lt;property name=~Type~ value=~&quot;;[.J16];&quot;~ /&gt;&lt;property name=~CardText~ value=~&quot;;[.M16];&quot;~ /&gt;&lt;property name=~Resources~ value=~&quot;;[.K16];&quot;~ /&gt;&lt;property name=~Block Modifier~ value=~&quot;;[.N16];&quot;~ /&gt;&lt;property name=~Block Zone~ value=~&quot;;[.O16];&quot;~ /&gt;&lt;property name=~Speed~ value=~&quot;;[.P16];&quot;~ /&gt;&lt;property name=~Attack Zone~ value=~&quot;;[.Q16];&quot;~ /&gt;&lt;property name=~Damage~ value=~&quot;;[.R16];&quot;~ /&gt;&lt;property name=~Hand Size~ value=~&quot;;[.V16];&quot;~ /&gt;&lt;property name=~Vitality~ value=~&quot;;[.W16];&quot;~ /&gt;&lt;property name=~Keywords~ value=~&quot;;[.L16];&quot;~ /&gt;&lt;property name=~Split Difficulty~ value=~&quot;;[.S16];&quot;~ /&gt;&lt;property name=~Split Rules~ value=~&quot;;[.T16];&quot;~ /&gt;&lt;property name=~Split Keywords~ value=~&quot;;[.U16];&quot;~ /&gt;&lt;property name=~Format~ value=~&quot;;[.X16];&quot;~ /&gt;&lt;/card&gt;&quot;)" office:value-type="string" office:string-value="&lt;card id=~68e4c3d6-415d-4d10-8ed7-6a6d2750b895~ name=~Equinox~&gt;&lt;property name=~Difficulty~ value=~2~ /&gt;&lt;property name=~Rarity~ value=~P~ /&gt;&lt;property name=~Control~ value=~5~ /&gt;&lt;property name=~Type~ value=~Foundation~ /&gt;&lt;property name=~CardText~ value=~R [Your turn] Flip: After your opponent plays an ability that draws or adds cards to their hand, they may not play copies of that ability for the rest of this turn.  R Destroy: After an unblocked attack deals damage, both players discard 1 face down card from their card pool.~ /&gt;&lt;property name=~Resources~ value=~Air Chaos Death~ /&gt;&lt;property name=~Block Modifier~ value=~3~ /&gt;&lt;property name=~Block Zone~ value=~Mid~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
            <text:p>&lt;card id=~68e4c3d6-415d-4d10-8ed7-6a6d2750b895~ name=~Equinox~&gt;&lt;property name=~Difficulty~ value=~2~ /&gt;&lt;property name=~Rarity~ value=~P~ /&gt;&lt;property name=~Control~ value=~5~ /&gt;&lt;property name=~Type~ value=~Foundation~ /&gt;&lt;property name=~CardText~ value=~R [Your turn] Flip: After your opponent plays an ability that draws or adds cards to their hand, they may not play copies of that ability for the rest of this turn. <text:s/>R Destroy: After an unblocked attack deals damage, both players discard 1 face down card from their card pool.~ /&gt;&lt;property name=~Resources~ value=~Air Chaos Death~ /&gt;&lt;property name=~Block Modifier~ value=~3~ /&gt;&lt;property name=~Block Zone~ value=~Mid~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text:p>
          </table:table-cell>
          <table:table-cell table:style-name="ce6" office:value-type="string">
            <text:p>68e4c3d6-415d-4d10-8ed7-6a6d2750b895</text:p>
          </table:table-cell>
          <table:table-cell table:style-name="ce6" table:formula="of:=[.B16]&amp;&quot;.jpg&quot;" office:value-type="string" office:string-value="68e4c3d6-415d-4d10-8ed7-6a6d2750b895.jpg">
            <text:p>68e4c3d6-415d-4d10-8ed7-6a6d2750b895.jpg</text:p>
          </table:table-cell>
          <table:table-cell table:style-name="ce8"/>
          <table:table-cell table:style-name="ce9" office:value-type="float" office:value="15">
            <text:p>015</text:p>
          </table:table-cell>
          <table:table-cell table:style-name="ce12" office:value-type="string">
            <text:p>Equinox</text:p>
          </table:table-cell>
          <table:table-cell table:style-name="ce4" office:value-type="string">
            <text:p>P</text:p>
          </table:table-cell>
          <table:table-cell table:style-name="ce15" office:value-type="float" office:value="2">
            <text:p>2</text:p>
          </table:table-cell>
          <table:table-cell table:style-name="ce15" office:value-type="float" office:value="5">
            <text:p>5</text:p>
          </table:table-cell>
          <table:table-cell table:style-name="ce17" office:value-type="string">
            <text:p>Foundation</text:p>
          </table:table-cell>
          <table:table-cell table:style-name="ce8" office:value-type="string">
            <text:p>Air Chaos Death</text:p>
          </table:table-cell>
          <table:table-cell table:style-name="ce4"/>
          <table:table-cell table:style-name="ce4" office:value-type="string">
            <text:p>R [Your turn] Flip: After your opponent plays an ability that draws or adds cards to their hand, they may not play copies of that ability for the rest of this turn. <text:s/>R Destroy: After an unblocked attack deals damage, both players discard 1 face down card from their card pool.</text:p>
          </table:table-cell>
          <table:table-cell table:style-name="ce15" office:value-type="float" office:value="3">
            <text:p>3</text:p>
          </table:table-cell>
          <table:table-cell table:style-name="ce12" office:value-type="string">
            <text:p>Mid</text:p>
          </table:table-cell>
          <table:table-cell table:number-columns-repeated="8" table:style-name="ce4"/>
          <table:table-cell office:value-type="string">
            <text:p>Legacy - Extended - Standard</text:p>
          </table:table-cell>
          <table:table-cell table:formula="of:=[.E16]&amp;&quot;.jpg|&quot;&amp;[.C16]" office:value-type="string" office:string-value="15.jpg|68e4c3d6-415d-4d10-8ed7-6a6d2750b895.jpg">
            <text:p>15.jpg|68e4c3d6-415d-4d10-8ed7-6a6d2750b895.jpg</text:p>
          </table:table-cell>
          <table:table-cell table:number-columns-repeated="999"/>
        </table:table-row>
        <table:table-row table:style-name="ro2">
          <table:table-cell table:style-name="ce2" table:formula="of:=CONCATENATE(&quot;&lt;card id=~&quot;;[.B17];&quot;~ name=~&quot;;[.F17];&quot;~&gt;&lt;property name=~Difficulty~ value=~&quot;;[.H17];&quot;~ /&gt;&lt;property name=~Rarity~ value=~&quot;;[.G17];&quot;~ /&gt;&lt;property name=~Control~ value=~&quot;;[.I17];&quot;~ /&gt;&lt;property name=~Type~ value=~&quot;;[.J17];&quot;~ /&gt;&lt;property name=~CardText~ value=~&quot;;[.M17];&quot;~ /&gt;&lt;property name=~Resources~ value=~&quot;;[.K17];&quot;~ /&gt;&lt;property name=~Block Modifier~ value=~&quot;;[.N17];&quot;~ /&gt;&lt;property name=~Block Zone~ value=~&quot;;[.O17];&quot;~ /&gt;&lt;property name=~Speed~ value=~&quot;;[.P17];&quot;~ /&gt;&lt;property name=~Attack Zone~ value=~&quot;;[.Q17];&quot;~ /&gt;&lt;property name=~Damage~ value=~&quot;;[.R17];&quot;~ /&gt;&lt;property name=~Hand Size~ value=~&quot;;[.V17];&quot;~ /&gt;&lt;property name=~Vitality~ value=~&quot;;[.W17];&quot;~ /&gt;&lt;property name=~Keywords~ value=~&quot;;[.L17];&quot;~ /&gt;&lt;property name=~Split Difficulty~ value=~&quot;;[.S17];&quot;~ /&gt;&lt;property name=~Split Rules~ value=~&quot;;[.T17];&quot;~ /&gt;&lt;property name=~Split Keywords~ value=~&quot;;[.U17];&quot;~ /&gt;&lt;property name=~Format~ value=~&quot;;[.X17];&quot;~ /&gt;&lt;/card&gt;&quot;)" office:value-type="string" office:string-value="&lt;card id=~3a834091-1496-4586-ae0b-ff9ab296aaad~ name=~Focus Charge~&gt;&lt;property name=~Difficulty~ value=~3~ /&gt;&lt;property name=~Rarity~ value=~P~ /&gt;&lt;property name=~Control~ value=~3~ /&gt;&lt;property name=~Type~ value=~Attack~ /&gt;&lt;property name=~CardText~ value=~E: Your next attack this turn gets +3 speed and +1 to its powerful rating.~ /&gt;&lt;property name=~Resources~ value=~Air Earth Water~ /&gt;&lt;property name=~Block Modifier~ value=~2~ /&gt;&lt;property name=~Block Zone~ value=~Mid~ /&gt;&lt;property name=~Speed~ value=~3~ /&gt;&lt;property name=~Attack Zone~ value=~High~ /&gt;&lt;property name=~Damage~ value=~3~ /&gt;&lt;property name=~Hand Size~ value=~~ /&gt;&lt;property name=~Vitality~ value=~~ /&gt;&lt;property name=~Keywords~ value=~Ranged – Stun: 1~ /&gt;&lt;property name=~Split Difficulty~ value=~~ /&gt;&lt;property name=~Split Rules~ value=~~ /&gt;&lt;property name=~Split Keywords~ value=~~ /&gt;&lt;property name=~Format~ value=~Legacy - Extended - Standard~ /&gt;&lt;/card&gt;">
            <text:p>&lt;card id=~3a834091-1496-4586-ae0b-ff9ab296aaad~ name=~Focus Charge~&gt;&lt;property name=~Difficulty~ value=~3~ /&gt;&lt;property name=~Rarity~ value=~P~ /&gt;&lt;property name=~Control~ value=~3~ /&gt;&lt;property name=~Type~ value=~Attack~ /&gt;&lt;property name=~CardText~ value=~E: Your next attack this turn gets +3 speed and +1 to its powerful rating.~ /&gt;&lt;property name=~Resources~ value=~Air Earth Water~ /&gt;&lt;property name=~Block Modifier~ value=~2~ /&gt;&lt;property name=~Block Zone~ value=~Mid~ /&gt;&lt;property name=~Speed~ value=~3~ /&gt;&lt;property name=~Attack Zone~ value=~High~ /&gt;&lt;property name=~Damage~ value=~3~ /&gt;&lt;property name=~Hand Size~ value=~~ /&gt;&lt;property name=~Vitality~ value=~~ /&gt;&lt;property name=~Keywords~ value=~Ranged – Stun: 1~ /&gt;&lt;property name=~Split Difficulty~ value=~~ /&gt;&lt;property name=~Split Rules~ value=~~ /&gt;&lt;property name=~Split Keywords~ value=~~ /&gt;&lt;property name=~Format~ value=~Legacy - Extended - Standard~ /&gt;&lt;/card&gt;</text:p>
          </table:table-cell>
          <table:table-cell table:style-name="ce4" office:value-type="string">
            <text:p>3a834091-1496-4586-ae0b-ff9ab296aaad</text:p>
          </table:table-cell>
          <table:table-cell table:style-name="ce6" table:formula="of:=[.B17]&amp;&quot;.jpg&quot;" office:value-type="string" office:string-value="3a834091-1496-4586-ae0b-ff9ab296aaad.jpg">
            <text:p>3a834091-1496-4586-ae0b-ff9ab296aaad.jpg</text:p>
          </table:table-cell>
          <table:table-cell table:style-name="ce8"/>
          <table:table-cell table:style-name="ce9" office:value-type="float" office:value="16">
            <text:p>016</text:p>
          </table:table-cell>
          <table:table-cell table:style-name="ce12" office:value-type="string">
            <text:p>Focus Charge</text:p>
          </table:table-cell>
          <table:table-cell table:style-name="ce4" office:value-type="string">
            <text:p>P</text:p>
          </table:table-cell>
          <table:table-cell table:number-columns-repeated="2" table:style-name="ce15" office:value-type="float" office:value="3">
            <text:p>3</text:p>
          </table:table-cell>
          <table:table-cell table:style-name="ce17" office:value-type="string">
            <text:p>Attack</text:p>
          </table:table-cell>
          <table:table-cell table:style-name="ce8" office:value-type="string">
            <text:p>Air Earth Water</text:p>
          </table:table-cell>
          <table:table-cell table:style-name="ce4" office:value-type="string">
            <text:p>Ranged – Stun: 1</text:p>
          </table:table-cell>
          <table:table-cell table:style-name="ce4" office:value-type="string">
            <text:p>E: Your next attack this turn gets +3 speed and +1 to its powerful rating.</text:p>
          </table:table-cell>
          <table:table-cell table:style-name="ce15" office:value-type="float" office:value="2">
            <text:p>2</text:p>
          </table:table-cell>
          <table:table-cell table:style-name="ce12" office:value-type="string">
            <text:p>Mid</text:p>
          </table:table-cell>
          <table:table-cell table:style-name="ce4" office:value-type="float" office:value="3">
            <text:p>3</text:p>
          </table:table-cell>
          <table:table-cell table:style-name="ce4" office:value-type="string">
            <text:p>High</text:p>
          </table:table-cell>
          <table:table-cell table:style-name="ce4" office:value-type="float" office:value="3">
            <text:p>3</text:p>
          </table:table-cell>
          <table:table-cell table:number-columns-repeated="5" table:style-name="ce4"/>
          <table:table-cell office:value-type="string">
            <text:p>Legacy - Extended - Standard</text:p>
          </table:table-cell>
          <table:table-cell table:formula="of:=[.E17]&amp;&quot;.jpg|&quot;&amp;[.C17]" office:value-type="string" office:string-value="16.jpg|3a834091-1496-4586-ae0b-ff9ab296aaad.jpg">
            <text:p>16.jpg|3a834091-1496-4586-ae0b-ff9ab296aaad.jpg</text:p>
          </table:table-cell>
          <table:table-cell table:number-columns-repeated="999"/>
        </table:table-row>
        <table:table-row table:style-name="ro2">
          <table:table-cell table:style-name="ce2" table:formula="of:=CONCATENATE(&quot;&lt;card id=~&quot;;[.B18];&quot;~ name=~&quot;;[.F18];&quot;~&gt;&lt;property name=~Difficulty~ value=~&quot;;[.H18];&quot;~ /&gt;&lt;property name=~Rarity~ value=~&quot;;[.G18];&quot;~ /&gt;&lt;property name=~Control~ value=~&quot;;[.I18];&quot;~ /&gt;&lt;property name=~Type~ value=~&quot;;[.J18];&quot;~ /&gt;&lt;property name=~CardText~ value=~&quot;;[.M18];&quot;~ /&gt;&lt;property name=~Resources~ value=~&quot;;[.K18];&quot;~ /&gt;&lt;property name=~Block Modifier~ value=~&quot;;[.N18];&quot;~ /&gt;&lt;property name=~Block Zone~ value=~&quot;;[.O18];&quot;~ /&gt;&lt;property name=~Speed~ value=~&quot;;[.P18];&quot;~ /&gt;&lt;property name=~Attack Zone~ value=~&quot;;[.Q18];&quot;~ /&gt;&lt;property name=~Damage~ value=~&quot;;[.R18];&quot;~ /&gt;&lt;property name=~Hand Size~ value=~&quot;;[.V18];&quot;~ /&gt;&lt;property name=~Vitality~ value=~&quot;;[.W18];&quot;~ /&gt;&lt;property name=~Keywords~ value=~&quot;;[.L18];&quot;~ /&gt;&lt;property name=~Split Difficulty~ value=~&quot;;[.S18];&quot;~ /&gt;&lt;property name=~Split Rules~ value=~&quot;;[.T18];&quot;~ /&gt;&lt;property name=~Split Keywords~ value=~&quot;;[.U18];&quot;~ /&gt;&lt;property name=~Format~ value=~&quot;;[.X18];&quot;~ /&gt;&lt;/card&gt;&quot;)" office:value-type="string" office:string-value="&lt;card id=~b0c535b3-079b-47ad-8cd6-daa9555928db~ name=~KERSPLAT~&gt;&lt;property name=~Difficulty~ value=~4~ /&gt;&lt;property name=~Rarity~ value=~P~ /&gt;&lt;property name=~Control~ value=~3~ /&gt;&lt;property name=~Type~ value=~Attack~ /&gt;&lt;property name=~CardText~ value=~E: If this attack deals damage, gain 2 vitality.  E Commit 1 foundation: The next card you play this turn ignores progressive difficulty.~ /&gt;&lt;property name=~Resources~ value=~All Life Water~ /&gt;&lt;property name=~Block Modifier~ value=~1~ /&gt;&lt;property name=~Block Zone~ value=~Low~ /&gt;&lt;property name=~Speed~ value=~3~ /&gt;&lt;property name=~Attack Zone~ value=~High~ /&gt;&lt;property name=~Damage~ value=~4~ /&gt;&lt;property name=~Hand Size~ value=~~ /&gt;&lt;property name=~Vitality~ value=~~ /&gt;&lt;property name=~Keywords~ value=~Reversal – Weapon~ /&gt;&lt;property name=~Split Difficulty~ value=~~ /&gt;&lt;property name=~Split Rules~ value=~~ /&gt;&lt;property name=~Split Keywords~ value=~~ /&gt;&lt;property name=~Format~ value=~Legacy - Extended - Standard~ /&gt;&lt;/card&gt;">
            <text:p>&lt;card id=~b0c535b3-079b-47ad-8cd6-daa9555928db~ name=~KERSPLAT~&gt;&lt;property name=~Difficulty~ value=~4~ /&gt;&lt;property name=~Rarity~ value=~P~ /&gt;&lt;property name=~Control~ value=~3~ /&gt;&lt;property name=~Type~ value=~Attack~ /&gt;&lt;property name=~CardText~ value=~E: If this attack deals damage, gain 2 vitality. <text:s/>E Commit 1 foundation: The next card you play this turn ignores progressive difficulty.~ /&gt;&lt;property name=~Resources~ value=~All Life Water~ /&gt;&lt;property name=~Block Modifier~ value=~1~ /&gt;&lt;property name=~Block Zone~ value=~Low~ /&gt;&lt;property name=~Speed~ value=~3~ /&gt;&lt;property name=~Attack Zone~ value=~High~ /&gt;&lt;property name=~Damage~ value=~4~ /&gt;&lt;property name=~Hand Size~ value=~~ /&gt;&lt;property name=~Vitality~ value=~~ /&gt;&lt;property name=~Keywords~ value=~Reversal – Weapon~ /&gt;&lt;property name=~Split Difficulty~ value=~~ /&gt;&lt;property name=~Split Rules~ value=~~ /&gt;&lt;property name=~Split Keywords~ value=~~ /&gt;&lt;property name=~Format~ value=~Legacy - Extended - Standard~ /&gt;&lt;/card&gt;</text:p>
          </table:table-cell>
          <table:table-cell table:style-name="ce4" office:value-type="string">
            <text:p>b0c535b3-079b-47ad-8cd6-daa9555928db</text:p>
          </table:table-cell>
          <table:table-cell table:style-name="ce6" table:formula="of:=[.B18]&amp;&quot;.jpg&quot;" office:value-type="string" office:string-value="b0c535b3-079b-47ad-8cd6-daa9555928db.jpg">
            <text:p>b0c535b3-079b-47ad-8cd6-daa9555928db.jpg</text:p>
          </table:table-cell>
          <table:table-cell table:style-name="ce8"/>
          <table:table-cell table:style-name="ce9" office:value-type="float" office:value="17">
            <text:p>017</text:p>
          </table:table-cell>
          <table:table-cell table:style-name="ce12" office:value-type="string">
            <text:p>KERSPLAT</text:p>
          </table:table-cell>
          <table:table-cell table:style-name="ce4" office:value-type="string">
            <text:p>P</text:p>
          </table:table-cell>
          <table:table-cell table:style-name="ce15" office:value-type="float" office:value="4">
            <text:p>4</text:p>
          </table:table-cell>
          <table:table-cell table:style-name="ce15" office:value-type="float" office:value="3">
            <text:p>3</text:p>
          </table:table-cell>
          <table:table-cell table:style-name="ce17" office:value-type="string">
            <text:p>Attack</text:p>
          </table:table-cell>
          <table:table-cell table:style-name="ce8" office:value-type="string">
            <text:p>All Life Water</text:p>
          </table:table-cell>
          <table:table-cell table:style-name="ce4" office:value-type="string">
            <text:p>Reversal – Weapon</text:p>
          </table:table-cell>
          <table:table-cell table:style-name="ce4" office:value-type="string">
            <text:p>E: If this attack deals damage, gain 2 vitality. <text:s/>E Commit 1 foundation: The next card you play this turn ignores progressive difficulty.</text:p>
          </table:table-cell>
          <table:table-cell table:style-name="ce4" office:value-type="float" office:value="1">
            <text:p>1</text:p>
          </table:table-cell>
          <table:table-cell table:style-name="ce4" office:value-type="string">
            <text:p>Low</text:p>
          </table:table-cell>
          <table:table-cell table:style-name="ce4" office:value-type="float" office:value="3">
            <text:p>3</text:p>
          </table:table-cell>
          <table:table-cell table:style-name="ce4" office:value-type="string">
            <text:p>High</text:p>
          </table:table-cell>
          <table:table-cell table:style-name="ce4" office:value-type="float" office:value="4">
            <text:p>4</text:p>
          </table:table-cell>
          <table:table-cell table:number-columns-repeated="5" table:style-name="ce4"/>
          <table:table-cell office:value-type="string">
            <text:p>Legacy - Extended - Standard</text:p>
          </table:table-cell>
          <table:table-cell table:formula="of:=[.E18]&amp;&quot;.jpg|&quot;&amp;[.C18]" office:value-type="string" office:string-value="17.jpg|b0c535b3-079b-47ad-8cd6-daa9555928db.jpg">
            <text:p>17.jpg|b0c535b3-079b-47ad-8cd6-daa9555928db.jpg</text:p>
          </table:table-cell>
          <table:table-cell table:number-columns-repeated="999"/>
        </table:table-row>
        <table:table-row table:style-name="ro2">
          <table:table-cell table:style-name="ce2" table:formula="of:=CONCATENATE(&quot;&lt;card id=~&quot;;[.B19];&quot;~ name=~&quot;;[.F19];&quot;~&gt;&lt;property name=~Difficulty~ value=~&quot;;[.H19];&quot;~ /&gt;&lt;property name=~Rarity~ value=~&quot;;[.G19];&quot;~ /&gt;&lt;property name=~Control~ value=~&quot;;[.I19];&quot;~ /&gt;&lt;property name=~Type~ value=~&quot;;[.J19];&quot;~ /&gt;&lt;property name=~CardText~ value=~&quot;;[.M19];&quot;~ /&gt;&lt;property name=~Resources~ value=~&quot;;[.K19];&quot;~ /&gt;&lt;property name=~Block Modifier~ value=~&quot;;[.N19];&quot;~ /&gt;&lt;property name=~Block Zone~ value=~&quot;;[.O19];&quot;~ /&gt;&lt;property name=~Speed~ value=~&quot;;[.P19];&quot;~ /&gt;&lt;property name=~Attack Zone~ value=~&quot;;[.Q19];&quot;~ /&gt;&lt;property name=~Damage~ value=~&quot;;[.R19];&quot;~ /&gt;&lt;property name=~Hand Size~ value=~&quot;;[.V19];&quot;~ /&gt;&lt;property name=~Vitality~ value=~&quot;;[.W19];&quot;~ /&gt;&lt;property name=~Keywords~ value=~&quot;;[.L19];&quot;~ /&gt;&lt;property name=~Split Difficulty~ value=~&quot;;[.S19];&quot;~ /&gt;&lt;property name=~Split Rules~ value=~&quot;;[.T19];&quot;~ /&gt;&lt;property name=~Split Keywords~ value=~&quot;;[.U19];&quot;~ /&gt;&lt;property name=~Format~ value=~&quot;;[.X19];&quot;~ /&gt;&lt;/card&gt;&quot;)" office:value-type="string" office:string-value="&lt;card id=~a36465ea-9731-45f8-aeca-537ac77edfe3~ name=~Patriot Stance~&gt;&lt;property name=~Difficulty~ value=~2~ /&gt;&lt;property name=~Rarity~ value=~P~ /&gt;&lt;property name=~Control~ value=~5~ /&gt;&lt;property name=~Type~ value=~Foundation~ /&gt;&lt;property name=~CardText~ value=~R [Once per turn]: After you gain vitality, gain 1 vitality.  E Flip [Opponent's turn]: Add 1 kick or punch attack from your card pool to your hand.~ /&gt;&lt;property name=~Resources~ value=~Earth Life Order~ /&gt;&lt;property name=~Block Modifier~ value=~2~ /&gt;&lt;property name=~Block Zone~ value=~Low~ /&gt;&lt;property name=~Speed~ value=~~ /&gt;&lt;property name=~Attack Zone~ value=~~ /&gt;&lt;property name=~Damage~ value=~~ /&gt;&lt;property name=~Hand Size~ value=~~ /&gt;&lt;property name=~Vitality~ value=~~ /&gt;&lt;property name=~Keywords~ value=~Unique~ /&gt;&lt;property name=~Split Difficulty~ value=~~ /&gt;&lt;property name=~Split Rules~ value=~~ /&gt;&lt;property name=~Split Keywords~ value=~~ /&gt;&lt;property name=~Format~ value=~Legacy - Extended - Standard~ /&gt;&lt;/card&gt;">
            <text:p>&lt;card id=~a36465ea-9731-45f8-aeca-537ac77edfe3~ name=~Patriot Stance~&gt;&lt;property name=~Difficulty~ value=~2~ /&gt;&lt;property name=~Rarity~ value=~P~ /&gt;&lt;property name=~Control~ value=~5~ /&gt;&lt;property name=~Type~ value=~Foundation~ /&gt;&lt;property name=~CardText~ value=~R [Once per turn]: After you gain vitality, gain 1 vitality. <text:s/>E Flip [Opponent's turn]: Add 1 kick or punch attack from your card pool to your hand.~ /&gt;&lt;property name=~Resources~ value=~Earth Life Order~ /&gt;&lt;property name=~Block Modifier~ value=~2~ /&gt;&lt;property name=~Block Zone~ value=~Low~ /&gt;&lt;property name=~Speed~ value=~~ /&gt;&lt;property name=~Attack Zone~ value=~~ /&gt;&lt;property name=~Damage~ value=~~ /&gt;&lt;property name=~Hand Size~ value=~~ /&gt;&lt;property name=~Vitality~ value=~~ /&gt;&lt;property name=~Keywords~ value=~Unique~ /&gt;&lt;property name=~Split Difficulty~ value=~~ /&gt;&lt;property name=~Split Rules~ value=~~ /&gt;&lt;property name=~Split Keywords~ value=~~ /&gt;&lt;property name=~Format~ value=~Legacy - Extended - Standard~ /&gt;&lt;/card&gt;</text:p>
          </table:table-cell>
          <table:table-cell table:style-name="ce4" office:value-type="string">
            <text:p>a36465ea-9731-45f8-aeca-537ac77edfe3</text:p>
          </table:table-cell>
          <table:table-cell table:style-name="ce6" table:formula="of:=[.B19]&amp;&quot;.jpg&quot;" office:value-type="string" office:string-value="a36465ea-9731-45f8-aeca-537ac77edfe3.jpg">
            <text:p>a36465ea-9731-45f8-aeca-537ac77edfe3.jpg</text:p>
          </table:table-cell>
          <table:table-cell table:style-name="ce8"/>
          <table:table-cell table:style-name="ce9" office:value-type="float" office:value="18">
            <text:p>018</text:p>
          </table:table-cell>
          <table:table-cell table:style-name="ce12" office:value-type="string">
            <text:p>Patriot Stance</text:p>
          </table:table-cell>
          <table:table-cell table:style-name="ce4" office:value-type="string">
            <text:p>P</text:p>
          </table:table-cell>
          <table:table-cell table:style-name="ce15" office:value-type="float" office:value="2">
            <text:p>2</text:p>
          </table:table-cell>
          <table:table-cell table:style-name="ce15" office:value-type="float" office:value="5">
            <text:p>5</text:p>
          </table:table-cell>
          <table:table-cell table:style-name="ce17" office:value-type="string">
            <text:p>Foundation</text:p>
          </table:table-cell>
          <table:table-cell table:style-name="ce8" office:value-type="string">
            <text:p>Earth Life Order</text:p>
          </table:table-cell>
          <table:table-cell table:style-name="ce12" office:value-type="string">
            <text:p>Unique</text:p>
          </table:table-cell>
          <table:table-cell table:style-name="ce4" office:value-type="string">
            <text:p>R [Once per turn]: After you gain vitality, gain 1 vitality. <text:s/>E Flip [Opponent's turn]: Add 1 kick or punch attack from your card pool to your hand.</text:p>
          </table:table-cell>
          <table:table-cell table:style-name="ce4" office:value-type="float" office:value="2">
            <text:p>2</text:p>
          </table:table-cell>
          <table:table-cell table:style-name="ce4" office:value-type="string">
            <text:p>Low</text:p>
          </table:table-cell>
          <table:table-cell table:number-columns-repeated="8" table:style-name="ce4"/>
          <table:table-cell office:value-type="string">
            <text:p>Legacy - Extended - Standard</text:p>
          </table:table-cell>
          <table:table-cell table:formula="of:=[.E19]&amp;&quot;.jpg|&quot;&amp;[.C19]" office:value-type="string" office:string-value="18.jpg|a36465ea-9731-45f8-aeca-537ac77edfe3.jpg">
            <text:p>18.jpg|a36465ea-9731-45f8-aeca-537ac77edfe3.jpg</text:p>
          </table:table-cell>
          <table:table-cell table:number-columns-repeated="999"/>
        </table:table-row>
        <table:table-row table:style-name="ro2">
          <table:table-cell table:style-name="ce2" table:formula="of:=CONCATENATE(&quot;&lt;card id=~&quot;;[.B20];&quot;~ name=~&quot;;[.F20];&quot;~&gt;&lt;property name=~Difficulty~ value=~&quot;;[.H20];&quot;~ /&gt;&lt;property name=~Rarity~ value=~&quot;;[.G20];&quot;~ /&gt;&lt;property name=~Control~ value=~&quot;;[.I20];&quot;~ /&gt;&lt;property name=~Type~ value=~&quot;;[.J20];&quot;~ /&gt;&lt;property name=~CardText~ value=~&quot;;[.M20];&quot;~ /&gt;&lt;property name=~Resources~ value=~&quot;;[.K20];&quot;~ /&gt;&lt;property name=~Block Modifier~ value=~&quot;;[.N20];&quot;~ /&gt;&lt;property name=~Block Zone~ value=~&quot;;[.O20];&quot;~ /&gt;&lt;property name=~Speed~ value=~&quot;;[.P20];&quot;~ /&gt;&lt;property name=~Attack Zone~ value=~&quot;;[.Q20];&quot;~ /&gt;&lt;property name=~Damage~ value=~&quot;;[.R20];&quot;~ /&gt;&lt;property name=~Hand Size~ value=~&quot;;[.V20];&quot;~ /&gt;&lt;property name=~Vitality~ value=~&quot;;[.W20];&quot;~ /&gt;&lt;property name=~Keywords~ value=~&quot;;[.L20];&quot;~ /&gt;&lt;property name=~Split Difficulty~ value=~&quot;;[.S20];&quot;~ /&gt;&lt;property name=~Split Rules~ value=~&quot;;[.T20];&quot;~ /&gt;&lt;property name=~Split Keywords~ value=~&quot;;[.U20];&quot;~ /&gt;&lt;property name=~Format~ value=~&quot;;[.X20];&quot;~ /&gt;&lt;/card&gt;&quot;)" office:value-type="string" office:string-value="&lt;card id=~d5ae61e3-5aed-45d1-81d8-38faad753402~ name=~Peaceful Messenger~&gt;&lt;property name=~Difficulty~ value=~3~ /&gt;&lt;property name=~Rarity~ value=~P~ /&gt;&lt;property name=~Control~ value=~4~ /&gt;&lt;property name=~Type~ value=~Foundation~ /&gt;&lt;property name=~CardText~ value=~After you block an attack with this card, that attack deals no damage.  E Commit: Your attack gets +2 damage or +2 speed (your choice).~ /&gt;&lt;property name=~Resources~ value=~Chaos Death Life~ /&gt;&lt;property name=~Block Modifier~ value=~3~ /&gt;&lt;property name=~Block Zone~ value=~Mid~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
            <text:p>&lt;card id=~d5ae61e3-5aed-45d1-81d8-38faad753402~ name=~Peaceful Messenger~&gt;&lt;property name=~Difficulty~ value=~3~ /&gt;&lt;property name=~Rarity~ value=~P~ /&gt;&lt;property name=~Control~ value=~4~ /&gt;&lt;property name=~Type~ value=~Foundation~ /&gt;&lt;property name=~CardText~ value=~After you block an attack with this card, that attack deals no damage. <text:s/>E Commit: Your attack gets +2 damage or +2 speed (your choice).~ /&gt;&lt;property name=~Resources~ value=~Chaos Death Life~ /&gt;&lt;property name=~Block Modifier~ value=~3~ /&gt;&lt;property name=~Block Zone~ value=~Mid~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text:p>
          </table:table-cell>
          <table:table-cell table:style-name="ce4" office:value-type="string">
            <text:p>d5ae61e3-5aed-45d1-81d8-38faad753402</text:p>
          </table:table-cell>
          <table:table-cell table:style-name="ce6" table:formula="of:=[.B20]&amp;&quot;.jpg&quot;" office:value-type="string" office:string-value="d5ae61e3-5aed-45d1-81d8-38faad753402.jpg">
            <text:p>d5ae61e3-5aed-45d1-81d8-38faad753402.jpg</text:p>
          </table:table-cell>
          <table:table-cell table:style-name="ce8"/>
          <table:table-cell table:style-name="ce9" office:value-type="float" office:value="19">
            <text:p>019</text:p>
          </table:table-cell>
          <table:table-cell table:style-name="ce12" office:value-type="string">
            <text:p>Peaceful Messenger</text:p>
          </table:table-cell>
          <table:table-cell table:style-name="ce4" office:value-type="string">
            <text:p>P</text:p>
          </table:table-cell>
          <table:table-cell table:style-name="ce15" office:value-type="float" office:value="3">
            <text:p>3</text:p>
          </table:table-cell>
          <table:table-cell table:style-name="ce15" office:value-type="float" office:value="4">
            <text:p>4</text:p>
          </table:table-cell>
          <table:table-cell table:style-name="ce17" office:value-type="string">
            <text:p>Foundation</text:p>
          </table:table-cell>
          <table:table-cell table:style-name="ce8" office:value-type="string">
            <text:p>Chaos Death Life</text:p>
          </table:table-cell>
          <table:table-cell table:style-name="ce4"/>
          <table:table-cell table:style-name="ce4" office:value-type="string">
            <text:p>After you block an attack with this card, that attack deals no damage. <text:s/>E Commit: Your attack gets +2 damage or +2 speed (your choice).</text:p>
          </table:table-cell>
          <table:table-cell table:style-name="ce15" office:value-type="float" office:value="3">
            <text:p>3</text:p>
          </table:table-cell>
          <table:table-cell table:style-name="ce12" office:value-type="string">
            <text:p>Mid</text:p>
          </table:table-cell>
          <table:table-cell table:number-columns-repeated="6" table:style-name="ce4"/>
          <table:table-cell table:number-columns-repeated="2" table:style-name="ce15"/>
          <table:table-cell office:value-type="string">
            <text:p>Legacy - Extended - Standard</text:p>
          </table:table-cell>
          <table:table-cell table:formula="of:=[.E20]&amp;&quot;.jpg|&quot;&amp;[.C20]" office:value-type="string" office:string-value="19.jpg|d5ae61e3-5aed-45d1-81d8-38faad753402.jpg">
            <text:p>19.jpg|d5ae61e3-5aed-45d1-81d8-38faad753402.jpg</text:p>
          </table:table-cell>
          <table:table-cell table:number-columns-repeated="999"/>
        </table:table-row>
        <table:table-row table:style-name="ro2">
          <table:table-cell table:style-name="ce2" table:formula="of:=CONCATENATE(&quot;&lt;card id=~&quot;;[.B21];&quot;~ name=~&quot;;[.F21];&quot;~&gt;&lt;property name=~Difficulty~ value=~&quot;;[.H21];&quot;~ /&gt;&lt;property name=~Rarity~ value=~&quot;;[.G21];&quot;~ /&gt;&lt;property name=~Control~ value=~&quot;;[.I21];&quot;~ /&gt;&lt;property name=~Type~ value=~&quot;;[.J21];&quot;~ /&gt;&lt;property name=~CardText~ value=~&quot;;[.M21];&quot;~ /&gt;&lt;property name=~Resources~ value=~&quot;;[.K21];&quot;~ /&gt;&lt;property name=~Block Modifier~ value=~&quot;;[.N21];&quot;~ /&gt;&lt;property name=~Block Zone~ value=~&quot;;[.O21];&quot;~ /&gt;&lt;property name=~Speed~ value=~&quot;;[.P21];&quot;~ /&gt;&lt;property name=~Attack Zone~ value=~&quot;;[.Q21];&quot;~ /&gt;&lt;property name=~Damage~ value=~&quot;;[.R21];&quot;~ /&gt;&lt;property name=~Hand Size~ value=~&quot;;[.V21];&quot;~ /&gt;&lt;property name=~Vitality~ value=~&quot;;[.W21];&quot;~ /&gt;&lt;property name=~Keywords~ value=~&quot;;[.L21];&quot;~ /&gt;&lt;property name=~Split Difficulty~ value=~&quot;;[.S21];&quot;~ /&gt;&lt;property name=~Split Rules~ value=~&quot;;[.T21];&quot;~ /&gt;&lt;property name=~Split Keywords~ value=~&quot;;[.U21];&quot;~ /&gt;&lt;property name=~Format~ value=~&quot;;[.X21];&quot;~ /&gt;&lt;/card&gt;&quot;)" office:value-type="string" office:string-value="&lt;card id=~68b893d3-1d0c-48df-a1eb-933efd80158e~ name=~Revoke~&gt;&lt;property name=~Difficulty~ value=~0~ /&gt;&lt;property name=~Rarity~ value=~P~ /&gt;&lt;property name=~Control~ value=~5~ /&gt;&lt;property name=~Type~ value=~Action~ /&gt;&lt;property name=~CardText~ value=~R: After your opponent plays an enhance ability, cancel its effects. Remove this card from the game.  First F: Your foundations get -1 difficulty for the rest of this Combat Phase. During your End Phase, add this card to your staging area face down.~ /&gt;&lt;property name=~Resources~ value=~Evil Life Void~ /&gt;&lt;property name=~Block Modifier~ value=~~ /&gt;&lt;property name=~Block Zone~ value=~~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
            <text:p>&lt;card id=~68b893d3-1d0c-48df-a1eb-933efd80158e~ name=~Revoke~&gt;&lt;property name=~Difficulty~ value=~0~ /&gt;&lt;property name=~Rarity~ value=~P~ /&gt;&lt;property name=~Control~ value=~5~ /&gt;&lt;property name=~Type~ value=~Action~ /&gt;&lt;property name=~CardText~ value=~R: After your opponent plays an enhance ability, cancel its effects. Remove this card from the game. <text:s/>First F: Your foundations get -1 difficulty for the rest of this Combat Phase. During your End Phase, add this card to your staging area face down.~ /&gt;&lt;property name=~Resources~ value=~Evil Life Void~ /&gt;&lt;property name=~Block Modifier~ value=~~ /&gt;&lt;property name=~Block Zone~ value=~~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text:p>
          </table:table-cell>
          <table:table-cell table:style-name="ce4" office:value-type="string">
            <text:p>68b893d3-1d0c-48df-a1eb-933efd80158e</text:p>
          </table:table-cell>
          <table:table-cell table:style-name="ce6" table:formula="of:=[.B21]&amp;&quot;.jpg&quot;" office:value-type="string" office:string-value="68b893d3-1d0c-48df-a1eb-933efd80158e.jpg">
            <text:p>68b893d3-1d0c-48df-a1eb-933efd80158e.jpg</text:p>
          </table:table-cell>
          <table:table-cell table:style-name="ce8"/>
          <table:table-cell table:style-name="ce9" office:value-type="float" office:value="20">
            <text:p>020</text:p>
          </table:table-cell>
          <table:table-cell table:style-name="ce12" office:value-type="string">
            <text:p>Revoke</text:p>
          </table:table-cell>
          <table:table-cell table:style-name="ce4" office:value-type="string">
            <text:p>P</text:p>
          </table:table-cell>
          <table:table-cell table:style-name="ce15" office:value-type="float" office:value="0">
            <text:p>0</text:p>
          </table:table-cell>
          <table:table-cell table:style-name="ce15" office:value-type="float" office:value="5">
            <text:p>5</text:p>
          </table:table-cell>
          <table:table-cell table:style-name="ce17" office:value-type="string">
            <text:p>Action</text:p>
          </table:table-cell>
          <table:table-cell table:style-name="ce8" office:value-type="string">
            <text:p>Evil Life Void</text:p>
          </table:table-cell>
          <table:table-cell table:style-name="ce12"/>
          <table:table-cell table:style-name="ce4" office:value-type="string">
            <text:p>R: After your opponent plays an enhance ability, cancel its effects. Remove this card from the game. <text:s/>First F: Your foundations get -1 difficulty for the rest of this Combat Phase. During your End Phase, add this card to your staging area face down.</text:p>
          </table:table-cell>
          <table:table-cell table:style-name="ce15"/>
          <table:table-cell table:style-name="ce12"/>
          <table:table-cell table:number-columns-repeated="8" table:style-name="ce4"/>
          <table:table-cell office:value-type="string">
            <text:p>Legacy - Extended - Standard</text:p>
          </table:table-cell>
          <table:table-cell table:formula="of:=[.E21]&amp;&quot;.jpg|&quot;&amp;[.C21]" office:value-type="string" office:string-value="20.jpg|68b893d3-1d0c-48df-a1eb-933efd80158e.jpg">
            <text:p>20.jpg|68b893d3-1d0c-48df-a1eb-933efd80158e.jpg</text:p>
          </table:table-cell>
          <table:table-cell table:number-columns-repeated="999"/>
        </table:table-row>
        <table:table-row table:style-name="ro2">
          <table:table-cell table:style-name="ce2" table:formula="of:=CONCATENATE(&quot;&lt;card id=~&quot;;[.B22];&quot;~ name=~&quot;;[.F22];&quot;~&gt;&lt;property name=~Difficulty~ value=~&quot;;[.H22];&quot;~ /&gt;&lt;property name=~Rarity~ value=~&quot;;[.G22];&quot;~ /&gt;&lt;property name=~Control~ value=~&quot;;[.I22];&quot;~ /&gt;&lt;property name=~Type~ value=~&quot;;[.J22];&quot;~ /&gt;&lt;property name=~CardText~ value=~&quot;;[.M22];&quot;~ /&gt;&lt;property name=~Resources~ value=~&quot;;[.K22];&quot;~ /&gt;&lt;property name=~Block Modifier~ value=~&quot;;[.N22];&quot;~ /&gt;&lt;property name=~Block Zone~ value=~&quot;;[.O22];&quot;~ /&gt;&lt;property name=~Speed~ value=~&quot;;[.P22];&quot;~ /&gt;&lt;property name=~Attack Zone~ value=~&quot;;[.Q22];&quot;~ /&gt;&lt;property name=~Damage~ value=~&quot;;[.R22];&quot;~ /&gt;&lt;property name=~Hand Size~ value=~&quot;;[.V22];&quot;~ /&gt;&lt;property name=~Vitality~ value=~&quot;;[.W22];&quot;~ /&gt;&lt;property name=~Keywords~ value=~&quot;;[.L22];&quot;~ /&gt;&lt;property name=~Split Difficulty~ value=~&quot;;[.S22];&quot;~ /&gt;&lt;property name=~Split Rules~ value=~&quot;;[.T22];&quot;~ /&gt;&lt;property name=~Split Keywords~ value=~&quot;;[.U22];&quot;~ /&gt;&lt;property name=~Format~ value=~&quot;;[.X22];&quot;~ /&gt;&lt;/card&gt;&quot;)" office:value-type="string" office:string-value="&lt;card id=~5543e36c-e4d0-436a-b156-537b75b6de03~ name=~Stinging Upper~&gt;&lt;property name=~Difficulty~ value=~4~ /&gt;&lt;property name=~Rarity~ value=~P~ /&gt;&lt;property name=~Control~ value=~3~ /&gt;&lt;property name=~Type~ value=~Attack~ /&gt;&lt;property name=~CardText~ value=~E: Add 1 attack from your discard pile to your card pool and seal it.~ /&gt;&lt;property name=~Resources~ value=~Air All Order~ /&gt;&lt;property name=~Block Modifier~ value=~1~ /&gt;&lt;property name=~Block Zone~ value=~Mid~ /&gt;&lt;property name=~Speed~ value=~3~ /&gt;&lt;property name=~Attack Zone~ value=~Low~ /&gt;&lt;property name=~Damage~ value=~5~ /&gt;&lt;property name=~Hand Size~ value=~~ /&gt;&lt;property name=~Vitality~ value=~~ /&gt;&lt;property name=~Keywords~ value=~Punch – Weapon~ /&gt;&lt;property name=~Split Difficulty~ value=~~ /&gt;&lt;property name=~Split Rules~ value=~~ /&gt;&lt;property name=~Split Keywords~ value=~~ /&gt;&lt;property name=~Format~ value=~Legacy - Extended - Standard~ /&gt;&lt;/card&gt;">
            <text:p>&lt;card id=~5543e36c-e4d0-436a-b156-537b75b6de03~ name=~Stinging Upper~&gt;&lt;property name=~Difficulty~ value=~4~ /&gt;&lt;property name=~Rarity~ value=~P~ /&gt;&lt;property name=~Control~ value=~3~ /&gt;&lt;property name=~Type~ value=~Attack~ /&gt;&lt;property name=~CardText~ value=~E: Add 1 attack from your discard pile to your card pool and seal it.~ /&gt;&lt;property name=~Resources~ value=~Air All Order~ /&gt;&lt;property name=~Block Modifier~ value=~1~ /&gt;&lt;property name=~Block Zone~ value=~Mid~ /&gt;&lt;property name=~Speed~ value=~3~ /&gt;&lt;property name=~Attack Zone~ value=~Low~ /&gt;&lt;property name=~Damage~ value=~5~ /&gt;&lt;property name=~Hand Size~ value=~~ /&gt;&lt;property name=~Vitality~ value=~~ /&gt;&lt;property name=~Keywords~ value=~Punch – Weapon~ /&gt;&lt;property name=~Split Difficulty~ value=~~ /&gt;&lt;property name=~Split Rules~ value=~~ /&gt;&lt;property name=~Split Keywords~ value=~~ /&gt;&lt;property name=~Format~ value=~Legacy - Extended - Standard~ /&gt;&lt;/card&gt;</text:p>
          </table:table-cell>
          <table:table-cell table:style-name="ce4" office:value-type="string">
            <text:p>5543e36c-e4d0-436a-b156-537b75b6de03</text:p>
          </table:table-cell>
          <table:table-cell table:style-name="ce6" table:formula="of:=[.B22]&amp;&quot;.jpg&quot;" office:value-type="string" office:string-value="5543e36c-e4d0-436a-b156-537b75b6de03.jpg">
            <text:p>5543e36c-e4d0-436a-b156-537b75b6de03.jpg</text:p>
          </table:table-cell>
          <table:table-cell table:style-name="ce8"/>
          <table:table-cell table:style-name="ce9" office:value-type="float" office:value="21">
            <text:p>021</text:p>
          </table:table-cell>
          <table:table-cell table:style-name="ce12" office:value-type="string">
            <text:p>Stinging Upper</text:p>
          </table:table-cell>
          <table:table-cell table:style-name="ce4" office:value-type="string">
            <text:p>P</text:p>
          </table:table-cell>
          <table:table-cell table:style-name="ce15" office:value-type="float" office:value="4">
            <text:p>4</text:p>
          </table:table-cell>
          <table:table-cell table:style-name="ce15" office:value-type="float" office:value="3">
            <text:p>3</text:p>
          </table:table-cell>
          <table:table-cell table:style-name="ce17" office:value-type="string">
            <text:p>Attack</text:p>
          </table:table-cell>
          <table:table-cell table:style-name="ce8" office:value-type="string">
            <text:p>Air All Order</text:p>
          </table:table-cell>
          <table:table-cell table:style-name="ce12" office:value-type="string">
            <text:p>Punch – Weapon</text:p>
          </table:table-cell>
          <table:table-cell table:style-name="ce4" office:value-type="string">
            <text:p>E: Add 1 attack from your discard pile to your card pool and seal it.</text:p>
          </table:table-cell>
          <table:table-cell table:style-name="ce4" office:value-type="float" office:value="1">
            <text:p>1</text:p>
          </table:table-cell>
          <table:table-cell table:style-name="ce4" office:value-type="string">
            <text:p>Mid</text:p>
          </table:table-cell>
          <table:table-cell table:style-name="ce15" office:value-type="float" office:value="3">
            <text:p>3</text:p>
          </table:table-cell>
          <table:table-cell table:style-name="ce12" office:value-type="string">
            <text:p>Low</text:p>
          </table:table-cell>
          <table:table-cell table:style-name="ce15" office:value-type="float" office:value="5">
            <text:p>5</text:p>
          </table:table-cell>
          <table:table-cell table:number-columns-repeated="5" table:style-name="ce4"/>
          <table:table-cell office:value-type="string">
            <text:p>Legacy - Extended - Standard</text:p>
          </table:table-cell>
          <table:table-cell table:formula="of:=[.E22]&amp;&quot;.jpg|&quot;&amp;[.C22]" office:value-type="string" office:string-value="21.jpg|5543e36c-e4d0-436a-b156-537b75b6de03.jpg">
            <text:p>21.jpg|5543e36c-e4d0-436a-b156-537b75b6de03.jpg</text:p>
          </table:table-cell>
          <table:table-cell table:number-columns-repeated="999"/>
        </table:table-row>
        <table:table-row table:style-name="ro2">
          <table:table-cell table:style-name="ce2" table:formula="of:=CONCATENATE(&quot;&lt;card id=~&quot;;[.B23];&quot;~ name=~&quot;;[.F23];&quot;~&gt;&lt;property name=~Difficulty~ value=~&quot;;[.H23];&quot;~ /&gt;&lt;property name=~Rarity~ value=~&quot;;[.G23];&quot;~ /&gt;&lt;property name=~Control~ value=~&quot;;[.I23];&quot;~ /&gt;&lt;property name=~Type~ value=~&quot;;[.J23];&quot;~ /&gt;&lt;property name=~CardText~ value=~&quot;;[.M23];&quot;~ /&gt;&lt;property name=~Resources~ value=~&quot;;[.K23];&quot;~ /&gt;&lt;property name=~Block Modifier~ value=~&quot;;[.N23];&quot;~ /&gt;&lt;property name=~Block Zone~ value=~&quot;;[.O23];&quot;~ /&gt;&lt;property name=~Speed~ value=~&quot;;[.P23];&quot;~ /&gt;&lt;property name=~Attack Zone~ value=~&quot;;[.Q23];&quot;~ /&gt;&lt;property name=~Damage~ value=~&quot;;[.R23];&quot;~ /&gt;&lt;property name=~Hand Size~ value=~&quot;;[.V23];&quot;~ /&gt;&lt;property name=~Vitality~ value=~&quot;;[.W23];&quot;~ /&gt;&lt;property name=~Keywords~ value=~&quot;;[.L23];&quot;~ /&gt;&lt;property name=~Split Difficulty~ value=~&quot;;[.S23];&quot;~ /&gt;&lt;property name=~Split Rules~ value=~&quot;;[.T23];&quot;~ /&gt;&lt;property name=~Split Keywords~ value=~&quot;;[.U23];&quot;~ /&gt;&lt;property name=~Format~ value=~&quot;;[.X23];&quot;~ /&gt;&lt;/card&gt;&quot;)" office:value-type="string" office:string-value="&lt;card id=~1518b431-bb61-43c8-b7a2-4a753a1e67a5~ name=~Valiant Assault~&gt;&lt;property name=~Difficulty~ value=~4~ /&gt;&lt;property name=~Rarity~ value=~P~ /&gt;&lt;property name=~Control~ value=~3~ /&gt;&lt;property name=~Type~ value=~Attack~ /&gt;&lt;property name=~CardText~ value=~Combo E: Draw 2 cards.  E: If this attack deals damage, look at the top card of your deck. You may add that card to the bottom of your deck.~ /&gt;&lt;property name=~Resources~ value=~Air All Good~ /&gt;&lt;property name=~Block Modifier~ value=~2~ /&gt;&lt;property name=~Block Zone~ value=~High~ /&gt;&lt;property name=~Speed~ value=~3~ /&gt;&lt;property name=~Attack Zone~ value=~Mid~ /&gt;&lt;property name=~Damage~ value=~4~ /&gt;&lt;property name=~Hand Size~ value=~~ /&gt;&lt;property name=~Vitality~ value=~~ /&gt;&lt;property name=~Keywords~ value=~Punch – Combo (Punch)~ /&gt;&lt;property name=~Split Difficulty~ value=~~ /&gt;&lt;property name=~Split Rules~ value=~~ /&gt;&lt;property name=~Split Keywords~ value=~~ /&gt;&lt;property name=~Format~ value=~Legacy - Extended - Standard~ /&gt;&lt;/card&gt;">
            <text:p>&lt;card id=~1518b431-bb61-43c8-b7a2-4a753a1e67a5~ name=~Valiant Assault~&gt;&lt;property name=~Difficulty~ value=~4~ /&gt;&lt;property name=~Rarity~ value=~P~ /&gt;&lt;property name=~Control~ value=~3~ /&gt;&lt;property name=~Type~ value=~Attack~ /&gt;&lt;property name=~CardText~ value=~Combo E: Draw 2 cards. <text:s/>E: If this attack deals damage, look at the top card of your deck. You may add that card to the bottom of your deck.~ /&gt;&lt;property name=~Resources~ value=~Air All Good~ /&gt;&lt;property name=~Block Modifier~ value=~2~ /&gt;&lt;property name=~Block Zone~ value=~High~ /&gt;&lt;property name=~Speed~ value=~3~ /&gt;&lt;property name=~Attack Zone~ value=~Mid~ /&gt;&lt;property name=~Damage~ value=~4~ /&gt;&lt;property name=~Hand Size~ value=~~ /&gt;&lt;property name=~Vitality~ value=~~ /&gt;&lt;property name=~Keywords~ value=~Punch – Combo (Punch)~ /&gt;&lt;property name=~Split Difficulty~ value=~~ /&gt;&lt;property name=~Split Rules~ value=~~ /&gt;&lt;property name=~Split Keywords~ value=~~ /&gt;&lt;property name=~Format~ value=~Legacy - Extended - Standard~ /&gt;&lt;/card&gt;</text:p>
          </table:table-cell>
          <table:table-cell table:style-name="ce4" office:value-type="string">
            <text:p>1518b431-bb61-43c8-b7a2-4a753a1e67a5</text:p>
          </table:table-cell>
          <table:table-cell table:style-name="ce6" table:formula="of:=[.B23]&amp;&quot;.jpg&quot;" office:value-type="string" office:string-value="1518b431-bb61-43c8-b7a2-4a753a1e67a5.jpg">
            <text:p>1518b431-bb61-43c8-b7a2-4a753a1e67a5.jpg</text:p>
          </table:table-cell>
          <table:table-cell table:style-name="ce8"/>
          <table:table-cell table:style-name="ce9" office:value-type="float" office:value="22">
            <text:p>022</text:p>
          </table:table-cell>
          <table:table-cell table:style-name="ce12" office:value-type="string">
            <text:p>Valiant Assault</text:p>
          </table:table-cell>
          <table:table-cell table:style-name="ce4" office:value-type="string">
            <text:p>P</text:p>
          </table:table-cell>
          <table:table-cell table:style-name="ce15" office:value-type="float" office:value="4">
            <text:p>4</text:p>
          </table:table-cell>
          <table:table-cell table:style-name="ce15" office:value-type="float" office:value="3">
            <text:p>3</text:p>
          </table:table-cell>
          <table:table-cell table:style-name="ce17" office:value-type="string">
            <text:p>Attack</text:p>
          </table:table-cell>
          <table:table-cell table:style-name="ce8" office:value-type="string">
            <text:p>Air All Good</text:p>
          </table:table-cell>
          <table:table-cell table:style-name="ce12" office:value-type="string">
            <text:p>Punch – Combo (Punch)</text:p>
          </table:table-cell>
          <table:table-cell table:style-name="ce4" office:value-type="string">
            <text:p>Combo E: Draw 2 cards. <text:s/>E: If this attack deals damage, look at the top card of your deck. You may add that card to the bottom of your deck.</text:p>
          </table:table-cell>
          <table:table-cell table:style-name="ce15" office:value-type="float" office:value="2">
            <text:p>2</text:p>
          </table:table-cell>
          <table:table-cell table:style-name="ce12" office:value-type="string">
            <text:p>High</text:p>
          </table:table-cell>
          <table:table-cell table:style-name="ce15" office:value-type="float" office:value="3">
            <text:p>3</text:p>
          </table:table-cell>
          <table:table-cell table:style-name="ce12" office:value-type="string">
            <text:p>Mid</text:p>
          </table:table-cell>
          <table:table-cell table:style-name="ce15" office:value-type="float" office:value="4">
            <text:p>4</text:p>
          </table:table-cell>
          <table:table-cell table:number-columns-repeated="5" table:style-name="ce4"/>
          <table:table-cell office:value-type="string">
            <text:p>Legacy - Extended - Standard</text:p>
          </table:table-cell>
          <table:table-cell table:formula="of:=[.E23]&amp;&quot;.jpg|&quot;&amp;[.C23]" office:value-type="string" office:string-value="22.jpg|1518b431-bb61-43c8-b7a2-4a753a1e67a5.jpg">
            <text:p>22.jpg|1518b431-bb61-43c8-b7a2-4a753a1e67a5.jpg</text:p>
          </table:table-cell>
          <table:table-cell table:number-columns-repeated="999"/>
        </table:table-row>
        <table:table-row table:style-name="ro2">
          <table:table-cell table:style-name="ce2" table:formula="of:=CONCATENATE(&quot;&lt;card id=~&quot;;[.B24];&quot;~ name=~&quot;;[.F24];&quot;~&gt;&lt;property name=~Difficulty~ value=~&quot;;[.H24];&quot;~ /&gt;&lt;property name=~Rarity~ value=~&quot;;[.G24];&quot;~ /&gt;&lt;property name=~Control~ value=~&quot;;[.I24];&quot;~ /&gt;&lt;property name=~Type~ value=~&quot;;[.J24];&quot;~ /&gt;&lt;property name=~CardText~ value=~&quot;;[.M24];&quot;~ /&gt;&lt;property name=~Resources~ value=~&quot;;[.M24];&quot;~ /&gt;&lt;property name=~Block Modifier~ value=~&quot;;[.N24];&quot;~ /&gt;&lt;property name=~Block Zone~ value=~&quot;;[.O24];&quot;~ /&gt;&lt;property name=~Speed~ value=~&quot;;[.P24];&quot;~ /&gt;&lt;property name=~Attack Zone~ value=~&quot;;[.Q24];&quot;~ /&gt;&lt;property name=~Damage~ value=~&quot;;[.R24];&quot;~ /&gt;&lt;property name=~Hand Size~ value=~&quot;;[.V24];&quot;~ /&gt;&lt;property name=~Vitality~ value=~&quot;;[.W24];&quot;~ /&gt;&lt;property name=~Keywords~ value=~&quot;;[.L24];&quot;~ /&gt;&lt;property name=~Split Difficulty~ value=~&quot;;[.S24];&quot;~ /&gt;&lt;property name=~Split Rules~ value=~&quot;;[.T24];&quot;~ /&gt;&lt;property name=~Split Keywords~ value=~&quot;;[.U24];&quot;~ /&gt;&lt;property name=~Format~ value=~&quot;;[.X24];&quot;~ /&gt;&lt;/card&gt;&quot;)" office:value-type="string" office:string-value="&lt;card id=~cb8db442-5604-4841-b432-3131c2b0fd9e~ name=~Eva**~&gt;&lt;property name=~Difficulty~ value=~6~ /&gt;&lt;property name=~Rarity~ value=~P~ /&gt;&lt;property name=~Control~ value=~6~ /&gt;&lt;property name=~Type~ value=~Character~ /&gt;&lt;property name=~CardText~ value=~R: After you are dealt damage, draw 1 card.  E Remove the top 8 cards of your deck from the game: Your attack gets +2 damage and +2 speed.~ /&gt;&lt;property name=~Resources~ value=~R: After you are dealt damage, draw 1 card.  E Remove the top 8 cards of your deck from the game: Your attack gets +2 damage and +2 speed.~ /&gt;&lt;property name=~Block Modifier~ value=~0~ /&gt;&lt;property name=~Block Zone~ value=~Mid~ /&gt;&lt;property name=~Speed~ value=~~ /&gt;&lt;property name=~Attack Zone~ value=~~ /&gt;&lt;property name=~Damage~ value=~~ /&gt;&lt;property name=~Hand Size~ value=~7~ /&gt;&lt;property name=~Vitality~ value=~19~ /&gt;&lt;property name=~Keywords~ value=~~ /&gt;&lt;property name=~Split Difficulty~ value=~~ /&gt;&lt;property name=~Split Rules~ value=~~ /&gt;&lt;property name=~Split Keywords~ value=~~ /&gt;&lt;property name=~Format~ value=~Legacy - Extended - Standard~ /&gt;&lt;/card&gt;">
            <text:p>&lt;card id=~cb8db442-5604-4841-b432-3131c2b0fd9e~ name=~Eva**~&gt;&lt;property name=~Difficulty~ value=~6~ /&gt;&lt;property name=~Rarity~ value=~P~ /&gt;&lt;property name=~Control~ value=~6~ /&gt;&lt;property name=~Type~ value=~Character~ /&gt;&lt;property name=~CardText~ value=~R: After you are dealt damage, draw 1 card. <text:s/>E Remove the top 8 cards of your deck from the game: Your attack gets +2 damage and +2 speed.~ /&gt;&lt;property name=~Resources~ value=~R: After you are dealt damage, draw 1 card. <text:s/>E Remove the top 8 cards of your deck from the game: Your attack gets +2 damage and +2 speed.~ /&gt;&lt;property name=~Block Modifier~ value=~0~ /&gt;&lt;property name=~Block Zone~ value=~Mid~ /&gt;&lt;property name=~Speed~ value=~~ /&gt;&lt;property name=~Attack Zone~ value=~~ /&gt;&lt;property name=~Damage~ value=~~ /&gt;&lt;property name=~Hand Size~ value=~7~ /&gt;&lt;property name=~Vitality~ value=~19~ /&gt;&lt;property name=~Keywords~ value=~~ /&gt;&lt;property name=~Split Difficulty~ value=~~ /&gt;&lt;property name=~Split Rules~ value=~~ /&gt;&lt;property name=~Split Keywords~ value=~~ /&gt;&lt;property name=~Format~ value=~Legacy - Extended - Standard~ /&gt;&lt;/card&gt;</text:p>
          </table:table-cell>
          <table:table-cell table:style-name="ce4" office:value-type="string">
            <text:p>cb8db442-5604-4841-b432-3131c2b0fd9e</text:p>
          </table:table-cell>
          <table:table-cell table:style-name="ce6" table:formula="of:=[.B24]&amp;&quot;.jpg&quot;" office:value-type="string" office:string-value="cb8db442-5604-4841-b432-3131c2b0fd9e.jpg">
            <text:p>cb8db442-5604-4841-b432-3131c2b0fd9e.jpg</text:p>
          </table:table-cell>
          <table:table-cell table:style-name="ce8"/>
          <table:table-cell table:style-name="ce9" office:value-type="float" office:value="23">
            <text:p>023</text:p>
          </table:table-cell>
          <table:table-cell table:style-name="ce12" office:value-type="string">
            <text:p>Eva**</text:p>
          </table:table-cell>
          <table:table-cell table:style-name="ce4" office:value-type="string">
            <text:p>P</text:p>
          </table:table-cell>
          <table:table-cell table:number-columns-repeated="2" table:style-name="ce15" office:value-type="float" office:value="6">
            <text:p>6</text:p>
          </table:table-cell>
          <table:table-cell table:style-name="ce17" office:value-type="string">
            <text:p>Character</text:p>
          </table:table-cell>
          <table:table-cell table:style-name="Default" office:value-type="string">
            <text:p>Evil Fire Life</text:p>
          </table:table-cell>
          <table:table-cell table:style-name="ce12"/>
          <table:table-cell table:style-name="ce8" office:value-type="string">
            <text:p>R: After you are dealt damage, draw 1 card. <text:s/>E Remove the top 8 cards of your deck from the game: Your attack gets +2 damage and +2 speed.</text:p>
          </table:table-cell>
          <table:table-cell table:style-name="ce15" office:value-type="float" office:value="0">
            <text:p>0</text:p>
          </table:table-cell>
          <table:table-cell table:style-name="ce12" office:value-type="string">
            <text:p>Mid</text:p>
          </table:table-cell>
          <table:table-cell table:style-name="ce15"/>
          <table:table-cell table:style-name="ce12"/>
          <table:table-cell table:style-name="ce15"/>
          <table:table-cell table:number-columns-repeated="3" table:style-name="ce4"/>
          <table:table-cell table:style-name="ce4" office:value-type="float" office:value="7">
            <text:p>7</text:p>
          </table:table-cell>
          <table:table-cell table:style-name="ce4" office:value-type="float" office:value="19">
            <text:p>19</text:p>
          </table:table-cell>
          <table:table-cell office:value-type="string">
            <text:p>Legacy - Extended - Standard</text:p>
          </table:table-cell>
          <table:table-cell table:formula="of:=[.E24]&amp;&quot;.jpg|&quot;&amp;[.C24]" office:value-type="string" office:string-value="23.jpg|cb8db442-5604-4841-b432-3131c2b0fd9e.jpg">
            <text:p>23.jpg|cb8db442-5604-4841-b432-3131c2b0fd9e.jpg</text:p>
          </table:table-cell>
          <table:table-cell table:number-columns-repeated="999"/>
        </table:table-row>
        <table:table-row table:style-name="ro2">
          <table:table-cell table:style-name="ce2" table:formula="of:=CONCATENATE(&quot;&lt;card id=~&quot;;[.B25];&quot;~ name=~&quot;;[.F25];&quot;~&gt;&lt;property name=~Difficulty~ value=~&quot;;[.H25];&quot;~ /&gt;&lt;property name=~Rarity~ value=~&quot;;[.G25];&quot;~ /&gt;&lt;property name=~Control~ value=~&quot;;[.I25];&quot;~ /&gt;&lt;property name=~Type~ value=~&quot;;[.J25];&quot;~ /&gt;&lt;property name=~CardText~ value=~&quot;;[.M25];&quot;~ /&gt;&lt;property name=~Resources~ value=~&quot;;[.K25];&quot;~ /&gt;&lt;property name=~Block Modifier~ value=~&quot;;[.N25];&quot;~ /&gt;&lt;property name=~Block Zone~ value=~&quot;;[.O25];&quot;~ /&gt;&lt;property name=~Speed~ value=~&quot;;[.P25];&quot;~ /&gt;&lt;property name=~Attack Zone~ value=~&quot;;[.Q25];&quot;~ /&gt;&lt;property name=~Damage~ value=~&quot;;[.R25];&quot;~ /&gt;&lt;property name=~Hand Size~ value=~&quot;;[.V25];&quot;~ /&gt;&lt;property name=~Vitality~ value=~&quot;;[.W25];&quot;~ /&gt;&lt;property name=~Keywords~ value=~&quot;;[.L25];&quot;~ /&gt;&lt;property name=~Split Difficulty~ value=~&quot;;[.S25];&quot;~ /&gt;&lt;property name=~Split Rules~ value=~&quot;;[.T25];&quot;~ /&gt;&lt;property name=~Split Keywords~ value=~&quot;;[.U25];&quot;~ /&gt;&lt;property name=~Format~ value=~&quot;;[.X25];&quot;~ /&gt;&lt;/card&gt;&quot;)" office:value-type="string" office:string-value="&lt;card id=~a7b4c88e-b685-4f82-8f8a-b72fdbddddba~ name=~Presidential BBQ~&gt;&lt;property name=~Difficulty~ value=~2~ /&gt;&lt;property name=~Rarity~ value=~P~ /&gt;&lt;property name=~Control~ value=~5~ /&gt;&lt;property name=~Type~ value=~Asset~ /&gt;&lt;property name=~CardText~ value=~E Commit: Your next block this turn gets Breaker: 1.  R Remove, discard 1 momentum: After your opponent plays a non-foundation card, they cannot play copies of that card for the rest of this turn.~ /&gt;&lt;property name=~Resources~ value=~Evil Good Order~ /&gt;&lt;property name=~Block Modifier~ value=~2~ /&gt;&lt;property name=~Block Zone~ value=~High~ /&gt;&lt;property name=~Speed~ value=~~ /&gt;&lt;property name=~Attack Zone~ value=~~ /&gt;&lt;property name=~Damage~ value=~~ /&gt;&lt;property name=~Hand Size~ value=~~ /&gt;&lt;property name=~Vitality~ value=~~ /&gt;&lt;property name=~Keywords~ value=~Unique~ /&gt;&lt;property name=~Split Difficulty~ value=~~ /&gt;&lt;property name=~Split Rules~ value=~~ /&gt;&lt;property name=~Split Keywords~ value=~~ /&gt;&lt;property name=~Format~ value=~Legacy - Extended - Standard~ /&gt;&lt;/card&gt;">
            <text:p>&lt;card id=~a7b4c88e-b685-4f82-8f8a-b72fdbddddba~ name=~Presidential BBQ~&gt;&lt;property name=~Difficulty~ value=~2~ /&gt;&lt;property name=~Rarity~ value=~P~ /&gt;&lt;property name=~Control~ value=~5~ /&gt;&lt;property name=~Type~ value=~Asset~ /&gt;&lt;property name=~CardText~ value=~E Commit: Your next block this turn gets Breaker: 1. <text:s/>R Remove, discard 1 momentum: After your opponent plays a non-foundation card, they cannot play copies of that card for the rest of this turn.~ /&gt;&lt;property name=~Resources~ value=~Evil Good Order~ /&gt;&lt;property name=~Block Modifier~ value=~2~ /&gt;&lt;property name=~Block Zone~ value=~High~ /&gt;&lt;property name=~Speed~ value=~~ /&gt;&lt;property name=~Attack Zone~ value=~~ /&gt;&lt;property name=~Damage~ value=~~ /&gt;&lt;property name=~Hand Size~ value=~~ /&gt;&lt;property name=~Vitality~ value=~~ /&gt;&lt;property name=~Keywords~ value=~Unique~ /&gt;&lt;property name=~Split Difficulty~ value=~~ /&gt;&lt;property name=~Split Rules~ value=~~ /&gt;&lt;property name=~Split Keywords~ value=~~ /&gt;&lt;property name=~Format~ value=~Legacy - Extended - Standard~ /&gt;&lt;/card&gt;</text:p>
          </table:table-cell>
          <table:table-cell table:style-name="ce4" office:value-type="string">
            <text:p>a7b4c88e-b685-4f82-8f8a-b72fdbddddba</text:p>
          </table:table-cell>
          <table:table-cell table:style-name="ce6" table:formula="of:=[.B25]&amp;&quot;.jpg&quot;" office:value-type="string" office:string-value="a7b4c88e-b685-4f82-8f8a-b72fdbddddba.jpg">
            <text:p>a7b4c88e-b685-4f82-8f8a-b72fdbddddba.jpg</text:p>
          </table:table-cell>
          <table:table-cell table:style-name="ce8"/>
          <table:table-cell table:style-name="ce9" office:value-type="float" office:value="24">
            <text:p>024</text:p>
          </table:table-cell>
          <table:table-cell table:style-name="ce12" office:value-type="string">
            <text:p>Presidential BBQ</text:p>
          </table:table-cell>
          <table:table-cell table:style-name="ce4" office:value-type="string">
            <text:p>P</text:p>
          </table:table-cell>
          <table:table-cell table:style-name="ce15" office:value-type="float" office:value="2">
            <text:p>2</text:p>
          </table:table-cell>
          <table:table-cell table:style-name="ce15" office:value-type="float" office:value="5">
            <text:p>5</text:p>
          </table:table-cell>
          <table:table-cell table:style-name="ce17" office:value-type="string">
            <text:p>Asset</text:p>
          </table:table-cell>
          <table:table-cell table:style-name="ce8" office:value-type="string">
            <text:p>Evil Good Order</text:p>
          </table:table-cell>
          <table:table-cell table:style-name="ce4" office:value-type="string">
            <text:p>Unique</text:p>
          </table:table-cell>
          <table:table-cell table:style-name="ce4" office:value-type="string">
            <text:p>E Commit: Your next block this turn gets Breaker: 1. <text:s/>R Remove, discard 1 momentum: After your opponent plays a non-foundation card, they cannot play copies of that card for the rest of this turn.</text:p>
          </table:table-cell>
          <table:table-cell table:style-name="ce15" office:value-type="float" office:value="2">
            <text:p>2</text:p>
          </table:table-cell>
          <table:table-cell table:style-name="ce12" office:value-type="string">
            <text:p>High</text:p>
          </table:table-cell>
          <table:table-cell table:number-columns-repeated="8" table:style-name="ce4"/>
          <table:table-cell office:value-type="string">
            <text:p>Legacy - Extended - Standard</text:p>
          </table:table-cell>
          <table:table-cell table:formula="of:=[.E25]&amp;&quot;.jpg|&quot;&amp;[.C25]" office:value-type="string" office:string-value="24.jpg|a7b4c88e-b685-4f82-8f8a-b72fdbddddba.jpg">
            <text:p>24.jpg|a7b4c88e-b685-4f82-8f8a-b72fdbddddba.jpg</text:p>
          </table:table-cell>
          <table:table-cell table:number-columns-repeated="999"/>
        </table:table-row>
        <table:table-row table:style-name="ro2">
          <table:table-cell table:style-name="ce2" table:formula="of:=CONCATENATE(&quot;&lt;card id=~&quot;;[.B26];&quot;~ name=~&quot;;[.F26];&quot;~&gt;&lt;property name=~Difficulty~ value=~&quot;;[.H26];&quot;~ /&gt;&lt;property name=~Rarity~ value=~&quot;;[.G26];&quot;~ /&gt;&lt;property name=~Control~ value=~&quot;;[.I26];&quot;~ /&gt;&lt;property name=~Type~ value=~&quot;;[.J26];&quot;~ /&gt;&lt;property name=~CardText~ value=~&quot;;[.M26];&quot;~ /&gt;&lt;property name=~Resources~ value=~&quot;;[.K26];&quot;~ /&gt;&lt;property name=~Block Modifier~ value=~&quot;;[.N26];&quot;~ /&gt;&lt;property name=~Block Zone~ value=~&quot;;[.O26];&quot;~ /&gt;&lt;property name=~Speed~ value=~&quot;;[.P26];&quot;~ /&gt;&lt;property name=~Attack Zone~ value=~&quot;;[.Q26];&quot;~ /&gt;&lt;property name=~Damage~ value=~&quot;;[.R26];&quot;~ /&gt;&lt;property name=~Hand Size~ value=~&quot;;[.V26];&quot;~ /&gt;&lt;property name=~Vitality~ value=~&quot;;[.W26];&quot;~ /&gt;&lt;property name=~Keywords~ value=~&quot;;[.L26];&quot;~ /&gt;&lt;property name=~Split Difficulty~ value=~&quot;;[.S26];&quot;~ /&gt;&lt;property name=~Split Rules~ value=~&quot;;[.T26];&quot;~ /&gt;&lt;property name=~Split Keywords~ value=~&quot;;[.U26];&quot;~ /&gt;&lt;property name=~Format~ value=~&quot;;[.X26];&quot;~ /&gt;&lt;/card&gt;&quot;)" office:value-type="string" office:string-value="&lt;card id=~c0c1e2b1-0a0e-4787-8ca7-3705ef86524a~ name=~Roy**~&gt;&lt;property name=~Difficulty~ value=~6~ /&gt;&lt;property name=~Rarity~ value=~P~ /&gt;&lt;property name=~Control~ value=~6~ /&gt;&lt;property name=~Type~ value=~Character~ /&gt;&lt;property name=~CardText~ value=~When a player would ready foundations during their Ready Step, they choose and ready half of those foundations (rounded up) instead.  E [Once per turn] Commit 1 foundation: Your punch attack gets Stun: 3. You may change its zone to any other.~ /&gt;&lt;property name=~Resources~ value=~Evil Order Void~ /&gt;&lt;property name=~Block Modifier~ value=~0~ /&gt;&lt;property name=~Block Zone~ value=~Mid~ /&gt;&lt;property name=~Speed~ value=~~ /&gt;&lt;property name=~Attack Zone~ value=~~ /&gt;&lt;property name=~Damage~ value=~~ /&gt;&lt;property name=~Hand Size~ value=~6~ /&gt;&lt;property name=~Vitality~ value=~28~ /&gt;&lt;property name=~Keywords~ value=~~ /&gt;&lt;property name=~Split Difficulty~ value=~~ /&gt;&lt;property name=~Split Rules~ value=~~ /&gt;&lt;property name=~Split Keywords~ value=~~ /&gt;&lt;property name=~Format~ value=~Legacy - Extended - Standard~ /&gt;&lt;/card&gt;">
            <text:p>&lt;card id=~c0c1e2b1-0a0e-4787-8ca7-3705ef86524a~ name=~Roy**~&gt;&lt;property name=~Difficulty~ value=~6~ /&gt;&lt;property name=~Rarity~ value=~P~ /&gt;&lt;property name=~Control~ value=~6~ /&gt;&lt;property name=~Type~ value=~Character~ /&gt;&lt;property name=~CardText~ value=~When a player would ready foundations during their Ready Step, they choose and ready half of those foundations (rounded up) instead. <text:s/>E [Once per turn] Commit 1 foundation: Your punch attack gets Stun: 3. You may change its zone to any other.~ /&gt;&lt;property name=~Resources~ value=~Evil Order Void~ /&gt;&lt;property name=~Block Modifier~ value=~0~ /&gt;&lt;property name=~Block Zone~ value=~Mid~ /&gt;&lt;property name=~Speed~ value=~~ /&gt;&lt;property name=~Attack Zone~ value=~~ /&gt;&lt;property name=~Damage~ value=~~ /&gt;&lt;property name=~Hand Size~ value=~6~ /&gt;&lt;property name=~Vitality~ value=~28~ /&gt;&lt;property name=~Keywords~ value=~~ /&gt;&lt;property name=~Split Difficulty~ value=~~ /&gt;&lt;property name=~Split Rules~ value=~~ /&gt;&lt;property name=~Split Keywords~ value=~~ /&gt;&lt;property name=~Format~ value=~Legacy - Extended - Standard~ /&gt;&lt;/card&gt;</text:p>
          </table:table-cell>
          <table:table-cell table:style-name="ce4" office:value-type="string">
            <text:p>c0c1e2b1-0a0e-4787-8ca7-3705ef86524a</text:p>
          </table:table-cell>
          <table:table-cell table:style-name="ce6" table:formula="of:=[.B26]&amp;&quot;.jpg&quot;" office:value-type="string" office:string-value="c0c1e2b1-0a0e-4787-8ca7-3705ef86524a.jpg">
            <text:p>c0c1e2b1-0a0e-4787-8ca7-3705ef86524a.jpg</text:p>
          </table:table-cell>
          <table:table-cell table:style-name="ce8"/>
          <table:table-cell table:style-name="ce9" office:value-type="float" office:value="25">
            <text:p>025</text:p>
          </table:table-cell>
          <table:table-cell table:style-name="ce12" office:value-type="string">
            <text:p>Roy**</text:p>
          </table:table-cell>
          <table:table-cell table:style-name="ce4" office:value-type="string">
            <text:p>P</text:p>
          </table:table-cell>
          <table:table-cell table:number-columns-repeated="2" table:style-name="ce15" office:value-type="float" office:value="6">
            <text:p>6</text:p>
          </table:table-cell>
          <table:table-cell table:style-name="ce12" office:value-type="string">
            <text:p>Character</text:p>
          </table:table-cell>
          <table:table-cell table:style-name="ce12" office:value-type="string">
            <text:p>Evil Order Void</text:p>
          </table:table-cell>
          <table:table-cell table:style-name="ce4"/>
          <table:table-cell table:style-name="ce4" office:value-type="string">
            <text:p>When a player would ready foundations during their Ready Step, they choose and ready half of those foundations (rounded up) instead. <text:s/>E [Once per turn] Commit 1 foundation: Your punch attack gets Stun: 3. You may change its zone to any other.</text:p>
          </table:table-cell>
          <table:table-cell table:style-name="ce15" office:value-type="float" office:value="0">
            <text:p>0</text:p>
          </table:table-cell>
          <table:table-cell table:style-name="ce12" office:value-type="string">
            <text:p>Mid</text:p>
          </table:table-cell>
          <table:table-cell table:number-columns-repeated="6" table:style-name="ce4"/>
          <table:table-cell table:style-name="ce4" office:value-type="float" office:value="6">
            <text:p>6</text:p>
          </table:table-cell>
          <table:table-cell table:style-name="ce4" office:value-type="float" office:value="28">
            <text:p>28</text:p>
          </table:table-cell>
          <table:table-cell office:value-type="string">
            <text:p>Legacy - Extended - Standard</text:p>
          </table:table-cell>
          <table:table-cell table:formula="of:=[.E26]&amp;&quot;.jpg|&quot;&amp;[.C26]" office:value-type="string" office:string-value="25.jpg|c0c1e2b1-0a0e-4787-8ca7-3705ef86524a.jpg">
            <text:p>25.jpg|c0c1e2b1-0a0e-4787-8ca7-3705ef86524a.jpg</text:p>
          </table:table-cell>
          <table:table-cell table:number-columns-repeated="999"/>
        </table:table-row>
        <table:table-row table:style-name="ro2">
          <table:table-cell table:style-name="ce2" table:formula="of:=CONCATENATE(&quot;&lt;card id=~&quot;;[.B27];&quot;~ name=~&quot;;[.F27];&quot;~&gt;&lt;property name=~Difficulty~ value=~&quot;;[.H27];&quot;~ /&gt;&lt;property name=~Rarity~ value=~&quot;;[.G27];&quot;~ /&gt;&lt;property name=~Control~ value=~&quot;;[.I27];&quot;~ /&gt;&lt;property name=~Type~ value=~&quot;;[.J27];&quot;~ /&gt;&lt;property name=~CardText~ value=~&quot;;[.M27];&quot;~ /&gt;&lt;property name=~Resources~ value=~&quot;;[.K27];&quot;~ /&gt;&lt;property name=~Block Modifier~ value=~&quot;;[.N27];&quot;~ /&gt;&lt;property name=~Block Zone~ value=~&quot;;[.O27];&quot;~ /&gt;&lt;property name=~Speed~ value=~&quot;;[.P27];&quot;~ /&gt;&lt;property name=~Attack Zone~ value=~&quot;;[.Q27];&quot;~ /&gt;&lt;property name=~Damage~ value=~&quot;;[.R27];&quot;~ /&gt;&lt;property name=~Hand Size~ value=~&quot;;[.V27];&quot;~ /&gt;&lt;property name=~Vitality~ value=~&quot;;[.W27];&quot;~ /&gt;&lt;property name=~Keywords~ value=~&quot;;[.L27];&quot;~ /&gt;&lt;property name=~Split Difficulty~ value=~&quot;;[.S27];&quot;~ /&gt;&lt;property name=~Split Rules~ value=~&quot;;[.T27];&quot;~ /&gt;&lt;property name=~Split Keywords~ value=~&quot;;[.U27];&quot;~ /&gt;&lt;property name=~Format~ value=~&quot;;[.X27];&quot;~ /&gt;&lt;/card&gt;&quot;)" office:value-type="string" office:string-value="&lt;card id=~0ce4c3d7-f64a-4cfd-b575-a2c71ae79a7c~ name=~Summer Heat~&gt;&lt;property name=~Difficulty~ value=~2~ /&gt;&lt;property name=~Rarity~ value=~P~ /&gt;&lt;property name=~Control~ value=~5~ /&gt;&lt;property name=~Type~ value=~Foundation~ /&gt;&lt;property name=~CardText~ value=~After you play this card, draw 1 card.  After your opponent's Ready Step, ready this foundation.~ /&gt;&lt;property name=~Resources~ value=~Air All Life~ /&gt;&lt;property name=~Block Modifier~ value=~~ /&gt;&lt;property name=~Block Zone~ value=~~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
            <text:p>&lt;card id=~0ce4c3d7-f64a-4cfd-b575-a2c71ae79a7c~ name=~Summer Heat~&gt;&lt;property name=~Difficulty~ value=~2~ /&gt;&lt;property name=~Rarity~ value=~P~ /&gt;&lt;property name=~Control~ value=~5~ /&gt;&lt;property name=~Type~ value=~Foundation~ /&gt;&lt;property name=~CardText~ value=~After you play this card, draw 1 card. <text:s/>After your opponent's Ready Step, ready this foundation.~ /&gt;&lt;property name=~Resources~ value=~Air All Life~ /&gt;&lt;property name=~Block Modifier~ value=~~ /&gt;&lt;property name=~Block Zone~ value=~~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text:p>
          </table:table-cell>
          <table:table-cell table:style-name="ce4" office:value-type="string">
            <text:p>0ce4c3d7-f64a-4cfd-b575-a2c71ae79a7c</text:p>
          </table:table-cell>
          <table:table-cell table:style-name="ce6" table:formula="of:=[.B27]&amp;&quot;.jpg&quot;" office:value-type="string" office:string-value="0ce4c3d7-f64a-4cfd-b575-a2c71ae79a7c.jpg">
            <text:p>0ce4c3d7-f64a-4cfd-b575-a2c71ae79a7c.jpg</text:p>
          </table:table-cell>
          <table:table-cell table:style-name="ce8"/>
          <table:table-cell table:style-name="ce9" office:value-type="float" office:value="26">
            <text:p>026</text:p>
          </table:table-cell>
          <table:table-cell table:style-name="ce12" office:value-type="string">
            <text:p>Summer Heat</text:p>
          </table:table-cell>
          <table:table-cell table:style-name="ce4" office:value-type="string">
            <text:p>P</text:p>
          </table:table-cell>
          <table:table-cell table:style-name="ce15" office:value-type="float" office:value="2">
            <text:p>2</text:p>
          </table:table-cell>
          <table:table-cell table:style-name="ce15" office:value-type="float" office:value="5">
            <text:p>5</text:p>
          </table:table-cell>
          <table:table-cell table:style-name="ce12" office:value-type="string">
            <text:p>Foundation</text:p>
          </table:table-cell>
          <table:table-cell table:style-name="ce12" office:value-type="string">
            <text:p>Air All Life</text:p>
          </table:table-cell>
          <table:table-cell table:style-name="ce4"/>
          <table:table-cell table:style-name="ce4" office:value-type="string">
            <text:p>After you play this card, draw 1 card. <text:s/>After your opponent's Ready Step, ready this foundation.</text:p>
          </table:table-cell>
          <table:table-cell table:style-name="ce15"/>
          <table:table-cell table:style-name="ce12"/>
          <table:table-cell table:number-columns-repeated="8" table:style-name="ce4"/>
          <table:table-cell office:value-type="string">
            <text:p>Legacy - Extended - Standard</text:p>
          </table:table-cell>
          <table:table-cell table:formula="of:=[.E27]&amp;&quot;.jpg|&quot;&amp;[.C27]" office:value-type="string" office:string-value="26.jpg|0ce4c3d7-f64a-4cfd-b575-a2c71ae79a7c.jpg">
            <text:p>26.jpg|0ce4c3d7-f64a-4cfd-b575-a2c71ae79a7c.jpg</text:p>
          </table:table-cell>
          <table:table-cell table:number-columns-repeated="999"/>
        </table:table-row>
        <table:table-row table:style-name="ro2">
          <table:table-cell table:style-name="ce2" table:formula="of:=CONCATENATE(&quot;&lt;card id=~&quot;;[.B28];&quot;~ name=~&quot;;[.F28];&quot;~&gt;&lt;property name=~Difficulty~ value=~&quot;;[.H28];&quot;~ /&gt;&lt;property name=~Rarity~ value=~&quot;;[.G28];&quot;~ /&gt;&lt;property name=~Control~ value=~&quot;;[.I28];&quot;~ /&gt;&lt;property name=~Type~ value=~&quot;;[.J28];&quot;~ /&gt;&lt;property name=~CardText~ value=~&quot;;[.M28];&quot;~ /&gt;&lt;property name=~Resources~ value=~&quot;;[.K28];&quot;~ /&gt;&lt;property name=~Block Modifier~ value=~&quot;;[.N28];&quot;~ /&gt;&lt;property name=~Block Zone~ value=~&quot;;[.O28];&quot;~ /&gt;&lt;property name=~Speed~ value=~&quot;;[.P28];&quot;~ /&gt;&lt;property name=~Attack Zone~ value=~&quot;;[.Q28];&quot;~ /&gt;&lt;property name=~Damage~ value=~&quot;;[.R28];&quot;~ /&gt;&lt;property name=~Hand Size~ value=~&quot;;[.V28];&quot;~ /&gt;&lt;property name=~Vitality~ value=~&quot;;[.W28];&quot;~ /&gt;&lt;property name=~Keywords~ value=~&quot;;[.L28];&quot;~ /&gt;&lt;property name=~Split Difficulty~ value=~&quot;;[.S28];&quot;~ /&gt;&lt;property name=~Split Rules~ value=~&quot;;[.T28];&quot;~ /&gt;&lt;property name=~Split Keywords~ value=~&quot;;[.U28];&quot;~ /&gt;&lt;property name=~Format~ value=~&quot;;[.X28];&quot;~ /&gt;&lt;/card&gt;&quot;)" office:value-type="string" office:string-value="&lt;card id=~4f0477e3-419b-48c9-b293-509b33f164ad~ name=~Psychic Upper~&gt;&lt;property name=~Difficulty~ value=~4~ /&gt;&lt;property name=~Rarity~ value=~P~ /&gt;&lt;property name=~Control~ value=~3~ /&gt;&lt;property name=~Type~ value=~Attack~ /&gt;&lt;property name=~CardText~ value=~E (4+) Name a card type: Your opponent must reveal 1 random card from their hand. If the card revealed is the same card type as the type you named, draw 1 card.~ /&gt;&lt;property name=~Resources~ value=~Evil Good Order~ /&gt;&lt;property name=~Block Modifier~ value=~2~ /&gt;&lt;property name=~Block Zone~ value=~Low~ /&gt;&lt;property name=~Speed~ value=~2~ /&gt;&lt;property name=~Attack Zone~ value=~Low~ /&gt;&lt;property name=~Damage~ value=~5~ /&gt;&lt;property name=~Hand Size~ value=~~ /&gt;&lt;property name=~Vitality~ value=~~ /&gt;&lt;property name=~Keywords~ value=~Powerful: 1 – Punch~ /&gt;&lt;property name=~Split Difficulty~ value=~~ /&gt;&lt;property name=~Split Rules~ value=~~ /&gt;&lt;property name=~Split Keywords~ value=~~ /&gt;&lt;property name=~Format~ value=~Legacy - Extended - Standard~ /&gt;&lt;/card&gt;">
            <text:p>&lt;card id=~4f0477e3-419b-48c9-b293-509b33f164ad~ name=~Psychic Upper~&gt;&lt;property name=~Difficulty~ value=~4~ /&gt;&lt;property name=~Rarity~ value=~P~ /&gt;&lt;property name=~Control~ value=~3~ /&gt;&lt;property name=~Type~ value=~Attack~ /&gt;&lt;property name=~CardText~ value=~E (4+) Name a card type: Your opponent must reveal 1 random card from their hand. If the card revealed is the same card type as the type you named, draw 1 card.~ /&gt;&lt;property name=~Resources~ value=~Evil Good Order~ /&gt;&lt;property name=~Block Modifier~ value=~2~ /&gt;&lt;property name=~Block Zone~ value=~Low~ /&gt;&lt;property name=~Speed~ value=~2~ /&gt;&lt;property name=~Attack Zone~ value=~Low~ /&gt;&lt;property name=~Damage~ value=~5~ /&gt;&lt;property name=~Hand Size~ value=~~ /&gt;&lt;property name=~Vitality~ value=~~ /&gt;&lt;property name=~Keywords~ value=~Powerful: 1 – Punch~ /&gt;&lt;property name=~Split Difficulty~ value=~~ /&gt;&lt;property name=~Split Rules~ value=~~ /&gt;&lt;property name=~Split Keywords~ value=~~ /&gt;&lt;property name=~Format~ value=~Legacy - Extended - Standard~ /&gt;&lt;/card&gt;</text:p>
          </table:table-cell>
          <table:table-cell table:style-name="ce4" office:value-type="string">
            <text:p>4f0477e3-419b-48c9-b293-509b33f164ad</text:p>
          </table:table-cell>
          <table:table-cell table:style-name="ce6" table:formula="of:=[.B28]&amp;&quot;.jpg&quot;" office:value-type="string" office:string-value="4f0477e3-419b-48c9-b293-509b33f164ad.jpg">
            <text:p>4f0477e3-419b-48c9-b293-509b33f164ad.jpg</text:p>
          </table:table-cell>
          <table:table-cell table:style-name="ce8"/>
          <table:table-cell table:style-name="ce9" office:value-type="float" office:value="27">
            <text:p>027</text:p>
          </table:table-cell>
          <table:table-cell table:style-name="ce12" office:value-type="string">
            <text:p>Psychic Upper</text:p>
          </table:table-cell>
          <table:table-cell table:style-name="ce4" office:value-type="string">
            <text:p>P</text:p>
          </table:table-cell>
          <table:table-cell table:style-name="ce15" office:value-type="float" office:value="4">
            <text:p>4</text:p>
          </table:table-cell>
          <table:table-cell table:style-name="ce15" office:value-type="float" office:value="3">
            <text:p>3</text:p>
          </table:table-cell>
          <table:table-cell table:style-name="ce12" office:value-type="string">
            <text:p>Attack</text:p>
          </table:table-cell>
          <table:table-cell table:style-name="ce12" office:value-type="string">
            <text:p>Evil Good Order</text:p>
          </table:table-cell>
          <table:table-cell table:style-name="ce12" office:value-type="string">
            <text:p>Powerful: 1 – Punch</text:p>
          </table:table-cell>
          <table:table-cell table:style-name="ce4" office:value-type="string">
            <text:p>E (4+) Name a card type: Your opponent must reveal 1 random card from their hand. If the card revealed is the same card type as the type you named, draw 1 card.</text:p>
          </table:table-cell>
          <table:table-cell table:style-name="ce15" office:value-type="float" office:value="2">
            <text:p>2</text:p>
          </table:table-cell>
          <table:table-cell table:style-name="ce12" office:value-type="string">
            <text:p>Low</text:p>
          </table:table-cell>
          <table:table-cell table:style-name="ce4" office:value-type="float" office:value="2">
            <text:p>2</text:p>
          </table:table-cell>
          <table:table-cell table:style-name="ce4" office:value-type="string">
            <text:p>Low</text:p>
          </table:table-cell>
          <table:table-cell table:style-name="ce4" office:value-type="float" office:value="5">
            <text:p>5</text:p>
          </table:table-cell>
          <table:table-cell table:number-columns-repeated="5" table:style-name="ce4"/>
          <table:table-cell office:value-type="string">
            <text:p>Legacy - Extended - Standard</text:p>
          </table:table-cell>
          <table:table-cell table:formula="of:=[.E28]&amp;&quot;.jpg|&quot;&amp;[.C28]" office:value-type="string" office:string-value="27.jpg|4f0477e3-419b-48c9-b293-509b33f164ad.jpg">
            <text:p>27.jpg|4f0477e3-419b-48c9-b293-509b33f164ad.jpg</text:p>
          </table:table-cell>
          <table:table-cell table:number-columns-repeated="999"/>
        </table:table-row>
        <table:table-row table:style-name="ro2">
          <table:table-cell table:style-name="ce2" table:formula="of:=CONCATENATE(&quot;&lt;card id=~&quot;;[.B29];&quot;~ name=~&quot;;[.F29];&quot;~&gt;&lt;property name=~Difficulty~ value=~&quot;;[.H29];&quot;~ /&gt;&lt;property name=~Rarity~ value=~&quot;;[.G29];&quot;~ /&gt;&lt;property name=~Control~ value=~&quot;;[.I29];&quot;~ /&gt;&lt;property name=~Type~ value=~&quot;;[.J29];&quot;~ /&gt;&lt;property name=~CardText~ value=~&quot;;[.M29];&quot;~ /&gt;&lt;property name=~Resources~ value=~&quot;;[.K29];&quot;~ /&gt;&lt;property name=~Block Modifier~ value=~&quot;;[.N29];&quot;~ /&gt;&lt;property name=~Block Zone~ value=~&quot;;[.O29];&quot;~ /&gt;&lt;property name=~Speed~ value=~&quot;;[.P29];&quot;~ /&gt;&lt;property name=~Attack Zone~ value=~&quot;;[.Q29];&quot;~ /&gt;&lt;property name=~Damage~ value=~&quot;;[.R29];&quot;~ /&gt;&lt;property name=~Hand Size~ value=~&quot;;[.V29];&quot;~ /&gt;&lt;property name=~Vitality~ value=~&quot;;[.W29];&quot;~ /&gt;&lt;property name=~Keywords~ value=~&quot;;[.L29];&quot;~ /&gt;&lt;property name=~Split Difficulty~ value=~&quot;;[.S29];&quot;~ /&gt;&lt;property name=~Split Rules~ value=~&quot;;[.T29];&quot;~ /&gt;&lt;property name=~Split Keywords~ value=~&quot;;[.U29];&quot;~ /&gt;&lt;property name=~Format~ value=~&quot;;[.X29];&quot;~ /&gt;&lt;/card&gt;&quot;)" office:value-type="string" office:string-value="&lt;card id=~f661fb19-2e6c-414e-9ac8-c735a96864d4~ name=~Sweet Nothings~&gt;&lt;property name=~Difficulty~ value=~2~ /&gt;&lt;property name=~Rarity~ value=~P~ /&gt;&lt;property name=~Control~ value=~4~ /&gt;&lt;property name=~Type~ value=~Foundation~ /&gt;&lt;property name=~CardText~ value=~E Destroy, discard 1 momentum: Discard  this attack from the card pool. Your opponent may draw 1 card or gain 3 vitality (their choice).~ /&gt;&lt;property name=~Resources~ value=~Chaos Evil Water~ /&gt;&lt;property name=~Block Modifier~ value=~~ /&gt;&lt;property name=~Block Zone~ value=~~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
            <text:p>&lt;card id=~f661fb19-2e6c-414e-9ac8-c735a96864d4~ name=~Sweet Nothings~&gt;&lt;property name=~Difficulty~ value=~2~ /&gt;&lt;property name=~Rarity~ value=~P~ /&gt;&lt;property name=~Control~ value=~4~ /&gt;&lt;property name=~Type~ value=~Foundation~ /&gt;&lt;property name=~CardText~ value=~E Destroy, discard 1 momentum: Discard <text:s/>this attack from the card pool. Your opponent may draw 1 card or gain 3 vitality (their choice).~ /&gt;&lt;property name=~Resources~ value=~Chaos Evil Water~ /&gt;&lt;property name=~Block Modifier~ value=~~ /&gt;&lt;property name=~Block Zone~ value=~~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text:p>
          </table:table-cell>
          <table:table-cell table:style-name="ce4" office:value-type="string">
            <text:p>f661fb19-2e6c-414e-9ac8-c735a96864d4</text:p>
          </table:table-cell>
          <table:table-cell table:style-name="ce6" table:formula="of:=[.B29]&amp;&quot;.jpg&quot;" office:value-type="string" office:string-value="f661fb19-2e6c-414e-9ac8-c735a96864d4.jpg">
            <text:p>f661fb19-2e6c-414e-9ac8-c735a96864d4.jpg</text:p>
          </table:table-cell>
          <table:table-cell table:style-name="ce8"/>
          <table:table-cell table:style-name="ce9" office:value-type="float" office:value="28">
            <text:p>028</text:p>
          </table:table-cell>
          <table:table-cell table:style-name="ce4" office:value-type="string">
            <text:p>Sweet Nothings</text:p>
          </table:table-cell>
          <table:table-cell table:style-name="ce4" office:value-type="string">
            <text:p>P</text:p>
          </table:table-cell>
          <table:table-cell table:style-name="ce4" office:value-type="float" office:value="2">
            <text:p>2</text:p>
          </table:table-cell>
          <table:table-cell table:style-name="ce4" office:value-type="float" office:value="4">
            <text:p>4</text:p>
          </table:table-cell>
          <table:table-cell table:style-name="ce4" office:value-type="string">
            <text:p>Foundation</text:p>
          </table:table-cell>
          <table:table-cell table:style-name="ce4" office:value-type="string">
            <text:p>Chaos Evil Water</text:p>
          </table:table-cell>
          <table:table-cell table:style-name="ce4"/>
          <table:table-cell table:style-name="ce4" office:value-type="string">
            <text:p>E Destroy, discard 1 momentum: Discard <text:s/>this attack from the card pool. Your opponent may draw 1 card or gain 3 vitality (their choice).</text:p>
          </table:table-cell>
          <table:table-cell table:number-columns-repeated="10" table:style-name="ce4"/>
          <table:table-cell office:value-type="string">
            <text:p>Legacy - Extended - Standard</text:p>
          </table:table-cell>
          <table:table-cell table:formula="of:=[.E29]&amp;&quot;.jpg|&quot;&amp;[.C29]" office:value-type="string" office:string-value="28.jpg|f661fb19-2e6c-414e-9ac8-c735a96864d4.jpg">
            <text:p>28.jpg|f661fb19-2e6c-414e-9ac8-c735a96864d4.jpg</text:p>
          </table:table-cell>
          <table:table-cell table:number-columns-repeated="999"/>
        </table:table-row>
        <table:table-row table:style-name="ro2">
          <table:table-cell table:style-name="ce2" table:formula="of:=CONCATENATE(&quot;&lt;card id=~&quot;;[.B30];&quot;~ name=~&quot;;[.F30];&quot;~&gt;&lt;property name=~Difficulty~ value=~&quot;;[.H30];&quot;~ /&gt;&lt;property name=~Rarity~ value=~&quot;;[.G30];&quot;~ /&gt;&lt;property name=~Control~ value=~&quot;;[.I30];&quot;~ /&gt;&lt;property name=~Type~ value=~&quot;;[.J30];&quot;~ /&gt;&lt;property name=~CardText~ value=~&quot;;[.M30];&quot;~ /&gt;&lt;property name=~Resources~ value=~&quot;;[.K30];&quot;~ /&gt;&lt;property name=~Block Modifier~ value=~&quot;;[.N30];&quot;~ /&gt;&lt;property name=~Block Zone~ value=~&quot;;[.O30];&quot;~ /&gt;&lt;property name=~Speed~ value=~&quot;;[.P30];&quot;~ /&gt;&lt;property name=~Attack Zone~ value=~&quot;;[.Q30];&quot;~ /&gt;&lt;property name=~Damage~ value=~&quot;;[.R30];&quot;~ /&gt;&lt;property name=~Hand Size~ value=~&quot;;[.V30];&quot;~ /&gt;&lt;property name=~Vitality~ value=~&quot;;[.W30];&quot;~ /&gt;&lt;property name=~Keywords~ value=~&quot;;[.L30];&quot;~ /&gt;&lt;property name=~Split Difficulty~ value=~&quot;;[.S30];&quot;~ /&gt;&lt;property name=~Split Rules~ value=~&quot;;[.T30];&quot;~ /&gt;&lt;property name=~Split Keywords~ value=~&quot;;[.U30];&quot;~ /&gt;&lt;property name=~Format~ value=~&quot;;[.X30];&quot;~ /&gt;&lt;/card&gt;&quot;)" office:value-type="string" office:string-value="&lt;card id=~765a0147-64d8-4880-975a-2286ac6fc2a0~ name=~Feral~&gt;&lt;property name=~Difficulty~ value=~2~ /&gt;&lt;property name=~Rarity~ value=~P~ /&gt;&lt;property name=~Control~ value=~5~ /&gt;&lt;property name=~Type~ value=~Foundation~ /&gt;&lt;property name=~CardText~ value=~E: Your punch, kick or slam gets +1 speed.  R Commit: At the start of your End Phase, draw 1 card. Only playable if you have played an attack this turn.~ /&gt;&lt;property name=~Resources~ value=~Air All Fire Water~ /&gt;&lt;property name=~Block Modifier~ value=~3~ /&gt;&lt;property name=~Block Zone~ value=~High~ /&gt;&lt;property name=~Speed~ value=~~ /&gt;&lt;property name=~Attack Zone~ value=~~ /&gt;&lt;property name=~Damage~ value=~~ /&gt;&lt;property name=~Hand Size~ value=~~ /&gt;&lt;property name=~Vitality~ value=~~ /&gt;&lt;property name=~Keywords~ value=~Unique~ /&gt;&lt;property name=~Split Difficulty~ value=~~ /&gt;&lt;property name=~Split Rules~ value=~~ /&gt;&lt;property name=~Split Keywords~ value=~~ /&gt;&lt;property name=~Format~ value=~Legacy - Extended - Standard~ /&gt;&lt;/card&gt;">
            <text:p>&lt;card id=~765a0147-64d8-4880-975a-2286ac6fc2a0~ name=~Feral~&gt;&lt;property name=~Difficulty~ value=~2~ /&gt;&lt;property name=~Rarity~ value=~P~ /&gt;&lt;property name=~Control~ value=~5~ /&gt;&lt;property name=~Type~ value=~Foundation~ /&gt;&lt;property name=~CardText~ value=~E: Your punch, kick or slam gets +1 speed. <text:s/>R Commit: At the start of your End Phase, draw 1 card. Only playable if you have played an attack this turn.~ /&gt;&lt;property name=~Resources~ value=~Air All Fire Water~ /&gt;&lt;property name=~Block Modifier~ value=~3~ /&gt;&lt;property name=~Block Zone~ value=~High~ /&gt;&lt;property name=~Speed~ value=~~ /&gt;&lt;property name=~Attack Zone~ value=~~ /&gt;&lt;property name=~Damage~ value=~~ /&gt;&lt;property name=~Hand Size~ value=~~ /&gt;&lt;property name=~Vitality~ value=~~ /&gt;&lt;property name=~Keywords~ value=~Unique~ /&gt;&lt;property name=~Split Difficulty~ value=~~ /&gt;&lt;property name=~Split Rules~ value=~~ /&gt;&lt;property name=~Split Keywords~ value=~~ /&gt;&lt;property name=~Format~ value=~Legacy - Extended - Standard~ /&gt;&lt;/card&gt;</text:p>
          </table:table-cell>
          <table:table-cell table:style-name="ce4" office:value-type="string">
            <text:p>765a0147-64d8-4880-975a-2286ac6fc2a0</text:p>
          </table:table-cell>
          <table:table-cell table:style-name="ce6" table:formula="of:=[.B30]&amp;&quot;.jpg&quot;" office:value-type="string" office:string-value="765a0147-64d8-4880-975a-2286ac6fc2a0.jpg">
            <text:p>765a0147-64d8-4880-975a-2286ac6fc2a0.jpg</text:p>
          </table:table-cell>
          <table:table-cell table:style-name="ce8"/>
          <table:table-cell table:style-name="ce9" office:value-type="float" office:value="29">
            <text:p>029</text:p>
          </table:table-cell>
          <table:table-cell table:style-name="ce4" office:value-type="string">
            <text:p>Feral</text:p>
          </table:table-cell>
          <table:table-cell table:style-name="ce4" office:value-type="string">
            <text:p>P</text:p>
          </table:table-cell>
          <table:table-cell table:style-name="ce4" office:value-type="float" office:value="2">
            <text:p>2</text:p>
          </table:table-cell>
          <table:table-cell table:style-name="ce4" office:value-type="float" office:value="5">
            <text:p>5</text:p>
          </table:table-cell>
          <table:table-cell table:style-name="ce4" office:value-type="string">
            <text:p>Foundation</text:p>
          </table:table-cell>
          <table:table-cell table:style-name="ce4" office:value-type="string">
            <text:p>Air All Fire Water</text:p>
          </table:table-cell>
          <table:table-cell table:style-name="ce4" office:value-type="string">
            <text:p>Unique</text:p>
          </table:table-cell>
          <table:table-cell table:style-name="ce4" office:value-type="string">
            <text:p>E: Your punch, kick or slam gets +1 speed. <text:s/>R Commit: At the start of your End Phase, draw 1 card. Only playable if you have played an attack this turn.</text:p>
          </table:table-cell>
          <table:table-cell table:style-name="ce4" office:value-type="float" office:value="3">
            <text:p>3</text:p>
          </table:table-cell>
          <table:table-cell table:style-name="ce4" office:value-type="string">
            <text:p>High</text:p>
          </table:table-cell>
          <table:table-cell table:number-columns-repeated="8" table:style-name="ce4"/>
          <table:table-cell office:value-type="string">
            <text:p>Legacy - Extended - Standard</text:p>
          </table:table-cell>
          <table:table-cell table:formula="of:=[.E30]&amp;&quot;.jpg|&quot;&amp;[.C30]" office:value-type="string" office:string-value="29.jpg|765a0147-64d8-4880-975a-2286ac6fc2a0.jpg">
            <text:p>29.jpg|765a0147-64d8-4880-975a-2286ac6fc2a0.jpg</text:p>
          </table:table-cell>
          <table:table-cell table:number-columns-repeated="999"/>
        </table:table-row>
        <table:table-row table:style-name="ro3">
          <table:table-cell table:style-name="ce2" table:formula="of:=CONCATENATE(&quot;&lt;card id=~&quot;;[.B31];&quot;~ name=~&quot;;[.F31];&quot;~&gt;&lt;property name=~Difficulty~ value=~&quot;;[.H31];&quot;~ /&gt;&lt;property name=~Rarity~ value=~&quot;;[.G31];&quot;~ /&gt;&lt;property name=~Control~ value=~&quot;;[.I31];&quot;~ /&gt;&lt;property name=~Type~ value=~&quot;;[.J31];&quot;~ /&gt;&lt;property name=~CardText~ value=~&quot;;[.M31];&quot;~ /&gt;&lt;property name=~Resources~ value=~&quot;;[.K31];&quot;~ /&gt;&lt;property name=~Block Modifier~ value=~&quot;;[.N31];&quot;~ /&gt;&lt;property name=~Block Zone~ value=~&quot;;[.O31];&quot;~ /&gt;&lt;property name=~Speed~ value=~&quot;;[.P31];&quot;~ /&gt;&lt;property name=~Attack Zone~ value=~&quot;;[.Q31];&quot;~ /&gt;&lt;property name=~Damage~ value=~&quot;;[.R31];&quot;~ /&gt;&lt;property name=~Hand Size~ value=~&quot;;[.V31];&quot;~ /&gt;&lt;property name=~Vitality~ value=~&quot;;[.W31];&quot;~ /&gt;&lt;property name=~Keywords~ value=~&quot;;[.L31];&quot;~ /&gt;&lt;property name=~Split Difficulty~ value=~&quot;;[.S31];&quot;~ /&gt;&lt;property name=~Split Rules~ value=~&quot;;[.T31];&quot;~ /&gt;&lt;property name=~Split Keywords~ value=~&quot;;[.U31];&quot;~ /&gt;&lt;property name=~Format~ value=~&quot;;[.X31];&quot;~ /&gt;&lt;/card&gt;&quot;)" office:value-type="string" office:string-value="&lt;card id=~b612fb9b-598e-42d8-bcdc-ae35e366bbe0~ name=~Rikuo~&gt;&lt;property name=~Difficulty~ value=~6~ /&gt;&lt;property name=~Rarity~ value=~P~ /&gt;&lt;property name=~Control~ value=~6~ /&gt;&lt;property name=~Type~ value=~Character~ /&gt;&lt;property name=~CardText~ value=~E: Your slam attack gets +3 speed if there is a ranged attack preceding it in your card pool.  R Discard 1 momentum: After you play a ranged attack, it gets +4 damage. If the discarded momentum was a slam attack, add it to your hand.~ /&gt;&lt;property name=~Resources~ value=~Air Death Water~ /&gt;&lt;property name=~Block Modifier~ value=~0~ /&gt;&lt;property name=~Block Zone~ value=~Mid~ /&gt;&lt;property name=~Speed~ value=~~ /&gt;&lt;property name=~Attack Zone~ value=~~ /&gt;&lt;property name=~Damage~ value=~~ /&gt;&lt;property name=~Hand Size~ value=~6~ /&gt;&lt;property name=~Vitality~ value=~29~ /&gt;&lt;property name=~Keywords~ value=~~ /&gt;&lt;property name=~Split Difficulty~ value=~~ /&gt;&lt;property name=~Split Rules~ value=~~ /&gt;&lt;property name=~Split Keywords~ value=~~ /&gt;&lt;property name=~Format~ value=~Legacy - Extended - Standard~ /&gt;&lt;/card&gt;">
            <text:p>&lt;card id=~b612fb9b-598e-42d8-bcdc-ae35e366bbe0~ name=~Rikuo~&gt;&lt;property name=~Difficulty~ value=~6~ /&gt;&lt;property name=~Rarity~ value=~P~ /&gt;&lt;property name=~Control~ value=~6~ /&gt;&lt;property name=~Type~ value=~Character~ /&gt;&lt;property name=~CardText~ value=~E: Your slam attack gets +3 speed if there is a ranged attack preceding it in your card pool. <text:s/>R Discard 1 momentum: After you play a ranged attack, it gets +4 damage. If the discarded momentum was a slam attack, add it to your hand.~ /&gt;&lt;property name=~Resources~ value=~Air Death Water~ /&gt;&lt;property name=~Block Modifier~ value=~0~ /&gt;&lt;property name=~Block Zone~ value=~Mid~ /&gt;&lt;property name=~Speed~ value=~~ /&gt;&lt;property name=~Attack Zone~ value=~~ /&gt;&lt;property name=~Damage~ value=~~ /&gt;&lt;property name=~Hand Size~ value=~6~ /&gt;&lt;property name=~Vitality~ value=~29~ /&gt;&lt;property name=~Keywords~ value=~~ /&gt;&lt;property name=~Split Difficulty~ value=~~ /&gt;&lt;property name=~Split Rules~ value=~~ /&gt;&lt;property name=~Split Keywords~ value=~~ /&gt;&lt;property name=~Format~ value=~Legacy - Extended - Standard~ /&gt;&lt;/card&gt;</text:p>
          </table:table-cell>
          <table:table-cell table:style-name="ce4" office:value-type="string">
            <text:p>b612fb9b-598e-42d8-bcdc-ae35e366bbe0</text:p>
          </table:table-cell>
          <table:table-cell table:style-name="ce6" table:formula="of:=[.B31]&amp;&quot;.jpg&quot;" office:value-type="string" office:string-value="b612fb9b-598e-42d8-bcdc-ae35e366bbe0.jpg">
            <text:p>b612fb9b-598e-42d8-bcdc-ae35e366bbe0.jpg</text:p>
          </table:table-cell>
          <table:table-cell table:style-name="ce8"/>
          <table:table-cell table:style-name="ce9" office:value-type="float" office:value="30">
            <text:p>030</text:p>
          </table:table-cell>
          <table:table-cell table:style-name="ce13" office:value-type="string">
            <text:p>Rikuo</text:p>
          </table:table-cell>
          <table:table-cell table:style-name="ce14" office:value-type="string">
            <text:p>P</text:p>
          </table:table-cell>
          <table:table-cell table:number-columns-repeated="2" table:style-name="ce16" office:value-type="float" office:value="6">
            <text:p>6</text:p>
          </table:table-cell>
          <table:table-cell table:style-name="ce13" office:value-type="string">
            <text:p>Character</text:p>
          </table:table-cell>
          <table:table-cell table:style-name="ce13" office:value-type="string">
            <text:p>Air Death Water</text:p>
          </table:table-cell>
          <table:table-cell/>
          <table:table-cell table:style-name="ce14" office:value-type="string">
            <text:p>E: Your slam attack gets +3 speed if there is a ranged attack preceding it in your card pool. <text:s/>R Discard 1 momentum: After you play a ranged attack, it gets +4 damage. If the discarded momentum was a slam attack, add it to your hand.</text:p>
          </table:table-cell>
          <table:table-cell table:style-name="ce16" office:value-type="float" office:value="0">
            <text:p>0</text:p>
          </table:table-cell>
          <table:table-cell table:style-name="ce13" office:value-type="string">
            <text:p>Mid</text:p>
          </table:table-cell>
          <table:table-cell table:number-columns-repeated="6"/>
          <table:table-cell office:value-type="float" office:value="6">
            <text:p>6</text:p>
          </table:table-cell>
          <table:table-cell office:value-type="float" office:value="29">
            <text:p>29</text:p>
          </table:table-cell>
          <table:table-cell office:value-type="string">
            <text:p>Legacy - Extended - Standard</text:p>
          </table:table-cell>
          <table:table-cell table:formula="of:=[.E31]&amp;&quot;.jpg|&quot;&amp;[.C31]" office:value-type="string" office:string-value="30.jpg|b612fb9b-598e-42d8-bcdc-ae35e366bbe0.jpg">
            <text:p>30.jpg|b612fb9b-598e-42d8-bcdc-ae35e366bbe0.jpg</text:p>
          </table:table-cell>
          <table:table-cell table:number-columns-repeated="999"/>
        </table:table-row>
        <table:table-row table:style-name="ro2">
          <table:table-cell table:style-name="ce2" table:formula="of:=CONCATENATE(&quot;&lt;card id=~&quot;;[.B32];&quot;~ name=~&quot;;[.F32];&quot;~&gt;&lt;property name=~Difficulty~ value=~&quot;;[.H32];&quot;~ /&gt;&lt;property name=~Rarity~ value=~&quot;;[.G32];&quot;~ /&gt;&lt;property name=~Control~ value=~&quot;;[.I32];&quot;~ /&gt;&lt;property name=~Type~ value=~&quot;;[.J32];&quot;~ /&gt;&lt;property name=~CardText~ value=~&quot;;[.M32];&quot;~ /&gt;&lt;property name=~Resources~ value=~&quot;;[.M32];&quot;~ /&gt;&lt;property name=~Block Modifier~ value=~&quot;;[.N32];&quot;~ /&gt;&lt;property name=~Block Zone~ value=~&quot;;[.O32];&quot;~ /&gt;&lt;property name=~Speed~ value=~&quot;;[.P32];&quot;~ /&gt;&lt;property name=~Attack Zone~ value=~&quot;;[.Q32];&quot;~ /&gt;&lt;property name=~Damage~ value=~&quot;;[.R32];&quot;~ /&gt;&lt;property name=~Hand Size~ value=~&quot;;[.V32];&quot;~ /&gt;&lt;property name=~Vitality~ value=~&quot;;[.W32];&quot;~ /&gt;&lt;property name=~Keywords~ value=~&quot;;[.L32];&quot;~ /&gt;&lt;property name=~Split Difficulty~ value=~&quot;;[.S32];&quot;~ /&gt;&lt;property name=~Split Rules~ value=~&quot;;[.T32];&quot;~ /&gt;&lt;property name=~Split Keywords~ value=~&quot;;[.U32];&quot;~ /&gt;&lt;property name=~Format~ value=~&quot;;[.X32];&quot;~ /&gt;&lt;/card&gt;&quot;)" office:value-type="string" office:string-value="&lt;card id=~7c5437a8-df70-4d5c-aa94-7226cce10c8a~ name=~Adopted Guardian~&gt;&lt;property name=~Difficulty~ value=~2~ /&gt;&lt;property name=~Rarity~ value=~P~ /&gt;&lt;property name=~Control~ value=~4~ /&gt;&lt;property name=~Type~ value=~Foundation~ /&gt;&lt;property name=~CardText~ value=~E Commit, discard 1 card played as a block from your card pool: This attack gets -2 speed.  R Destroy, lose 2 vitality: After your opponent plays an ability on their character for the second time or greater this turn add the top card of their deck to their card pool face down.~ /&gt;&lt;property name=~Resources~ value=~E Commit, discard 1 card played as a block from your card pool: This attack gets -2 speed.  R Destroy, lose 2 vitality: After your opponent plays an ability on their character for the second time or greater this turn add the top card of their deck to their card pool face down.~ /&gt;&lt;property name=~Block Modifier~ value=~~ /&gt;&lt;property name=~Block Zone~ value=~~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
            <text:p>&lt;card id=~7c5437a8-df70-4d5c-aa94-7226cce10c8a~ name=~Adopted Guardian~&gt;&lt;property name=~Difficulty~ value=~2~ /&gt;&lt;property name=~Rarity~ value=~P~ /&gt;&lt;property name=~Control~ value=~4~ /&gt;&lt;property name=~Type~ value=~Foundation~ /&gt;&lt;property name=~CardText~ value=~E Commit, discard 1 card played as a block from your card pool: This attack gets -2 speed. <text:s/>R Destroy, lose 2 vitality: After your opponent plays an ability on their character for the second time or greater this turn add the top card of their deck to their card pool face down.~ /&gt;&lt;property name=~Resources~ value=~E Commit, discard 1 card played as a block from your card pool: This attack gets -2 speed. <text:s/>R Destroy, lose 2 vitality: After your opponent plays an ability on their character for the second time or greater this turn add the top card of their deck to their card pool face down.~ /&gt;&lt;property name=~Block Modifier~ value=~~ /&gt;&lt;property name=~Block Zone~ value=~~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Legacy - Extended - Standard~ /&gt;&lt;/card&gt;</text:p>
          </table:table-cell>
          <table:table-cell office:value-type="string">
            <text:p>7c5437a8-df70-4d5c-aa94-7226cce10c8a</text:p>
          </table:table-cell>
          <table:table-cell table:style-name="ce6" table:formula="of:=[.B32]&amp;&quot;.jpg&quot;" office:value-type="string" office:string-value="7c5437a8-df70-4d5c-aa94-7226cce10c8a.jpg">
            <text:p>7c5437a8-df70-4d5c-aa94-7226cce10c8a.jpg</text:p>
          </table:table-cell>
          <table:table-cell table:style-name="ce8"/>
          <table:table-cell table:style-name="ce9" office:value-type="float" office:value="31">
            <text:p>031</text:p>
          </table:table-cell>
          <table:table-cell table:style-name="ce13" office:value-type="string">
            <text:p>Adopted Guardian</text:p>
          </table:table-cell>
          <table:table-cell table:style-name="ce14" office:value-type="string">
            <text:p>P</text:p>
          </table:table-cell>
          <table:table-cell table:style-name="ce16" office:value-type="float" office:value="2">
            <text:p>2</text:p>
          </table:table-cell>
          <table:table-cell table:style-name="ce16" office:value-type="float" office:value="4">
            <text:p>4</text:p>
          </table:table-cell>
          <table:table-cell table:style-name="ce13" office:value-type="string">
            <text:p>Foundation</text:p>
          </table:table-cell>
          <table:table-cell table:style-name="ce13" office:value-type="string">
            <text:p>Air Earth Good</text:p>
          </table:table-cell>
          <table:table-cell/>
          <table:table-cell table:style-name="ce14" office:value-type="string">
            <text:p>E Commit, discard 1 card played as a block from your card pool: This attack gets -2 speed. <text:s/>R Destroy, lose 2 vitality: After your opponent plays an ability on their character for the second time or greater this turn add the top card of their deck to their card pool face down.</text:p>
          </table:table-cell>
          <table:table-cell table:style-name="ce16"/>
          <table:table-cell table:style-name="ce13"/>
          <table:table-cell table:number-columns-repeated="8"/>
          <table:table-cell office:value-type="string">
            <text:p>Legacy - Extended - Standard</text:p>
          </table:table-cell>
          <table:table-cell table:formula="of:=[.E32]&amp;&quot;.jpg|&quot;&amp;[.C32]" office:value-type="string" office:string-value="31.jpg|7c5437a8-df70-4d5c-aa94-7226cce10c8a.jpg">
            <text:p>31.jpg|7c5437a8-df70-4d5c-aa94-7226cce10c8a.jpg</text:p>
          </table:table-cell>
          <table:table-cell table:number-columns-repeated="999"/>
        </table:table-row>
        <table:table-row table:style-name="ro2">
          <table:table-cell table:style-name="ce2" table:formula="of:=CONCATENATE(&quot;&lt;card id=~&quot;;[.B33];&quot;~ name=~&quot;;[.F33];&quot;~&gt;&lt;property name=~Difficulty~ value=~&quot;;[.H33];&quot;~ /&gt;&lt;property name=~Rarity~ value=~&quot;;[.G33];&quot;~ /&gt;&lt;property name=~Control~ value=~&quot;;[.I33];&quot;~ /&gt;&lt;property name=~Type~ value=~&quot;;[.J33];&quot;~ /&gt;&lt;property name=~CardText~ value=~&quot;;[.M33];&quot;~ /&gt;&lt;property name=~Resources~ value=~&quot;;[.K33];&quot;~ /&gt;&lt;property name=~Block Modifier~ value=~&quot;;[.N33];&quot;~ /&gt;&lt;property name=~Block Zone~ value=~&quot;;[.O33];&quot;~ /&gt;&lt;property name=~Speed~ value=~&quot;;[.P33];&quot;~ /&gt;&lt;property name=~Attack Zone~ value=~&quot;;[.Q33];&quot;~ /&gt;&lt;property name=~Damage~ value=~&quot;;[.R33];&quot;~ /&gt;&lt;property name=~Hand Size~ value=~&quot;;[.V33];&quot;~ /&gt;&lt;property name=~Vitality~ value=~&quot;;[.W33];&quot;~ /&gt;&lt;property name=~Keywords~ value=~&quot;;[.L33];&quot;~ /&gt;&lt;property name=~Split Difficulty~ value=~&quot;;[.S33];&quot;~ /&gt;&lt;property name=~Split Rules~ value=~&quot;;[.T33];&quot;~ /&gt;&lt;property name=~Split Keywords~ value=~&quot;;[.U33];&quot;~ /&gt;&lt;property name=~Format~ value=~&quot;;[.X33];&quot;~ /&gt;&lt;/card&gt;&quot;)" office:value-type="string" office:string-value="&lt;card id=~c3c158e6-6c8d-44f0-a761-ee5dabdabd4d~ name=~Reese**~&gt;&lt;property name=~Difficulty~ value=~6~ /&gt;&lt;property name=~Rarity~ value=~P~ /&gt;&lt;property name=~Control~ value=~6~ /&gt;&lt;property name=~Type~ value=~Character~ /&gt;&lt;property name=~CardText~ value=~R [Once per turn] Commit: After you play a weapon attack, draw 1 card. If it deals damage, draw 1 card.  E Commit 1 foundation: Your punch attack gets +1 damage and +1 speed for each face up attack in your card pool. Playable while committed.~ /&gt;&lt;property name=~Resources~ value=~Air Good Order~ /&gt;&lt;property name=~Block Modifier~ value=~0~ /&gt;&lt;property name=~Block Zone~ value=~Mid~ /&gt;&lt;property name=~Speed~ value=~~ /&gt;&lt;property name=~Attack Zone~ value=~~ /&gt;&lt;property name=~Damage~ value=~~ /&gt;&lt;property name=~Hand Size~ value=~6~ /&gt;&lt;property name=~Vitality~ value=~27~ /&gt;&lt;property name=~Keywords~ value=~~ /&gt;&lt;property name=~Split Difficulty~ value=~~ /&gt;&lt;property name=~Split Rules~ value=~~ /&gt;&lt;property name=~Split Keywords~ value=~~ /&gt;&lt;property name=~Format~ value=~~ /&gt;&lt;/card&gt;">
            <text:p>&lt;card id=~c3c158e6-6c8d-44f0-a761-ee5dabdabd4d~ name=~Reese**~&gt;&lt;property name=~Difficulty~ value=~6~ /&gt;&lt;property name=~Rarity~ value=~P~ /&gt;&lt;property name=~Control~ value=~6~ /&gt;&lt;property name=~Type~ value=~Character~ /&gt;&lt;property name=~CardText~ value=~R [Once per turn] Commit: After you play a weapon attack, draw 1 card. If it deals damage, draw 1 card. <text:s/>E Commit 1 foundation: Your punch attack gets +1 damage and +1 speed for each face up attack in your card pool. Playable while committed.~ /&gt;&lt;property name=~Resources~ value=~Air Good Order~ /&gt;&lt;property name=~Block Modifier~ value=~0~ /&gt;&lt;property name=~Block Zone~ value=~Mid~ /&gt;&lt;property name=~Speed~ value=~~ /&gt;&lt;property name=~Attack Zone~ value=~~ /&gt;&lt;property name=~Damage~ value=~~ /&gt;&lt;property name=~Hand Size~ value=~6~ /&gt;&lt;property name=~Vitality~ value=~27~ /&gt;&lt;property name=~Keywords~ value=~~ /&gt;&lt;property name=~Split Difficulty~ value=~~ /&gt;&lt;property name=~Split Rules~ value=~~ /&gt;&lt;property name=~Split Keywords~ value=~~ /&gt;&lt;property name=~Format~ value=~~ /&gt;&lt;/card&gt;</text:p>
          </table:table-cell>
          <table:table-cell office:value-type="string">
            <text:p>c3c158e6-6c8d-44f0-a761-ee5dabdabd4d</text:p>
          </table:table-cell>
          <table:table-cell table:style-name="ce6" table:formula="of:=[.B33]&amp;&quot;.jpg&quot;" office:value-type="string" office:string-value="c3c158e6-6c8d-44f0-a761-ee5dabdabd4d.jpg">
            <text:p>c3c158e6-6c8d-44f0-a761-ee5dabdabd4d.jpg</text:p>
          </table:table-cell>
          <table:table-cell/>
          <table:table-cell table:style-name="ce9" office:value-type="float" office:value="32">
            <text:p>032</text:p>
          </table:table-cell>
          <table:table-cell office:value-type="string">
            <text:p>Reese**</text:p>
          </table:table-cell>
          <table:table-cell office:value-type="string">
            <text:p>P</text:p>
          </table:table-cell>
          <table:table-cell table:number-columns-repeated="2" office:value-type="float" office:value="6">
            <text:p>6</text:p>
          </table:table-cell>
          <table:table-cell office:value-type="string">
            <text:p>Character</text:p>
          </table:table-cell>
          <table:table-cell office:value-type="string">
            <text:p>Air Good Order</text:p>
          </table:table-cell>
          <table:table-cell/>
          <table:table-cell office:value-type="string">
            <text:p>R [Once per turn] Commit: After you play a weapon attack, draw 1 card. If it deals damage, draw 1 card. <text:s/>E Commit 1 foundation: Your punch attack gets +1 damage and +1 speed for each face up attack in your card pool. Playable while committed.</text:p>
          </table:table-cell>
          <table:table-cell office:value-type="float" office:value="0">
            <text:p>0</text:p>
          </table:table-cell>
          <table:table-cell office:value-type="string">
            <text:p>Mid</text:p>
          </table:table-cell>
          <table:table-cell table:number-columns-repeated="6"/>
          <table:table-cell office:value-type="float" office:value="6">
            <text:p>6</text:p>
          </table:table-cell>
          <table:table-cell office:value-type="float" office:value="27">
            <text:p>27</text:p>
          </table:table-cell>
          <table:table-cell/>
          <table:table-cell table:number-columns-repeated="1000"/>
        </table:table-row>
        <table:table-row table:style-name="ro2">
          <table:table-cell table:style-name="ce2" table:formula="of:=CONCATENATE(&quot;&lt;card id=~&quot;;[.B34];&quot;~ name=~&quot;;[.F34];&quot;~&gt;&lt;property name=~Difficulty~ value=~&quot;;[.H34];&quot;~ /&gt;&lt;property name=~Rarity~ value=~&quot;;[.G34];&quot;~ /&gt;&lt;property name=~Control~ value=~&quot;;[.I34];&quot;~ /&gt;&lt;property name=~Type~ value=~&quot;;[.J34];&quot;~ /&gt;&lt;property name=~CardText~ value=~&quot;;[.M34];&quot;~ /&gt;&lt;property name=~Resources~ value=~&quot;;[.K34];&quot;~ /&gt;&lt;property name=~Block Modifier~ value=~&quot;;[.N34];&quot;~ /&gt;&lt;property name=~Block Zone~ value=~&quot;;[.O34];&quot;~ /&gt;&lt;property name=~Speed~ value=~&quot;;[.P34];&quot;~ /&gt;&lt;property name=~Attack Zone~ value=~&quot;;[.Q34];&quot;~ /&gt;&lt;property name=~Damage~ value=~&quot;;[.R34];&quot;~ /&gt;&lt;property name=~Hand Size~ value=~&quot;;[.V34];&quot;~ /&gt;&lt;property name=~Vitality~ value=~&quot;;[.W34];&quot;~ /&gt;&lt;property name=~Keywords~ value=~&quot;;[.L34];&quot;~ /&gt;&lt;property name=~Split Difficulty~ value=~&quot;;[.S34];&quot;~ /&gt;&lt;property name=~Split Rules~ value=~&quot;;[.T34];&quot;~ /&gt;&lt;property name=~Split Keywords~ value=~&quot;;[.U34];&quot;~ /&gt;&lt;property name=~Format~ value=~&quot;;[.X34];&quot;~ /&gt;&lt;/card&gt;&quot;)" office:value-type="string" office:string-value="&lt;card id=~88a40136-e475-437f-a2cf-7a8785d7d72f~ name=~Seeking Allies~&gt;&lt;property name=~Difficulty~ value=~2~ /&gt;&lt;property name=~Rarity~ value=~P ~ /&gt;&lt;property name=~Control~ value=~5~ /&gt;&lt;property name=~Type~ value=~Foundation~ /&gt;&lt;property name=~CardText~ value=~E Commit: If your attack deals damage, both players lose 2 vitality.  E Commit, discard 1 card: Discard the top 4 cards of your deck. Add 1 foundation discarded this way to your hand.~ /&gt;&lt;property name=~Resources~ value=~Death Fire Void~ /&gt;&lt;property name=~Block Modifier~ value=~3~ /&gt;&lt;property name=~Block Zone~ value=~Mid~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 /&gt;&lt;/card&gt;">
            <text:p>&lt;card id=~88a40136-e475-437f-a2cf-7a8785d7d72f~ name=~Seeking Allies~&gt;&lt;property name=~Difficulty~ value=~2~ /&gt;&lt;property name=~Rarity~ value=~P ~ /&gt;&lt;property name=~Control~ value=~5~ /&gt;&lt;property name=~Type~ value=~Foundation~ /&gt;&lt;property name=~CardText~ value=~E Commit: If your attack deals damage, both players lose 2 vitality. <text:s/>E Commit, discard 1 card: Discard the top 4 cards of your deck. Add 1 foundation discarded this way to your hand.~ /&gt;&lt;property name=~Resources~ value=~Death Fire Void~ /&gt;&lt;property name=~Block Modifier~ value=~3~ /&gt;&lt;property name=~Block Zone~ value=~Mid~ /&gt;&lt;property name=~Speed~ value=~~ /&gt;&lt;property name=~Attack Zone~ value=~~ /&gt;&lt;property name=~Damage~ value=~~ /&gt;&lt;property name=~Hand Size~ value=~~ /&gt;&lt;property name=~Vitality~ value=~~ /&gt;&lt;property name=~Keywords~ value=~~ /&gt;&lt;property name=~Split Difficulty~ value=~~ /&gt;&lt;property name=~Split Rules~ value=~~ /&gt;&lt;property name=~Split Keywords~ value=~~ /&gt;&lt;property name=~Format~ value=~~ /&gt;&lt;/card&gt;</text:p>
          </table:table-cell>
          <table:table-cell office:value-type="string">
            <text:p>88a40136-e475-437f-a2cf-7a8785d7d72f</text:p>
          </table:table-cell>
          <table:table-cell table:style-name="ce6" table:formula="of:=[.B34]&amp;&quot;.jpg&quot;" office:value-type="string" office:string-value="88a40136-e475-437f-a2cf-7a8785d7d72f.jpg">
            <text:p>88a40136-e475-437f-a2cf-7a8785d7d72f.jpg</text:p>
          </table:table-cell>
          <table:table-cell/>
          <table:table-cell table:style-name="ce9" office:value-type="float" office:value="33">
            <text:p>033</text:p>
          </table:table-cell>
          <table:table-cell office:value-type="string">
            <text:p>Seeking Allies</text:p>
          </table:table-cell>
          <table:table-cell office:value-type="string">
            <text:p>P </text:p>
          </table:table-cell>
          <table:table-cell office:value-type="float" office:value="2">
            <text:p>2</text:p>
          </table:table-cell>
          <table:table-cell office:value-type="float" office:value="5">
            <text:p>5</text:p>
          </table:table-cell>
          <table:table-cell office:value-type="string">
            <text:p>Foundation</text:p>
          </table:table-cell>
          <table:table-cell office:value-type="string">
            <text:p>Death Fire Void</text:p>
          </table:table-cell>
          <table:table-cell/>
          <table:table-cell office:value-type="string">
            <text:p>E Commit: If your attack deals damage, both players lose 2 vitality. <text:s/>E Commit, discard 1 card: Discard the top 4 cards of your deck. Add 1 foundation discarded this way to your hand.</text:p>
          </table:table-cell>
          <table:table-cell office:value-type="float" office:value="3">
            <text:p>3</text:p>
          </table:table-cell>
          <table:table-cell office:value-type="string">
            <text:p>Mid</text:p>
          </table:table-cell>
          <table:table-cell table:number-columns-repeated="9"/>
          <table:table-cell table:number-columns-repeated="1000"/>
        </table:table-row>
        <table:table-row table:style-name="ro2">
          <table:table-cell table:style-name="ce2" table:formula="of:=CONCATENATE(&quot;&lt;card id=~&quot;;[.B35];&quot;~ name=~&quot;;[.F35];&quot;~&gt;&lt;property name=~Difficulty~ value=~&quot;;[.H35];&quot;~ /&gt;&lt;property name=~Rarity~ value=~&quot;;[.G35];&quot;~ /&gt;&lt;property name=~Control~ value=~&quot;;[.I35];&quot;~ /&gt;&lt;property name=~Type~ value=~&quot;;[.J35];&quot;~ /&gt;&lt;property name=~CardText~ value=~&quot;;[.M35];&quot;~ /&gt;&lt;property name=~Resources~ value=~&quot;;[.K35];&quot;~ /&gt;&lt;property name=~Block Modifier~ value=~&quot;;[.N35];&quot;~ /&gt;&lt;property name=~Block Zone~ value=~&quot;;[.O35];&quot;~ /&gt;&lt;property name=~Speed~ value=~&quot;;[.P35];&quot;~ /&gt;&lt;property name=~Attack Zone~ value=~&quot;;[.Q35];&quot;~ /&gt;&lt;property name=~Damage~ value=~&quot;;[.R35];&quot;~ /&gt;&lt;property name=~Hand Size~ value=~&quot;;[.V35];&quot;~ /&gt;&lt;property name=~Vitality~ value=~&quot;;[.W35];&quot;~ /&gt;&lt;property name=~Keywords~ value=~&quot;;[.L35];&quot;~ /&gt;&lt;property name=~Split Difficulty~ value=~&quot;;[.S35];&quot;~ /&gt;&lt;property name=~Split Rules~ value=~&quot;;[.T35];&quot;~ /&gt;&lt;property name=~Split Keywords~ value=~&quot;;[.U35];&quot;~ /&gt;&lt;property name=~Format~ value=~&quot;;[.X35];&quot;~ /&gt;&lt;/card&gt;&quot;)" office:value-type="string" office:string-value="&lt;card id=~ee347bd8-2467-4588-b3b2-6eb531362949~ name=~Satoshi**~&gt;&lt;property name=~Difficulty~ value=~6~ /&gt;&lt;property name=~Rarity~ value=~P~ /&gt;&lt;property name=~Control~ value=~6~ /&gt;&lt;property name=~Type~ value=~Character~ /&gt;&lt;property name=~CardText~ value=~F [Once per turn]: Your next weapon attack this turn gets +3 speed. After it resolves, discard it from your card pool and draw 1 card.  E [Your turn] Discard 1 momentum: Your opponent discards X cards. X equals the number of cards in their hand minus 2.~ /&gt;&lt;property name=~Resources~ value=~Air Fire Void~ /&gt;&lt;property name=~Block Modifier~ value=~0~ /&gt;&lt;property name=~Block Zone~ value=~Mid~ /&gt;&lt;property name=~Speed~ value=~~ /&gt;&lt;property name=~Attack Zone~ value=~~ /&gt;&lt;property name=~Damage~ value=~~ /&gt;&lt;property name=~Hand Size~ value=~7~ /&gt;&lt;property name=~Vitality~ value=~19~ /&gt;&lt;property name=~Keywords~ value=~~ /&gt;&lt;property name=~Split Difficulty~ value=~~ /&gt;&lt;property name=~Split Rules~ value=~~ /&gt;&lt;property name=~Split Keywords~ value=~~ /&gt;&lt;property name=~Format~ value=~~ /&gt;&lt;/card&gt;">
            <text:p>&lt;card id=~ee347bd8-2467-4588-b3b2-6eb531362949~ name=~Satoshi**~&gt;&lt;property name=~Difficulty~ value=~6~ /&gt;&lt;property name=~Rarity~ value=~P~ /&gt;&lt;property name=~Control~ value=~6~ /&gt;&lt;property name=~Type~ value=~Character~ /&gt;&lt;property name=~CardText~ value=~F [Once per turn]: Your next weapon attack this turn gets +3 speed. After it resolves, discard it from your card pool and draw 1 card. <text:s/>E [Your turn] Discard 1 momentum: Your opponent discards X cards. X equals the number of cards in their hand minus 2.~ /&gt;&lt;property name=~Resources~ value=~Air Fire Void~ /&gt;&lt;property name=~Block Modifier~ value=~0~ /&gt;&lt;property name=~Block Zone~ value=~Mid~ /&gt;&lt;property name=~Speed~ value=~~ /&gt;&lt;property name=~Attack Zone~ value=~~ /&gt;&lt;property name=~Damage~ value=~~ /&gt;&lt;property name=~Hand Size~ value=~7~ /&gt;&lt;property name=~Vitality~ value=~19~ /&gt;&lt;property name=~Keywords~ value=~~ /&gt;&lt;property name=~Split Difficulty~ value=~~ /&gt;&lt;property name=~Split Rules~ value=~~ /&gt;&lt;property name=~Split Keywords~ value=~~ /&gt;&lt;property name=~Format~ value=~~ /&gt;&lt;/card&gt;</text:p>
          </table:table-cell>
          <table:table-cell office:value-type="string">
            <text:p>ee347bd8-2467-4588-b3b2-6eb531362949</text:p>
          </table:table-cell>
          <table:table-cell table:style-name="ce6" table:formula="of:=[.B35]&amp;&quot;.jpg&quot;" office:value-type="string" office:string-value="ee347bd8-2467-4588-b3b2-6eb531362949.jpg">
            <text:p>ee347bd8-2467-4588-b3b2-6eb531362949.jpg</text:p>
          </table:table-cell>
          <table:table-cell/>
          <table:table-cell table:style-name="ce9" office:value-type="float" office:value="34">
            <text:p>034</text:p>
          </table:table-cell>
          <table:table-cell office:value-type="string">
            <text:p>Satoshi**</text:p>
          </table:table-cell>
          <table:table-cell office:value-type="string">
            <text:p>P</text:p>
          </table:table-cell>
          <table:table-cell table:number-columns-repeated="2" office:value-type="float" office:value="6">
            <text:p>6</text:p>
          </table:table-cell>
          <table:table-cell office:value-type="string">
            <text:p>Character</text:p>
          </table:table-cell>
          <table:table-cell office:value-type="string">
            <text:p>Air Fire Void</text:p>
          </table:table-cell>
          <table:table-cell/>
          <table:table-cell office:value-type="string">
            <text:p>F [Once per turn]: Your next weapon attack this turn gets +3 speed. After it resolves, discard it from your card pool and draw 1 card. <text:s/>E [Your turn] Discard 1 momentum: Your opponent discards X cards. X equals the number of cards in their hand minus 2.</text:p>
          </table:table-cell>
          <table:table-cell office:value-type="float" office:value="0">
            <text:p>0</text:p>
          </table:table-cell>
          <table:table-cell office:value-type="string">
            <text:p>Mid</text:p>
          </table:table-cell>
          <table:table-cell table:number-columns-repeated="6"/>
          <table:table-cell office:value-type="float" office:value="7">
            <text:p>7</text:p>
          </table:table-cell>
          <table:table-cell office:value-type="float" office:value="19">
            <text:p>19</text:p>
          </table:table-cell>
          <table:table-cell/>
          <table:table-cell table:number-columns-repeated="1000"/>
        </table:table-row>
        <table:table-row table:style-name="ro4" table:number-rows-repeated="1048540">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number-style style:name="N117">
      <number:number number:decimal-places="0" number:min-integer-digits="3"/>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1">10/01/2015</text:date>, <text:time>15:14:48</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01T15:14:48.90</dc:date>
    <dc:creator>Ryan C</dc:creator>
    <meta:generator>OpenOffice/4.1.1$Win32 OpenOffice.org_project/411m6$Build-9775</meta:generator>
    <meta:editing-duration>PT1H15M51S</meta:editing-duration>
    <meta:editing-cycles>4</meta:editing-cycles>
    <meta:document-statistic meta:table-count="1" meta:cell-count="846" meta:object-count="0"/>
  </office:meta>
</office:document-meta>
</file>